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434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5.639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73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08-05-202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5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Продукт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Акция</text:p>
          </table:table-cell>
          <table:table-cell table:style-name="ce3" office:value-type="string" calcext:value-type="string">
            <text:p>Цена по акции</text:p>
          </table:table-cell>
          <table:table-cell table:style-name="ce3" office:value-type="string" calcext:value-type="string">
            <text:p>Старая цена</text:p>
          </table:table-cell>
          <table:table-cell table:style-name="ce1" office:value-type="string" calcext:value-type="string">
            <text:p>Изображение</text:p>
          </table:table-cell>
          <table:table-cell table:style-name="ce3" office:value-type="string" calcext:value-type="string">
            <text:p>Дата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Австрийский штрудель, вишня-ваниль, Сдобная Особа, 400 г</text:p>
          </table:table-cell>
          <table:table-cell office:value-type="string" calcext:value-type="string">
            <text:p>400 г / 49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64.99" calcext:value-type="currency">
            <text:p>264,99 ₽</text:p>
          </table:table-cell>
          <table:table-cell office:value-type="string" calcext:value-type="string">
            <text:p>https://leonardo.edadeal.io/dyn/cr/catalyst/offers/5zu7vxi2j42ghwgkxri6mp4rb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Антиперсперант AXE, карандаш, Africa, 50 мл</text:p>
          </table:table-cell>
          <table:table-cell office:value-type="string" calcext:value-type="string">
            <text:p>50 мл / 5 399,8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9.99" calcext:value-type="currency">
            <text:p>269,99 ₽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office:value-type="string" calcext:value-type="string">
            <text:p>https://leonardo.edadeal.io/dyn/cr/catalyst/offers/7wiyr7reepigr67q6f567cigr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Ассорти колбасок GrillBox, охлажденные, Гриль Мания, 400 г</text:p>
          </table:table-cell>
          <table:table-cell office:value-type="string" calcext:value-type="string">
            <text:p>400 г / 49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dj5ol4usf3fvqdzbzgptotdst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ык свиной, сырокопченый, Великолукский МК, 150 г</text:p>
          </table:table-cell>
          <table:table-cell office:value-type="string" calcext:value-type="string">
            <text:p>150 г / 1 066,6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table:style-name="ce4" office:value-type="currency" office:currency="RUB" office:value="236.99" calcext:value-type="currency">
            <text:p>236,99 ₽</text:p>
          </table:table-cell>
          <table:table-cell office:value-type="string" calcext:value-type="string">
            <text:p>https://leonardo.edadeal.io/dyn/cr/catalyst/offers/aahkf6zsrtn22dbmhzsqbcxkq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 Бугульма, 24 вида ягод и трав, 40%, 0,5 л</text:p>
          </table:table-cell>
          <table:table-cell office:value-type="string" calcext:value-type="string">
            <text:p>0,5 л / 77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89.99" calcext:value-type="currency">
            <text:p>389,99 ₽</text:p>
          </table:table-cell>
          <table:table-cell table:style-name="ce4" office:value-type="currency" office:currency="RUB" office:value="469.99" calcext:value-type="currency">
            <text:p>469,99 ₽</text:p>
          </table:table-cell>
          <table:table-cell office:value-type="string" calcext:value-type="string">
            <text:p>https://leonardo.edadeal.io/dyn/cr/catalyst/offers/2zmj7mogzatle5aghpt74jxyf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 для волос Schauma, 7 трав, 200 мл</text:p>
          </table:table-cell>
          <table:table-cell office:value-type="string" calcext:value-type="string">
            <text:p>200 мл / 899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table:style-name="ce4" office:value-type="currency" office:currency="RUB" office:value="212.99" calcext:value-type="currency">
            <text:p>212,99 ₽</text:p>
          </table:table-cell>
          <table:table-cell office:value-type="string" calcext:value-type="string">
            <text:p>https://leonardo.edadeal.io/dyn/cr/catalyst/offers/nvodqoa3cnnidl6yda5xma66w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 для волос Syoss, Color, 450 мл</text:p>
          </table:table-cell>
          <table:table-cell office:value-type="string" calcext:value-type="string">
            <text:p>450 мл / 733,3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440.49" calcext:value-type="currency">
            <text:p>440,49 ₽</text:p>
          </table:table-cell>
          <table:table-cell office:value-type="string" calcext:value-type="string">
            <text:p>https://leonardo.edadeal.io/dyn/cr/catalyst/offers/tlyi7ql2i3qjcjx54or73ldjg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 для волос Syoss, Volume, 450 мл</text:p>
          </table:table-cell>
          <table:table-cell office:value-type="string" calcext:value-type="string">
            <text:p>450 мл / 733,3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440.49" calcext:value-type="currency">
            <text:p>440,49 ₽</text:p>
          </table:table-cell>
          <table:table-cell office:value-type="string" calcext:value-type="string">
            <text:p>https://leonardo.edadeal.io/dyn/cr/catalyst/offers/iemggqtfxkaozjsal6in2ugcs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 Карельский, 45%, 0,5 л</text:p>
          </table:table-cell>
          <table:table-cell office:value-type="string" calcext:value-type="string">
            <text:p>0,5 л / 9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office:value-type="string" calcext:value-type="string">
            <text:p>https://leonardo.edadeal.io/dyn/cr/catalyst/offers/n7kqlewpopqgfpoidsvx4gisg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 Elseve Loreal Paris, легкое расчесывание, 400 мл</text:p>
          </table:table-cell>
          <table:table-cell office:value-type="string" calcext:value-type="string">
            <text:p>400 мл / 74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419.99" calcext:value-type="currency">
            <text:p>419,99 ₽</text:p>
          </table:table-cell>
          <table:table-cell office:value-type="string" calcext:value-type="string">
            <text:p>https://leonardo.edadeal.io/dyn/cr/catalyst/offers/w36vvyktdve4obb3wowcikl5b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 Elseve Loreal Paris, полное восстановление 5, 400 мл</text:p>
          </table:table-cell>
          <table:table-cell office:value-type="string" calcext:value-type="string">
            <text:p>400 мл / 74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432.19" calcext:value-type="currency">
            <text:p>432,19 ₽</text:p>
          </table:table-cell>
          <table:table-cell office:value-type="string" calcext:value-type="string">
            <text:p>https://leonardo.edadeal.io/dyn/cr/catalyst/offers/nwkl6hro6u7fglmwxdpjgwb7j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 Ruskeala Wild Cherry, 35%, 0,5 л</text:p>
          </table:table-cell>
          <table:table-cell office:value-type="string" calcext:value-type="string">
            <text:p>0,5 л / 77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89.99" calcext:value-type="currency">
            <text:p>38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cyo6f5uy7x6pvyw6zonosysxw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-ополаскиватель для волос Чистая Линия, объем и сила,…</text:p>
          </table:table-cell>
          <table:table-cell office:value-type="string" calcext:value-type="string">
            <text:p>380 мл / 342,0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2s5gaef4n7bmr6ktunp7dzuoh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-ополаскиватель для волос Чистая Линия, питание…</text:p>
          </table:table-cell>
          <table:table-cell office:value-type="string" calcext:value-type="string">
            <text:p>380 мл / 342,0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tse2zjb3bzzq7lpqaa74ct4ca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льзам-ополаскиватель для волос Чистая Линия, укрепляющий,…</text:p>
          </table:table-cell>
          <table:table-cell office:value-type="string" calcext:value-type="string">
            <text:p>380 мл / 342,0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gnb6ugjbybuuwi3zfp6vzwn7p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атончик Финик с арахисом, в шоколадной глазури, Кремлина,…</text:p>
          </table:table-cell>
          <table:table-cell office:value-type="string" calcext:value-type="string">
            <text:p>30 г / 766,3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2.99" calcext:value-type="currency">
            <text:p>22,99 ₽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office:value-type="string" calcext:value-type="string">
            <text:p>https://leonardo.edadeal.io/dyn/cr/catalyst/offers/4fhsqhrkjwr3dpmnugtyzlckw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едро куриное, охлажденное, Северная ПФ, 1 кг</text:p>
          </table:table-cell>
          <table:table-cell office:value-type="string" calcext:value-type="string">
            <text:p>1 кг / 169,9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215.99" calcext:value-type="currency">
            <text:p>215,99 ₽</text:p>
          </table:table-cell>
          <table:table-cell office:value-type="string" calcext:value-type="string">
            <text:p>https://leonardo.edadeal.io/dyn/cr/catalyst/offers/h3pbe6p5mokpavtt7fyx4hl7r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екон для жарки, охлажденный, Ближние Горки, 260 г</text:p>
          </table:table-cell>
          <table:table-cell office:value-type="string" calcext:value-type="string">
            <text:p>260 г / 423,04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office:value-type="string" calcext:value-type="string">
            <text:p>https://leonardo.edadeal.io/dyn/cr/catalyst/offers/mr6x2sez3lctzashuh7adtqon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Активиа, питьевой, дыня-клубника-земляника,…</text:p>
          </table:table-cell>
          <table:table-cell office:value-type="string" calcext:value-type="string">
            <text:p>260 г / 238,4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1.99" calcext:value-type="currency">
            <text:p>61,99 ₽</text:p>
          </table:table-cell>
          <table:table-cell table:style-name="ce4" office:value-type="currency" office:currency="RUB" office:value="72.99" calcext:value-type="currency">
            <text:p>72,99 ₽</text:p>
          </table:table-cell>
          <table:table-cell office:value-type="string" calcext:value-type="string">
            <text:p>https://leonardo.edadeal.io/dyn/cr/catalyst/offers/gvkhaueg3lef7jr57ygkfjofr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Активиа, питьевой, злаки, Danone, 2,2%, 260 г</text:p>
          </table:table-cell>
          <table:table-cell office:value-type="string" calcext:value-type="string">
            <text:p>260 г / 238,4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1.99" calcext:value-type="currency">
            <text:p>61,99 ₽</text:p>
          </table:table-cell>
          <table:table-cell table:style-name="ce4" office:value-type="currency" office:currency="RUB" office:value="72.99" calcext:value-type="currency">
            <text:p>72,99 ₽</text:p>
          </table:table-cell>
          <table:table-cell office:value-type="string" calcext:value-type="string">
            <text:p>https://leonardo.edadeal.io/dyn/cr/catalyst/offers/2j75j35zscfpkfobdh2t6b2mo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Активиа, питьевой, клубника-земляника, Danone, 2%,…</text:p>
          </table:table-cell>
          <table:table-cell office:value-type="string" calcext:value-type="string">
            <text:p>260 г / 238,4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1.99" calcext:value-type="currency">
            <text:p>61,99 ₽</text:p>
          </table:table-cell>
          <table:table-cell table:style-name="ce4" office:value-type="currency" office:currency="RUB" office:value="72.99" calcext:value-type="currency">
            <text:p>72,99 ₽</text:p>
          </table:table-cell>
          <table:table-cell office:value-type="string" calcext:value-type="string">
            <text:p>https://leonardo.edadeal.io/dyn/cr/catalyst/offers/i4d57l4xjxavrh777y3yjzbj3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Активиа, питьевой, натуральный, Danone, 2,4%,…</text:p>
          </table:table-cell>
          <table:table-cell office:value-type="string" calcext:value-type="string">
            <text:p>260 г / 238,4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1.99" calcext:value-type="currency">
            <text:p>61,99 ₽</text:p>
          </table:table-cell>
          <table:table-cell table:style-name="ce4" office:value-type="currency" office:currency="RUB" office:value="72.99" calcext:value-type="currency">
            <text:p>72,99 ₽</text:p>
          </table:table-cell>
          <table:table-cell office:value-type="string" calcext:value-type="string">
            <text:p>https://leonardo.edadeal.io/dyn/cr/catalyst/offers/sftaj3awtb3zgacebo3xfumau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Активиа, питьевой, черника-злаки, Danone, 2,1%,…</text:p>
          </table:table-cell>
          <table:table-cell office:value-type="string" calcext:value-type="string">
            <text:p>260 г / 238,4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1.99" calcext:value-type="currency">
            <text:p>61,99 ₽</text:p>
          </table:table-cell>
          <table:table-cell table:style-name="ce4" office:value-type="currency" office:currency="RUB" office:value="72.99" calcext:value-type="currency">
            <text:p>72,99 ₽</text:p>
          </table:table-cell>
          <table:table-cell office:value-type="string" calcext:value-type="string">
            <text:p>https://leonardo.edadeal.io/dyn/cr/catalyst/offers/zjy2uiswnoc4yb4sisr4rm2e5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Активиа, питьевой, яблоко-клубника-черника,…</text:p>
          </table:table-cell>
          <table:table-cell office:value-type="string" calcext:value-type="string">
            <text:p>260 г / 238,4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1.99" calcext:value-type="currency">
            <text:p>61,99 ₽</text:p>
          </table:table-cell>
          <table:table-cell table:style-name="ce4" office:value-type="currency" office:currency="RUB" office:value="72.99" calcext:value-type="currency">
            <text:p>72,99 ₽</text:p>
          </table:table-cell>
          <table:table-cell office:value-type="string" calcext:value-type="string">
            <text:p>https://leonardo.edadeal.io/dyn/cr/catalyst/offers/7tvaubplibdbvbi6d3ucjzp2r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Активиа, питьевой, яблоко-персик, Danone, 2%,…</text:p>
          </table:table-cell>
          <table:table-cell office:value-type="string" calcext:value-type="string">
            <text:p>260 г / 238,4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1.99" calcext:value-type="currency">
            <text:p>61,99 ₽</text:p>
          </table:table-cell>
          <table:table-cell table:style-name="ce4" office:value-type="currency" office:currency="RUB" office:value="72.99" calcext:value-type="currency">
            <text:p>72,99 ₽</text:p>
          </table:table-cell>
          <table:table-cell office:value-type="string" calcext:value-type="string">
            <text:p>https://leonardo.edadeal.io/dyn/cr/catalyst/offers/pky2gidsyjid3vcka4cydl2mu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Верховье, банан-груша, 2,9%, 150 г</text:p>
          </table:table-cell>
          <table:table-cell office:value-type="string" calcext:value-type="string">
            <text:p>150 г / 199,9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office:value-type="string" calcext:value-type="string">
            <text:p>https://leonardo.edadeal.io/dyn/cr/catalyst/offers/qq5ktlduhkoquspuxejzqvkvw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Верховье, вишня-черешня-асаи, 2,9%, 150 г</text:p>
          </table:table-cell>
          <table:table-cell office:value-type="string" calcext:value-type="string">
            <text:p>150 г / 199,9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office:value-type="string" calcext:value-type="string">
            <text:p>https://leonardo.edadeal.io/dyn/cr/catalyst/offers/sptgngsrlhtena6xvfb2i4i26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Верховье, классический, 3,5%, 150 г</text:p>
          </table:table-cell>
          <table:table-cell office:value-type="string" calcext:value-type="string">
            <text:p>150 г / 199,9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office:value-type="string" calcext:value-type="string">
            <text:p>https://leonardo.edadeal.io/dyn/cr/catalyst/offers/4gu4od424ivjt4kufm3u4acrw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Верховье, клубника, 2,9%, 150 г</text:p>
          </table:table-cell>
          <table:table-cell office:value-type="string" calcext:value-type="string">
            <text:p>150 г / 199,9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office:value-type="string" calcext:value-type="string">
            <text:p>https://leonardo.edadeal.io/dyn/cr/catalyst/offers/zubdrbqadlg2lvyo25otkrrya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Верховье, отруби-злаки, 2,9%, 150 г</text:p>
          </table:table-cell>
          <table:table-cell office:value-type="string" calcext:value-type="string">
            <text:p>150 г / 199,9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office:value-type="string" calcext:value-type="string">
            <text:p>https://leonardo.edadeal.io/dyn/cr/catalyst/offers/d73xcoarrr2akdllxyphgrjfm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йогурт Верховье, яблоко-груша-амарант, 2,9%, 150 г</text:p>
          </table:table-cell>
          <table:table-cell office:value-type="string" calcext:value-type="string">
            <text:p>150 г / 233,2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4.99" calcext:value-type="currency">
            <text:p>34,99 ₽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office:value-type="string" calcext:value-type="string">
            <text:p>https://leonardo.edadeal.io/dyn/cr/catalyst/offers/53rcjcd3gztg5js5dwhq73hxu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творог Сарафаново, 5%, 180 г</text:p>
          </table:table-cell>
          <table:table-cell office:value-type="string" calcext:value-type="string">
            <text:p>180 г / 277,7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office:value-type="string" calcext:value-type="string">
            <text:p>https://leonardo.edadeal.io/dyn/cr/catalyst/offers/6lamb5gbiybx6ii76pvjay62j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иотворог ФрутоНяня, малина, 4,2%, 100 г</text:p>
          </table:table-cell>
          <table:table-cell office:value-type="string" calcext:value-type="string">
            <text:p>100 г / 299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" calcext:value-type="currency">
            <text:p>29,90 ₽</text:p>
          </table:table-cell>
          <table:table-cell table:style-name="ce4" office:value-type="currency" office:currency="RUB" office:value="42.99" calcext:value-type="currency">
            <text:p>42,99 ₽</text:p>
          </table:table-cell>
          <table:table-cell office:value-type="string" calcext:value-type="string">
            <text:p>https://leonardo.edadeal.io/dyn/cr/catalyst/offers/eqgwv5jlqp4askedmw6lrgtyr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линчики Морозко, с картофелем и грибами, 210 г</text:p>
          </table:table-cell>
          <table:table-cell office:value-type="string" calcext:value-type="string">
            <text:p>210 г / 238,0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8.39" calcext:value-type="currency">
            <text:p>78,39 ₽</text:p>
          </table:table-cell>
          <table:table-cell office:value-type="string" calcext:value-type="string">
            <text:p>https://leonardo.edadeal.io/dyn/cr/catalyst/offers/w6hkkfw2sntn2rxzivf76wyps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линчики Морозко, с творогом, 210 г</text:p>
          </table:table-cell>
          <table:table-cell office:value-type="string" calcext:value-type="string">
            <text:p>210 г / 238,0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ld6tyojnwvxeq3i6wmat4fcpc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линчики с курицей, с Пылу с Жару, 360 г</text:p>
          </table:table-cell>
          <table:table-cell office:value-type="string" calcext:value-type="string">
            <text:p>360 г / 249,9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office:value-type="string" calcext:value-type="string">
            <text:p>https://leonardo.edadeal.io/dyn/cr/catalyst/offers/xkwszp62fd77u3da335ivul5m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ритва Gilette Venus, c 1 сменной кассетой, 1 шт</text:p>
          </table:table-cell>
          <table:table-cell office:value-type="string" calcext:value-type="string">
            <text:p>1 шт / 479,99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79.99" calcext:value-type="currency">
            <text:p>479,99 ₽</text:p>
          </table:table-cell>
          <table:table-cell table:style-name="ce4" office:value-type="currency" office:currency="RUB" office:value="565.56" calcext:value-type="currency">
            <text:p>565,56 ₽</text:p>
          </table:table-cell>
          <table:table-cell office:value-type="string" calcext:value-type="string">
            <text:p>https://leonardo.edadeal.io/dyn/cr/catalyst/offers/krcvxx6x3weond3x2cxs5pjgz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уженина Столичная, копчено-вареная, Новгородский Бекон,…</text:p>
          </table:table-cell>
          <table:table-cell office:value-type="string" calcext:value-type="string">
            <text:p>100 г / 68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8.99" calcext:value-type="currency">
            <text:p>68,99 ₽</text:p>
          </table:table-cell>
          <table:table-cell table:style-name="ce4" office:value-type="currency" office:currency="RUB" office:value="93.59" calcext:value-type="currency">
            <text:p>93,59 ₽</text:p>
          </table:table-cell>
          <table:table-cell office:value-type="string" calcext:value-type="string">
            <text:p>https://leonardo.edadeal.io/dyn/cr/catalyst/offers/6iiuzi5ns7guhvikktnzbzpxr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умажные полотенца Familia, 2 слоя, 2 рулона, 1 уп</text:p>
          </table:table-cell>
          <table:table-cell office:value-type="string" calcext:value-type="string">
            <text:p>2 шт / 52,49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4.99" calcext:value-type="currency">
            <text:p>104,99 ₽</text:p>
          </table:table-cell>
          <table:table-cell table:style-name="ce4" office:value-type="currency" office:currency="RUB" office:value="135.99" calcext:value-type="currency">
            <text:p>135,99 ₽</text:p>
          </table:table-cell>
          <table:table-cell office:value-type="string" calcext:value-type="string">
            <text:p>https://leonardo.edadeal.io/dyn/cr/catalyst/offers/v45y4h5lemdcaswmyjum5x4ut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ареники Украинские, с картофелем, Морозко, 900 г</text:p>
          </table:table-cell>
          <table:table-cell office:value-type="string" calcext:value-type="string">
            <text:p>900 г / 177,7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table:style-name="ce4" office:value-type="currency" office:currency="RUB" office:value="265.39" calcext:value-type="currency">
            <text:p>265,39 ₽</text:p>
          </table:table-cell>
          <table:table-cell office:value-type="string" calcext:value-type="string">
            <text:p>https://leonardo.edadeal.io/dyn/cr/catalyst/offers/rabdmeaknkuactjdfp6zd7uxk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атрушка Творожное наслаждение, Каравай, 220 г</text:p>
          </table:table-cell>
          <table:table-cell office:value-type="string" calcext:value-type="string">
            <text:p>220 г / 295,41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129.98" calcext:value-type="currency">
            <text:p>129,98 ₽</text:p>
          </table:table-cell>
          <table:table-cell office:value-type="string" calcext:value-type="string">
            <text:p>https://leonardo.edadeal.io/dyn/cr/catalyst/offers/2vtaaublsj53pa7en2knc2ht3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афли Голландские, с карамельной начинкой, Яшкино, 36 г</text:p>
          </table:table-cell>
          <table:table-cell office:value-type="string" calcext:value-type="string">
            <text:p>36 г / 388,6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.99" calcext:value-type="currency">
            <text:p>13,99 ₽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office:value-type="string" calcext:value-type="string">
            <text:p>https://leonardo.edadeal.io/dyn/cr/catalyst/offers/z3ij5fn527oysihsvxaq64qvw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афли Каприччио, с шоколадной начинкой, Коломенское, 200 г</text:p>
          </table:table-cell>
          <table:table-cell office:value-type="string" calcext:value-type="string">
            <text:p>200 г / 364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2.99" calcext:value-type="currency">
            <text:p>72,99 ₽</text:p>
          </table:table-cell>
          <table:table-cell table:style-name="ce4" office:value-type="currency" office:currency="RUB" office:value="81.99" calcext:value-type="currency">
            <text:p>81,99 ₽</text:p>
          </table:table-cell>
          <table:table-cell office:value-type="string" calcext:value-type="string">
            <text:p>https://leonardo.edadeal.io/dyn/cr/catalyst/offers/oo44a5op44pulapm6u22ppuwx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афли Коровка, топлёное молоко, РотФронт, 300 г</text:p>
          </table:table-cell>
          <table:table-cell office:value-type="string" calcext:value-type="string">
            <text:p>300 г / 416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4.99" calcext:value-type="currency">
            <text:p>124,99 ₽</text:p>
          </table:table-cell>
          <table:table-cell table:style-name="ce4" office:value-type="currency" office:currency="RUB" office:value="154.99" calcext:value-type="currency">
            <text:p>154,99 ₽</text:p>
          </table:table-cell>
          <table:table-cell office:value-type="string" calcext:value-type="string">
            <text:p>https://leonardo.edadeal.io/dyn/cr/catalyst/offers/plqqifqfs6mjn7um4scsqrqbw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афли Коровка, шоколадная начинка, РотФронт, 300 г</text:p>
          </table:table-cell>
          <table:table-cell office:value-type="string" calcext:value-type="string">
            <text:p>300 г / 416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4.99" calcext:value-type="currency">
            <text:p>124,99 ₽</text:p>
          </table:table-cell>
          <table:table-cell table:style-name="ce4" office:value-type="currency" office:currency="RUB" office:value="154.99" calcext:value-type="currency">
            <text:p>154,99 ₽</text:p>
          </table:table-cell>
          <table:table-cell office:value-type="string" calcext:value-type="string">
            <text:p>https://leonardo.edadeal.io/dyn/cr/catalyst/offers/ifcgzp6ofjmi4mbmgeoe47ppd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афли Парижские, с изюмом, Шарлиз, 150 г</text:p>
          </table:table-cell>
          <table:table-cell office:value-type="string" calcext:value-type="string">
            <text:p>150 г / 399,9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67.99" calcext:value-type="currency">
            <text:p>67,99 ₽</text:p>
          </table:table-cell>
          <table:table-cell office:value-type="string" calcext:value-type="string">
            <text:p>https://leonardo.edadeal.io/dyn/cr/catalyst/offers/6jeezksr6n7ujjvtkx2rqjppz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афли Парижские, сахарные, Шарлиз, 150 г</text:p>
          </table:table-cell>
          <table:table-cell office:value-type="string" calcext:value-type="string">
            <text:p>150 г / 399,9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67.99" calcext:value-type="currency">
            <text:p>67,99 ₽</text:p>
          </table:table-cell>
          <table:table-cell office:value-type="string" calcext:value-type="string">
            <text:p>https://leonardo.edadeal.io/dyn/cr/catalyst/offers/kaoaimwfxmgplve2mo67tvcfw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афли Яшкино, вафельный сэндвич, 180 г</text:p>
          </table:table-cell>
          <table:table-cell office:value-type="string" calcext:value-type="string">
            <text:p>180 г / 361,0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84.99" calcext:value-type="currency">
            <text:p>84,99 ₽</text:p>
          </table:table-cell>
          <table:table-cell office:value-type="string" calcext:value-type="string">
            <text:p>https://leonardo.edadeal.io/dyn/cr/catalyst/offers/2l2yu6rzc57jo6s67vrysefdh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етчина Питерская, Иней, 150 г</text:p>
          </table:table-cell>
          <table:table-cell office:value-type="string" calcext:value-type="string">
            <text:p>150 г / 666,6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61.39" calcext:value-type="currency">
            <text:p>161,39 ₽</text:p>
          </table:table-cell>
          <table:table-cell office:value-type="string" calcext:value-type="string">
            <text:p>https://leonardo.edadeal.io/dyn/cr/catalyst/offers/hnhgi3s7oflsnne2733mqmneq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етчина По-Черкизовски, Черкизово, вареная, 500 г</text:p>
          </table:table-cell>
          <table:table-cell office:value-type="string" calcext:value-type="string">
            <text:p>500 г / 37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office:value-type="string" calcext:value-type="string">
            <text:p>https://leonardo.edadeal.io/dyn/cr/catalyst/offers/zspyhm4d5xzijlldb6gqejrhy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Авторское Villa Krim Bastardo Pinot-Noir, красное,…</text:p>
          </table:table-cell>
          <table:table-cell office:value-type="string" calcext:value-type="string">
            <text:p>0,75 л / 42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table:style-name="ce4" office:value-type="currency" office:currency="RUB" office:value="359.99" calcext:value-type="currency">
            <text:p>359,99 ₽</text:p>
          </table:table-cell>
          <table:table-cell office:value-type="string" calcext:value-type="string">
            <text:p>https://leonardo.edadeal.io/dyn/cr/catalyst/offers/gdj3m47xzxpdfmf527jsmrgzk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Авторское Villa Krim Cabernet-Sauvignon, красное,…</text:p>
          </table:table-cell>
          <table:table-cell office:value-type="string" calcext:value-type="string">
            <text:p>0,75 л / 42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table:style-name="ce4" office:value-type="currency" office:currency="RUB" office:value="359.99" calcext:value-type="currency">
            <text:p>359,99 ₽</text:p>
          </table:table-cell>
          <table:table-cell office:value-type="string" calcext:value-type="string">
            <text:p>https://leonardo.edadeal.io/dyn/cr/catalyst/offers/hlu5xlmed3rl3chd52ajcnaqo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Авторское Villa Krim Muscat, белое, полусладкое,…</text:p>
          </table:table-cell>
          <table:table-cell office:value-type="string" calcext:value-type="string">
            <text:p>0,75 л / 42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table:style-name="ce4" office:value-type="currency" office:currency="RUB" office:value="359.99" calcext:value-type="currency">
            <text:p>359,99 ₽</text:p>
          </table:table-cell>
          <table:table-cell office:value-type="string" calcext:value-type="string">
            <text:p>https://leonardo.edadeal.io/dyn/cr/catalyst/offers/mwchlz5yaow47tnw6zae4hom5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Алазанская Долина, белое, полусладкое, Грузия, 0,75 л</text:p>
          </table:table-cell>
          <table:table-cell office:value-type="string" calcext:value-type="string">
            <text:p>0,75 л / 43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369.99" calcext:value-type="currency">
            <text:p>369,99 ₽</text:p>
          </table:table-cell>
          <table:table-cell office:value-type="string" calcext:value-type="string">
            <text:p>https://leonardo.edadeal.io/dyn/cr/catalyst/offers/yv7yle5fl4esthytbgmrukgij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Алазанская Долина, красное, полусладкое, Грузия, 0,75 л</text:p>
          </table:table-cell>
          <table:table-cell office:value-type="string" calcext:value-type="string">
            <text:p>0,75 л / 43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369.99" calcext:value-type="currency">
            <text:p>369,99 ₽</text:p>
          </table:table-cell>
          <table:table-cell office:value-type="string" calcext:value-type="string">
            <text:p>https://leonardo.edadeal.io/dyn/cr/catalyst/offers/w5g7nm3h5cjoae2l3ldc6up2w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Апсны красное, полусладкое, Абхазия, 0,75 л</text:p>
          </table:table-cell>
          <table:table-cell office:value-type="string" calcext:value-type="string">
            <text:p>0,75 л / 66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office:value-type="string" calcext:value-type="string">
            <text:p>https://leonardo.edadeal.io/dyn/cr/catalyst/offers/qizz7jwszv5pl5uihg3vr6k5j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Крымский Погребок Бастардо, красное, сухое, Россия,…</text:p>
          </table:table-cell>
          <table:table-cell office:value-type="string" calcext:value-type="string">
            <text:p>0,75 л / 39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h53lvbglnqhzkpv2k3xvw2jv2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Крымский Погребок Чёрный Камень, красное, полусладкое,…</text:p>
          </table:table-cell>
          <table:table-cell office:value-type="string" calcext:value-type="string">
            <text:p>0,75 л / 39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6aoszmfvlasmzkpf3q3nclrqi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Левъ Голицынъ, игристое, белое, полусухое, Россия, 0,75…</text:p>
          </table:table-cell>
          <table:table-cell office:value-type="string" calcext:value-type="string">
            <text:p>0,75 л / 43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429.99" calcext:value-type="currency">
            <text:p>429,99 ₽</text:p>
          </table:table-cell>
          <table:table-cell office:value-type="string" calcext:value-type="string">
            <text:p>https://leonardo.edadeal.io/dyn/cr/catalyst/offers/xem6qymp7dfemmzfiwbuz6gt7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Левъ Голицынъ, игристое, розовое, полусладкое, Россия,…</text:p>
          </table:table-cell>
          <table:table-cell office:value-type="string" calcext:value-type="string">
            <text:p>0,75 л / 43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429.99" calcext:value-type="currency">
            <text:p>429,99 ₽</text:p>
          </table:table-cell>
          <table:table-cell office:value-type="string" calcext:value-type="string">
            <text:p>https://leonardo.edadeal.io/dyn/cr/catalyst/offers/ik6ztwx5gkw4m7uytewrbi2jf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Лыхны, красное, полусладкое, Абхазия, 0,75 л</text:p>
          </table:table-cell>
          <table:table-cell office:value-type="string" calcext:value-type="string">
            <text:p>0,75 л / 66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office:value-type="string" calcext:value-type="string">
            <text:p>https://leonardo.edadeal.io/dyn/cr/catalyst/offers/5l5dxfvg5mhs6o7ekagpoesg4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Массандра Мускатель, розовое, ликерное, Россия, 0,75 л</text:p>
          </table:table-cell>
          <table:table-cell office:value-type="string" calcext:value-type="string">
            <text:p>0,75 л / 66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table:style-name="ce4" office:value-type="currency" office:currency="RUB" office:value="579.99" calcext:value-type="currency">
            <text:p>579,99 ₽</text:p>
          </table:table-cell>
          <table:table-cell office:value-type="string" calcext:value-type="string">
            <text:p>https://leonardo.edadeal.io/dyn/cr/catalyst/offers/bec5vw6tf5ya73k6diopjjfar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Портвейн Красный Алушта Массандра, ликерное, Россия,…</text:p>
          </table:table-cell>
          <table:table-cell office:value-type="string" calcext:value-type="string">
            <text:p>0,75 л / 70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29.99" calcext:value-type="currency">
            <text:p>529,99 ₽</text:p>
          </table:table-cell>
          <table:table-cell table:style-name="ce4" office:value-type="currency" office:currency="RUB" office:value="589.99" calcext:value-type="currency">
            <text:p>589,99 ₽</text:p>
          </table:table-cell>
          <table:table-cell office:value-type="string" calcext:value-type="string">
            <text:p>https://leonardo.edadeal.io/dyn/cr/catalyst/offers/yl5nmybmdgho4krk3mm4qvvp3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Псоу, белое, полусладкое, Абхазия, 0,75 л</text:p>
          </table:table-cell>
          <table:table-cell office:value-type="string" calcext:value-type="string">
            <text:p>0,75 л / 66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office:value-type="string" calcext:value-type="string">
            <text:p>https://leonardo.edadeal.io/dyn/cr/catalyst/offers/vg7xs6nx5tzet7nth4qp33dab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Русская Лоза, красное, полусладкое, Россия, 0,75 л</text:p>
          </table:table-cell>
          <table:table-cell office:value-type="string" calcext:value-type="string">
            <text:p>0,75 л / 34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office:value-type="string" calcext:value-type="string">
            <text:p>https://leonardo.edadeal.io/dyn/cr/catalyst/offers/5p3qxotgh43dnwkebm3alr23r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Русская Лоза, красное, сухое, Россия, 0,75 л</text:p>
          </table:table-cell>
          <table:table-cell office:value-type="string" calcext:value-type="string">
            <text:p>0,75 л / 34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office:value-type="string" calcext:value-type="string">
            <text:p>https://leonardo.edadeal.io/dyn/cr/catalyst/offers/s4xntzj75eeet3t5alnl7fkvu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Чегем, сухое, красное, Абхазия, 0,75 л</text:p>
          </table:table-cell>
          <table:table-cell office:value-type="string" calcext:value-type="string">
            <text:p>0,75 л / 66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office:value-type="string" calcext:value-type="string">
            <text:p>https://leonardo.edadeal.io/dyn/cr/catalyst/offers/3xxzkjlr2zpxcjotl7xfiekm7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Chateau Tamagne Reserve, игристое, розовое, брют,…</text:p>
          </table:table-cell>
          <table:table-cell office:value-type="string" calcext:value-type="string">
            <text:p>0,75 л / 733,32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49.99" calcext:value-type="currency">
            <text:p>549,99 ₽</text:p>
          </table:table-cell>
          <table:table-cell table:style-name="ce4" office:value-type="currency" office:currency="RUB" office:value="699.99" calcext:value-type="currency">
            <text:p>699,99 ₽</text:p>
          </table:table-cell>
          <table:table-cell office:value-type="string" calcext:value-type="string">
            <text:p>https://leonardo.edadeal.io/dyn/cr/catalyst/offers/y6ke6wkdioersvj7lj4kx6czi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Dugladze Киндзмараули, красное, полусладкое, Грузия,…</text:p>
          </table:table-cell>
          <table:table-cell office:value-type="string" calcext:value-type="string">
            <text:p>0,75 л / 70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29.99" calcext:value-type="currency">
            <text:p>529,99 ₽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office:value-type="string" calcext:value-type="string">
            <text:p>https://leonardo.edadeal.io/dyn/cr/catalyst/offers/q37mlp4byc3rs4sdgzazae52u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Dugladze Саперави, красное, сухое, Грузия, 0,75 л</text:p>
          </table:table-cell>
          <table:table-cell office:value-type="string" calcext:value-type="string">
            <text:p>0,75 л / 50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table:style-name="ce4" office:value-type="currency" office:currency="RUB" office:value="449.99" calcext:value-type="currency">
            <text:p>449,99 ₽</text:p>
          </table:table-cell>
          <table:table-cell office:value-type="string" calcext:value-type="string">
            <text:p>https://leonardo.edadeal.io/dyn/cr/catalyst/offers/6daeqkshikshc5khthaojxkkg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Dugladze Цинандали, белое, сухое, Грузия, 0,75 л</text:p>
          </table:table-cell>
          <table:table-cell office:value-type="string" calcext:value-type="string">
            <text:p>0,75 л / 50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table:style-name="ce4" office:value-type="currency" office:currency="RUB" office:value="449.99" calcext:value-type="currency">
            <text:p>449,99 ₽</text:p>
          </table:table-cell>
          <table:table-cell office:value-type="string" calcext:value-type="string">
            <text:p>https://leonardo.edadeal.io/dyn/cr/catalyst/offers/acwozrdu2b3h3l24ruxsvdzz7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Fanagoria, белое, полусладкое, Россия, 0,75 л</text:p>
          </table:table-cell>
          <table:table-cell office:value-type="string" calcext:value-type="string">
            <text:p>0,75 л / 43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office:value-type="string" calcext:value-type="string">
            <text:p>https://leonardo.edadeal.io/dyn/cr/catalyst/offers/5q4lferty4qm3wntga4hn5j7i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Fanagoria, красное, полусладкое, Россия, 0,75 л</text:p>
          </table:table-cell>
          <table:table-cell office:value-type="string" calcext:value-type="string">
            <text:p>0,75 л / 43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office:value-type="string" calcext:value-type="string">
            <text:p>https://leonardo.edadeal.io/dyn/cr/catalyst/offers/vbv4zqrgymg3n7ek5k5dspvs5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Inkerman Алиготе Крымское, белое, сухое, Россия, 0,75 л</text:p>
          </table:table-cell>
          <table:table-cell office:value-type="string" calcext:value-type="string">
            <text:p>0,75 л / 46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office:value-type="string" calcext:value-type="string">
            <text:p>https://leonardo.edadeal.io/dyn/cr/catalyst/offers/kqpox33ody6rnrivc4uiguwn5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Inkerman Мерло Качинское, красное, сухое, Россия, 0,75…</text:p>
          </table:table-cell>
          <table:table-cell office:value-type="string" calcext:value-type="string">
            <text:p>0,75 л / 46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office:value-type="string" calcext:value-type="string">
            <text:p>https://leonardo.edadeal.io/dyn/cr/catalyst/offers/kk4joimutybjpzt3xa4h3ctr3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Marleson, игристое, белое, брют, Россия, 0,75 л</text:p>
          </table:table-cell>
          <table:table-cell office:value-type="string" calcext:value-type="string">
            <text:p>0,75 л / 293,32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52ilststuxxdcihtu6c2gbnu5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Marleson, игристое, белое, полусладкое, Россия, 0,75 л</text:p>
          </table:table-cell>
          <table:table-cell office:value-type="string" calcext:value-type="string">
            <text:p>0,75 л / 293,32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6sx32wq2ghxjmo2hfgntpteqm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Promesa Carmenere, красное, сухое, Чили, 0,75 л</text:p>
          </table:table-cell>
          <table:table-cell office:value-type="string" calcext:value-type="string">
            <text:p>0,75 л / 58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39.99" calcext:value-type="currency">
            <text:p>43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j2sy7pqza6h6htc6h4dgbnmd2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но Promesa Sauvignon Blanc-Viognier, белое, сухое, Чили,…</text:p>
          </table:table-cell>
          <table:table-cell office:value-type="string" calcext:value-type="string">
            <text:p>0,75 л / 58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39.99" calcext:value-type="currency">
            <text:p>43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e7ahbttmoeivl4rmjaa47awso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ски Highgarden, семилетний, 40%, 0,5 л</text:p>
          </table:table-cell>
          <table:table-cell office:value-type="string" calcext:value-type="string">
            <text:p>0,5 л / 1 1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table:style-name="ce4" office:value-type="currency" office:currency="RUB" office:value="749.99" calcext:value-type="currency">
            <text:p>749,99 ₽</text:p>
          </table:table-cell>
          <table:table-cell office:value-type="string" calcext:value-type="string">
            <text:p>https://leonardo.edadeal.io/dyn/cr/catalyst/offers/vjtqk7uxvoihpgph66o5mmdb6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ски Label 5 Classic Black, 40%, 0,7 л</text:p>
          </table:table-cell>
          <table:table-cell office:value-type="string" calcext:value-type="string">
            <text:p>0,7 л / 1 071,4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49.99" calcext:value-type="currency">
            <text:p>749,99 ₽</text:p>
          </table:table-cell>
          <table:table-cell table:style-name="ce4" office:value-type="currency" office:currency="RUB" office:value="1049" calcext:value-type="currency">
            <text:p>1 049,00 ₽</text:p>
          </table:table-cell>
          <table:table-cell office:value-type="string" calcext:value-type="string">
            <text:p>https://leonardo.edadeal.io/dyn/cr/catalyst/offers/pgk3iy7cdi7qg5fx7xwlb32gz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ски O'Brian Irish Whiskey, 40%, 0,5 л</text:p>
          </table:table-cell>
          <table:table-cell office:value-type="string" calcext:value-type="string">
            <text:p>0,5 л / 1 4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49.99" calcext:value-type="currency">
            <text:p>749,99 ₽</text:p>
          </table:table-cell>
          <table:table-cell table:style-name="ce4" office:value-type="currency" office:currency="RUB" office:value="1149" calcext:value-type="currency">
            <text:p>1 149,00 ₽</text:p>
          </table:table-cell>
          <table:table-cell office:value-type="string" calcext:value-type="string">
            <text:p>https://leonardo.edadeal.io/dyn/cr/catalyst/offers/pqsxxpdhpung7zhl3fnpkwwbe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иски Steersman, зерновой, 40%, 0,7 л</text:p>
          </table:table-cell>
          <table:table-cell office:value-type="string" calcext:value-type="string">
            <text:p>0,7 л / 785,7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49.99" calcext:value-type="currency">
            <text:p>549,99 ₽</text:p>
          </table:table-cell>
          <table:table-cell table:style-name="ce4" office:value-type="currency" office:currency="RUB" office:value="649.99" calcext:value-type="currency">
            <text:p>649,99 ₽</text:p>
          </table:table-cell>
          <table:table-cell office:value-type="string" calcext:value-type="string">
            <text:p>https://leonardo.edadeal.io/dyn/cr/catalyst/offers/a5yzy2vmpjnapnj6b73rzc4mp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Архыз Легенда Гор, газированная, 0,5 л</text:p>
          </table:table-cell>
          <table:table-cell office:value-type="string" calcext:value-type="string">
            <text:p>0,5 л / 67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3.99" calcext:value-type="currency">
            <text:p>33,99 ₽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office:value-type="string" calcext:value-type="string">
            <text:p>https://leonardo.edadeal.io/dyn/cr/catalyst/offers/a7cprwj7vhsf6yuqeib5bhoou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Аш-Тау, минеральная, Старый Источникъ 1,5 л</text:p>
          </table:table-cell>
          <table:table-cell office:value-type="string" calcext:value-type="string">
            <text:p>1,5 л / 3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70.99" calcext:value-type="currency">
            <text:p>70,99 ₽</text:p>
          </table:table-cell>
          <table:table-cell office:value-type="string" calcext:value-type="string">
            <text:p>https://leonardo.edadeal.io/dyn/cr/catalyst/offers/uagsmq33jwc3b6pghs62tnwom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минеральная Липецкая, с соком, вишня, Росинка, 1,5 л</text:p>
          </table:table-cell>
          <table:table-cell office:value-type="string" calcext:value-type="string">
            <text:p>1,5 л / 33,33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office:value-type="string" calcext:value-type="string">
            <text:p>https://leonardo.edadeal.io/dyn/cr/catalyst/offers/auobsaanysmwtmg3wjkwyelu6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минеральная Липецкая, с соком, лимон-лайм, Росинка, 1,5…</text:p>
          </table:table-cell>
          <table:table-cell office:value-type="string" calcext:value-type="string">
            <text:p>1,5 л / 33,33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office:value-type="string" calcext:value-type="string">
            <text:p>https://leonardo.edadeal.io/dyn/cr/catalyst/offers/sqcek7v6dxfrpago7hcfkjt3w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мицеллярная Чистая Линия, 3в1, 100 мл</text:p>
          </table:table-cell>
          <table:table-cell office:value-type="string" calcext:value-type="string">
            <text:p>100 мл / 999,9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u3ifeaaeq76gqqcu3pr2r2kf4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Святой Источник, газированная, 0,5 л</text:p>
          </table:table-cell>
          <table:table-cell office:value-type="string" calcext:value-type="string">
            <text:p>0,5 л / 57,98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8.99" calcext:value-type="currency">
            <text:p>28,99 ₽</text:p>
          </table:table-cell>
          <table:table-cell table:style-name="ce4" office:value-type="currency" office:currency="RUB" office:value="35.99" calcext:value-type="currency">
            <text:p>35,99 ₽</text:p>
          </table:table-cell>
          <table:table-cell office:value-type="string" calcext:value-type="string">
            <text:p>https://leonardo.edadeal.io/dyn/cr/catalyst/offers/mzazloooan5kzqidvqkblpiht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Святой Источник, негазированная, 0,5 л</text:p>
          </table:table-cell>
          <table:table-cell office:value-type="string" calcext:value-type="string">
            <text:p>0,5 л / 57,98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8.99" calcext:value-type="currency">
            <text:p>28,99 ₽</text:p>
          </table:table-cell>
          <table:table-cell table:style-name="ce4" office:value-type="currency" office:currency="RUB" office:value="35.99" calcext:value-type="currency">
            <text:p>35,99 ₽</text:p>
          </table:table-cell>
          <table:table-cell office:value-type="string" calcext:value-type="string">
            <text:p>https://leonardo.edadeal.io/dyn/cr/catalyst/offers/77qkjv7rb4l6rgzqnkj33c4fx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Святой источник, негазированная, клубника, 0,5 л</text:p>
          </table:table-cell>
          <table:table-cell office:value-type="string" calcext:value-type="string">
            <text:p>0,5 л / 7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office:value-type="string" calcext:value-type="string">
            <text:p>https://leonardo.edadeal.io/dyn/cr/catalyst/offers/fjglx45nb5jkbmfz543xt5svq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Святой источник, негазированная, лимон, 0,5 л</text:p>
          </table:table-cell>
          <table:table-cell office:value-type="string" calcext:value-type="string">
            <text:p>0,5 л / 7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office:value-type="string" calcext:value-type="string">
            <text:p>https://leonardo.edadeal.io/dyn/cr/catalyst/offers/hvd5ov6vmfdccu3okfvertuss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Фрутоняня, негазированная, 0,33 л</text:p>
          </table:table-cell>
          <table:table-cell office:value-type="string" calcext:value-type="string">
            <text:p>0,33 л / 84,82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7.99" calcext:value-type="currency">
            <text:p>27,99 ₽</text:p>
          </table:table-cell>
          <table:table-cell table:style-name="ce4" office:value-type="currency" office:currency="RUB" office:value="41.99" calcext:value-type="currency">
            <text:p>41,99 ₽</text:p>
          </table:table-cell>
          <table:table-cell office:value-type="string" calcext:value-type="string">
            <text:p>https://leonardo.edadeal.io/dyn/cr/catalyst/offers/idbanjcysfa4bs6ydxbpb7v2m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Шишкин лес Спорт, негазированная, 0,4 л</text:p>
          </table:table-cell>
          <table:table-cell office:value-type="string" calcext:value-type="string">
            <text:p>0,4 л / 74,97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k2mi66c6xvcynoey5yhlnyep3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Borjomi, минеральная, 0,5 л</text:p>
          </table:table-cell>
          <table:table-cell office:value-type="string" calcext:value-type="string">
            <text:p>0,5 л / 157,98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8.99" calcext:value-type="currency">
            <text:p>78,99 ₽</text:p>
          </table:table-cell>
          <table:table-cell table:style-name="ce4" office:value-type="currency" office:currency="RUB" office:value="93.99" calcext:value-type="currency">
            <text:p>93,99 ₽</text:p>
          </table:table-cell>
          <table:table-cell office:value-type="string" calcext:value-type="string">
            <text:p>https://leonardo.edadeal.io/dyn/cr/catalyst/offers/hsq4fwo7skl7xklv4kuch7wm3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Mivela Mg+, минеральная, газированная, 1 л</text:p>
          </table:table-cell>
          <table:table-cell office:value-type="string" calcext:value-type="string">
            <text:p>1 л / 112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2.99" calcext:value-type="currency">
            <text:p>112,99 ₽</text:p>
          </table:table-cell>
          <table:table-cell table:style-name="ce4" office:value-type="currency" office:currency="RUB" office:value="194.79" calcext:value-type="currency">
            <text:p>194,79 ₽</text:p>
          </table:table-cell>
          <table:table-cell office:value-type="string" calcext:value-type="string">
            <text:p>https://leonardo.edadeal.io/dyn/cr/catalyst/offers/dvwvimhvjvzee5ztepjowfskm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а Mivela Mg+, минеральная, негазированная, 1 л</text:p>
          </table:table-cell>
          <table:table-cell office:value-type="string" calcext:value-type="string">
            <text:p>1 л / 112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2.99" calcext:value-type="currency">
            <text:p>112,99 ₽</text:p>
          </table:table-cell>
          <table:table-cell table:style-name="ce4" office:value-type="currency" office:currency="RUB" office:value="194.79" calcext:value-type="currency">
            <text:p>194,79 ₽</text:p>
          </table:table-cell>
          <table:table-cell office:value-type="string" calcext:value-type="string">
            <text:p>https://leonardo.edadeal.io/dyn/cr/catalyst/offers/rr2piwt6ivyvisypvbtiwpg5h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ка Архангельская, хлебная, особая, 40%, 0,5 л</text:p>
          </table:table-cell>
          <table:table-cell office:value-type="string" calcext:value-type="string">
            <text:p>0,5 л / 6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419.99" calcext:value-type="currency">
            <text:p>419,99 ₽</text:p>
          </table:table-cell>
          <table:table-cell office:value-type="string" calcext:value-type="string">
            <text:p>https://leonardo.edadeal.io/dyn/cr/catalyst/offers/yfvqiwmduad6bouez7qcnfx32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ка Белая Берёзка, 40%, 0,5 л</text:p>
          </table:table-cell>
          <table:table-cell office:value-type="string" calcext:value-type="string">
            <text:p>0,5 л / 73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69.99" calcext:value-type="currency">
            <text:p>369,99 ₽</text:p>
          </table:table-cell>
          <table:table-cell table:style-name="ce4" office:value-type="currency" office:currency="RUB" office:value="486.99" calcext:value-type="currency">
            <text:p>486,99 ₽</text:p>
          </table:table-cell>
          <table:table-cell office:value-type="string" calcext:value-type="string">
            <text:p>https://leonardo.edadeal.io/dyn/cr/catalyst/offers/acxb3iuaal4vq5omaiair3r3j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ка белый Налив, 40%, 0,5 л</text:p>
          </table:table-cell>
          <table:table-cell office:value-type="string" calcext:value-type="string">
            <text:p>0,5 л / 57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wrnudikn4ne6vc7cmoi7qddka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ка Зеленая Марка Кедровая, 40%, 0,7 л</text:p>
          </table:table-cell>
          <table:table-cell office:value-type="string" calcext:value-type="string">
            <text:p>0,7 л / 585,7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09.99" calcext:value-type="currency">
            <text:p>40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6xjzcgadghs5ajf5isq2fm4m6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ка Корела, 40%, 0,5 л</text:p>
          </table:table-cell>
          <table:table-cell office:value-type="string" calcext:value-type="string">
            <text:p>0,5 л / 6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469.99" calcext:value-type="currency">
            <text:p>469,99 ₽</text:p>
          </table:table-cell>
          <table:table-cell office:value-type="string" calcext:value-type="string">
            <text:p>https://leonardo.edadeal.io/dyn/cr/catalyst/offers/qxlvlznlbi32hcfri74pqb2in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ка Питейный Дом, домашняя, 40%, 0,5 л</text:p>
          </table:table-cell>
          <table:table-cell office:value-type="string" calcext:value-type="string">
            <text:p>0,5 л / 56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84.99" calcext:value-type="currency">
            <text:p>284,99 ₽</text:p>
          </table:table-cell>
          <table:table-cell table:style-name="ce4" office:value-type="currency" office:currency="RUB" office:value="324.99" calcext:value-type="currency">
            <text:p>324,99 ₽</text:p>
          </table:table-cell>
          <table:table-cell office:value-type="string" calcext:value-type="string">
            <text:p>https://leonardo.edadeal.io/dyn/cr/catalyst/offers/bofncnjoqobcfv5yfssmbk4jc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ка Русский Стандарт, 40%, 0,5 л</text:p>
          </table:table-cell>
          <table:table-cell office:value-type="string" calcext:value-type="string">
            <text:p>0,5 л / 7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imitkg74lxqxynecvlvcu75rw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дка Bionica Кристальная, 40%, 0,5 л</text:p>
          </table:table-cell>
          <table:table-cell office:value-type="string" calcext:value-type="string">
            <text:p>0,5 л / 84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24.99" calcext:value-type="currency">
            <text:p>424,99 ₽</text:p>
          </table:table-cell>
          <table:table-cell table:style-name="ce4" office:value-type="currency" office:currency="RUB" office:value="529.99" calcext:value-type="currency">
            <text:p>529,99 ₽</text:p>
          </table:table-cell>
          <table:table-cell office:value-type="string" calcext:value-type="string">
            <text:p>https://leonardo.edadeal.io/dyn/cr/catalyst/offers/2ahkd6q6jsfjyccofronvxke3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сточные сладости Караван-Сарай, рахат-лукум, 300 г</text:p>
          </table:table-cell>
          <table:table-cell office:value-type="string" calcext:value-type="string">
            <text:p>300 г / 219,9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5.99" calcext:value-type="currency">
            <text:p>65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fgg7fr74xoann4wbwr6sdjdwy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осточные сладости Караван-Сарай, щербет, 250 г</text:p>
          </table:table-cell>
          <table:table-cell office:value-type="string" calcext:value-type="string">
            <text:p>250 г / 23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office:value-type="string" calcext:value-type="string">
            <text:p>https://leonardo.edadeal.io/dyn/cr/catalyst/offers/eoikpbi6oeyoq7voh2xu6ss3g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ель для бритья Gillette Series, для чувствительной кожи,…</text:p>
          </table:table-cell>
          <table:table-cell office:value-type="string" calcext:value-type="string">
            <text:p>200 мл / 1 649,9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398.79" calcext:value-type="currency">
            <text:p>398,79 ₽</text:p>
          </table:table-cell>
          <table:table-cell office:value-type="string" calcext:value-type="string">
            <text:p>https://leonardo.edadeal.io/dyn/cr/catalyst/offers/moth5knbkb7wzzmynuvypzt4j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ель для душа Camay, гранат и коллаген, 250 мл</text:p>
          </table:table-cell>
          <table:table-cell office:value-type="string" calcext:value-type="string">
            <text:p>250 мл / 63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office:value-type="string" calcext:value-type="string">
            <text:p>https://leonardo.edadeal.io/dyn/cr/catalyst/offers/iehlqtsauc2w6de2ia4m3yaqn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ель для душа Fa, Алоэ, 750 мл</text:p>
          </table:table-cell>
          <table:table-cell office:value-type="string" calcext:value-type="string">
            <text:p>750 мл / 42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table:style-name="ce4" office:value-type="currency" office:currency="RUB" office:value="445.89" calcext:value-type="currency">
            <text:p>445,89 ₽</text:p>
          </table:table-cell>
          <table:table-cell office:value-type="string" calcext:value-type="string">
            <text:p>https://leonardo.edadeal.io/dyn/cr/catalyst/offers/megb4rmtkdk42kuysyjiwnlno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ель для душа Palmolive, бережный уход, 250 мл</text:p>
          </table:table-cell>
          <table:table-cell office:value-type="string" calcext:value-type="string">
            <text:p>250 мл / 79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62.49" calcext:value-type="currency">
            <text:p>262,49 ₽</text:p>
          </table:table-cell>
          <table:table-cell office:value-type="string" calcext:value-type="string">
            <text:p>https://leonardo.edadeal.io/dyn/cr/catalyst/offers/okmrj6kwrrsko4tbursqqfk2r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ель для душа Palmolive, Роскошь масел, 250 мл</text:p>
          </table:table-cell>
          <table:table-cell office:value-type="string" calcext:value-type="string">
            <text:p>250 мл / 79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62.49" calcext:value-type="currency">
            <text:p>262,49 ₽</text:p>
          </table:table-cell>
          <table:table-cell office:value-type="string" calcext:value-type="string">
            <text:p>https://leonardo.edadeal.io/dyn/cr/catalyst/offers/hevvseetbhavhtqtlsdmibvgf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ель для душа Palmolive, ягоды асаи и овес, 250 мл</text:p>
          </table:table-cell>
          <table:table-cell office:value-type="string" calcext:value-type="string">
            <text:p>250 мл / 79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62.49" calcext:value-type="currency">
            <text:p>262,49 ₽</text:p>
          </table:table-cell>
          <table:table-cell office:value-type="string" calcext:value-type="string">
            <text:p>https://leonardo.edadeal.io/dyn/cr/catalyst/offers/rim6ufnj3ji3ukdiyjt3aj4u4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ель для стирки Woolite Premium, Dark, 900 мл</text:p>
          </table:table-cell>
          <table:table-cell office:value-type="string" calcext:value-type="string">
            <text:p>900 мл / 422,2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ywagdaoolmbbijjtzh2sr377s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овядина Гастроном № 1, 338 г</text:p>
          </table:table-cell>
          <table:table-cell office:value-type="string" calcext:value-type="string">
            <text:p>338 г / 340,2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4.99" calcext:value-type="currency">
            <text:p>114,99 ₽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office:value-type="string" calcext:value-type="string">
            <text:p>https://leonardo.edadeal.io/dyn/cr/catalyst/offers/kwd5wpw42cdu7tdhionvml5ya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овядина Мясная ферма, тушёная, высший сорт, 325 г</text:p>
          </table:table-cell>
          <table:table-cell office:value-type="string" calcext:value-type="string">
            <text:p>325 г / 815,3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4.99" calcext:value-type="currency">
            <text:p>264,99 ₽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office:value-type="string" calcext:value-type="string">
            <text:p>https://leonardo.edadeal.io/dyn/cr/catalyst/offers/h7v6yx47vsxs4w3tjnjnihr3s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олень куриная, охлажденная, Петруха, 750 г</text:p>
          </table:table-cell>
          <table:table-cell office:value-type="string" calcext:value-type="string">
            <text:p>750 г / 239,9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table:style-name="ce4" office:value-type="currency" office:currency="RUB" office:value="215.99" calcext:value-type="currency">
            <text:p>215,99 ₽</text:p>
          </table:table-cell>
          <table:table-cell office:value-type="string" calcext:value-type="string">
            <text:p>https://leonardo.edadeal.io/dyn/cr/catalyst/offers/3dcs4xwvyady25ke4ywb4jmef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орбуша Fish House, натуральная, 245 г</text:p>
          </table:table-cell>
          <table:table-cell office:value-type="string" calcext:value-type="string">
            <text:p>245 г / 473,4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5.99" calcext:value-type="currency">
            <text:p>115,99 ₽</text:p>
          </table:table-cell>
          <table:table-cell table:style-name="ce4" office:value-type="currency" office:currency="RUB" office:value="134.99" calcext:value-type="currency">
            <text:p>134,99 ₽</text:p>
          </table:table-cell>
          <table:table-cell office:value-type="string" calcext:value-type="string">
            <text:p>https://leonardo.edadeal.io/dyn/cr/catalyst/offers/hp3mxmatqibfmw5cu5febbjsu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орошек зелёный Global Village, 400 г</text:p>
          </table:table-cell>
          <table:table-cell office:value-type="string" calcext:value-type="string">
            <text:p>400 г / 157,4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2.99" calcext:value-type="currency">
            <text:p>62,99 ₽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office:value-type="string" calcext:value-type="string">
            <text:p>https://leonardo.edadeal.io/dyn/cr/catalyst/offers/pgjiqhq7wzjagr2fxffzbrsrk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орчица Global Village, французская, 270 г</text:p>
          </table:table-cell>
          <table:table-cell office:value-type="string" calcext:value-type="string">
            <text:p>270 г / 296,2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zovoa3dusmcbyb6sonfgdjlqi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отовый завтрак Unicorn Радужные колечки, с фруктовым…</text:p>
          </table:table-cell>
          <table:table-cell office:value-type="string" calcext:value-type="string">
            <text:p>195 г / 769,1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eyde537jr3nlg2cmwvo5vrrou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рецкий орех Mixbar Premium, ядро, 130 г</text:p>
          </table:table-cell>
          <table:table-cell office:value-type="string" calcext:value-type="string">
            <text:p>130 г / 1 538,3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44.99" calcext:value-type="currency">
            <text:p>244,99 ₽</text:p>
          </table:table-cell>
          <table:table-cell office:value-type="string" calcext:value-type="string">
            <text:p>https://leonardo.edadeal.io/dyn/cr/catalyst/offers/ezq5naarjpfbqusb3ts7pkouh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езодорант-антиперспирант Axe, Dark Temptation, 150 мл</text:p>
          </table:table-cell>
          <table:table-cell office:value-type="string" calcext:value-type="string">
            <text:p>150 мл / 1 799,93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9.99" calcext:value-type="currency">
            <text:p>269,99 ₽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office:value-type="string" calcext:value-type="string">
            <text:p>https://leonardo.edadeal.io/dyn/cr/catalyst/offers/7yu7tnd7j4pcjtet2fixqfhta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езодорант-антиперспирант Garnier, Активный контроль, 150 мл</text:p>
          </table:table-cell>
          <table:table-cell office:value-type="string" calcext:value-type="string">
            <text:p>150 мл / 1 199,93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table:style-name="ce4" office:value-type="currency" office:currency="RUB" office:value="226.19" calcext:value-type="currency">
            <text:p>226,19 ₽</text:p>
          </table:table-cell>
          <table:table-cell office:value-type="string" calcext:value-type="string">
            <text:p>https://leonardo.edadeal.io/dyn/cr/catalyst/offers/tiawmxoonw5qqknsylho5xzgy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езодорант-антиперспирант Garnier, Невидимый, 150 мл</text:p>
          </table:table-cell>
          <table:table-cell office:value-type="string" calcext:value-type="string">
            <text:p>150 мл / 1 199,93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table:style-name="ce4" office:value-type="currency" office:currency="RUB" office:value="226.19" calcext:value-type="currency">
            <text:p>226,19 ₽</text:p>
          </table:table-cell>
          <table:table-cell office:value-type="string" calcext:value-type="string">
            <text:p>https://leonardo.edadeal.io/dyn/cr/catalyst/offers/5uqyyzvhfl5qhcjnacqyj2vf3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есерт творожный Даниссимо, киви, Danone, 5,5%, 130 г</text:p>
          </table:table-cell>
          <table:table-cell office:value-type="string" calcext:value-type="string">
            <text:p>130 г / 384,54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1.19" calcext:value-type="currency">
            <text:p>71,19 ₽</text:p>
          </table:table-cell>
          <table:table-cell office:value-type="string" calcext:value-type="string">
            <text:p>https://leonardo.edadeal.io/dyn/cr/catalyst/offers/wxgrmusptntsj2t4r3r6xslqm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есерт творожный Даниссимо, с шоколадом, Danone, 6,7%, 130 г</text:p>
          </table:table-cell>
          <table:table-cell office:value-type="string" calcext:value-type="string">
            <text:p>130 г / 384,54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1.19" calcext:value-type="currency">
            <text:p>71,19 ₽</text:p>
          </table:table-cell>
          <table:table-cell office:value-type="string" calcext:value-type="string">
            <text:p>https://leonardo.edadeal.io/dyn/cr/catalyst/offers/ecmdqu22s7pzq4umpfhjugcvx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есерт творожный Даниссимо, фисташковое мороженое, Danone,…</text:p>
          </table:table-cell>
          <table:table-cell office:value-type="string" calcext:value-type="string">
            <text:p>130 г / 384,54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1.19" calcext:value-type="currency">
            <text:p>71,19 ₽</text:p>
          </table:table-cell>
          <table:table-cell office:value-type="string" calcext:value-type="string">
            <text:p>https://leonardo.edadeal.io/dyn/cr/catalyst/offers/i4nx5qtl25732qxzrqc7bsxy5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есерт творожный Даниссимо, хрустящие шарики в шоколаде,…</text:p>
          </table:table-cell>
          <table:table-cell office:value-type="string" calcext:value-type="string">
            <text:p>130 г / 384,54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1.19" calcext:value-type="currency">
            <text:p>71,19 ₽</text:p>
          </table:table-cell>
          <table:table-cell office:value-type="string" calcext:value-type="string">
            <text:p>https://leonardo.edadeal.io/dyn/cr/catalyst/offers/ekkgpnbsvxd3iowi5autz7x5o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есерт творожный Даниссимо, черника, Danone, 5,5%, 130 г</text:p>
          </table:table-cell>
          <table:table-cell office:value-type="string" calcext:value-type="string">
            <text:p>130 г / 384,54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1.19" calcext:value-type="currency">
            <text:p>71,19 ₽</text:p>
          </table:table-cell>
          <table:table-cell office:value-type="string" calcext:value-type="string">
            <text:p>https://leonardo.edadeal.io/dyn/cr/catalyst/offers/vceykfzcpdodooyjejfhnwt3b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есерт Global Village, из яблок, с маракуйей, 530 г</text:p>
          </table:table-cell>
          <table:table-cell office:value-type="string" calcext:value-type="string">
            <text:p>530 г / 207,5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office:value-type="string" calcext:value-type="string">
            <text:p>https://leonardo.edadeal.io/dyn/cr/catalyst/offers/wqhaoi5y3qxkxpmle6sd7gg7o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жем Махеевъ, клубничный, 300 г</text:p>
          </table:table-cell>
          <table:table-cell office:value-type="string" calcext:value-type="string">
            <text:p>300 г / 38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4.99" calcext:value-type="currency">
            <text:p>114,99 ₽</text:p>
          </table:table-cell>
          <table:table-cell table:style-name="ce4" office:value-type="currency" office:currency="RUB" office:value="137.79" calcext:value-type="currency">
            <text:p>137,79 ₽</text:p>
          </table:table-cell>
          <table:table-cell office:value-type="string" calcext:value-type="string">
            <text:p>https://leonardo.edadeal.io/dyn/cr/catalyst/offers/tyvpi63hhc7k6fuvlbb2x4w67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жем Махеевъ, лимонный, 300 г</text:p>
          </table:table-cell>
          <table:table-cell office:value-type="string" calcext:value-type="string">
            <text:p>300 г / 38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4.99" calcext:value-type="currency">
            <text:p>114,99 ₽</text:p>
          </table:table-cell>
          <table:table-cell table:style-name="ce4" office:value-type="currency" office:currency="RUB" office:value="137.79" calcext:value-type="currency">
            <text:p>137,79 ₽</text:p>
          </table:table-cell>
          <table:table-cell office:value-type="string" calcext:value-type="string">
            <text:p>https://leonardo.edadeal.io/dyn/cr/catalyst/offers/cdwwcegavtacjunsqje5dyf2v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жем Махеевъ, черничный, 300 г</text:p>
          </table:table-cell>
          <table:table-cell office:value-type="string" calcext:value-type="string">
            <text:p>300 г / 38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4.99" calcext:value-type="currency">
            <text:p>114,99 ₽</text:p>
          </table:table-cell>
          <table:table-cell table:style-name="ce4" office:value-type="currency" office:currency="RUB" office:value="137.79" calcext:value-type="currency">
            <text:p>137,79 ₽</text:p>
          </table:table-cell>
          <table:table-cell office:value-type="string" calcext:value-type="string">
            <text:p>https://leonardo.edadeal.io/dyn/cr/catalyst/offers/3mupoqjdaijhzsl22o7h4sh2e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жин Корела, 40%, 0,5 л</text:p>
          </table:table-cell>
          <table:table-cell office:value-type="string" calcext:value-type="string">
            <text:p>0,5 л / 81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09.99" calcext:value-type="currency">
            <text:p>409,99 ₽</text:p>
          </table:table-cell>
          <table:table-cell table:style-name="ce4" office:value-type="currency" office:currency="RUB" office:value="529.99" calcext:value-type="currency">
            <text:p>529,99 ₽</text:p>
          </table:table-cell>
          <table:table-cell office:value-type="string" calcext:value-type="string">
            <text:p>https://leonardo.edadeal.io/dyn/cr/catalyst/offers/kva47fhakaba5y3mjqhfj5d6v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жин Octo Gin, 40%, 0,5 л</text:p>
          </table:table-cell>
          <table:table-cell office:value-type="string" calcext:value-type="string">
            <text:p>0,5 л / 7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cywkvhkm7nikudhtozb2vxr6k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Драже Skittles, вкус фруктового йогурта, 70 г</text:p>
          </table:table-cell>
          <table:table-cell office:value-type="string" calcext:value-type="string">
            <text:p>70 г / 857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office:value-type="string" calcext:value-type="string">
            <text:p>https://leonardo.edadeal.io/dyn/cr/catalyst/offers/m3aftntdsapa6gr2r3ugrcqlq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вательная резинка Dirol White, мята, 13,6 г</text:p>
          </table:table-cell>
          <table:table-cell office:value-type="string" calcext:value-type="string">
            <text:p>13,6 г / 1 984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44.49" calcext:value-type="currency">
            <text:p>44,49 ₽</text:p>
          </table:table-cell>
          <table:table-cell office:value-type="string" calcext:value-type="string">
            <text:p>https://leonardo.edadeal.io/dyn/cr/catalyst/offers/cadtl5fic3btgz2jjff33zpth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вательная резинка Dirol, арбузная свежесть, 13,6 г</text:p>
          </table:table-cell>
          <table:table-cell office:value-type="string" calcext:value-type="string">
            <text:p>13,6 г / 1 984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44.49" calcext:value-type="currency">
            <text:p>44,49 ₽</text:p>
          </table:table-cell>
          <table:table-cell office:value-type="string" calcext:value-type="string">
            <text:p>https://leonardo.edadeal.io/dyn/cr/catalyst/offers/ondwxlvqwuctawec3oxxjs24g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вательная резинка Dirol, арбузно-дынный коктейль, 13,6 г</text:p>
          </table:table-cell>
          <table:table-cell office:value-type="string" calcext:value-type="string">
            <text:p>13,6 г / 1 984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44.49" calcext:value-type="currency">
            <text:p>44,49 ₽</text:p>
          </table:table-cell>
          <table:table-cell office:value-type="string" calcext:value-type="string">
            <text:p>https://leonardo.edadeal.io/dyn/cr/catalyst/offers/vhhfwqvinzu6dpkmdyio2yrou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вательная резинка Dirol, клубника-черешня, 13,6 г</text:p>
          </table:table-cell>
          <table:table-cell office:value-type="string" calcext:value-type="string">
            <text:p>13,6 г / 1 984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44.49" calcext:value-type="currency">
            <text:p>44,49 ₽</text:p>
          </table:table-cell>
          <table:table-cell office:value-type="string" calcext:value-type="string">
            <text:p>https://leonardo.edadeal.io/dyn/cr/catalyst/offers/owcnuaudv42mp5gwjjljklhx2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вательная резинка Dirol, клубника, 13,6 г</text:p>
          </table:table-cell>
          <table:table-cell office:value-type="string" calcext:value-type="string">
            <text:p>13,6 г / 1 984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44.49" calcext:value-type="currency">
            <text:p>44,49 ₽</text:p>
          </table:table-cell>
          <table:table-cell office:value-type="string" calcext:value-type="string">
            <text:p>https://leonardo.edadeal.io/dyn/cr/catalyst/offers/2cmncrev6h5qteultdbw3ft2s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вательная резинка Dirol, кокос-клубника, 13,6 г</text:p>
          </table:table-cell>
          <table:table-cell office:value-type="string" calcext:value-type="string">
            <text:p>13,6 г / 1 984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44.49" calcext:value-type="currency">
            <text:p>44,49 ₽</text:p>
          </table:table-cell>
          <table:table-cell office:value-type="string" calcext:value-type="string">
            <text:p>https://leonardo.edadeal.io/dyn/cr/catalyst/offers/wb5qigj2jywu5egjatnefwqae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вательная резинка Dirol, маракуйя, 13,6 г</text:p>
          </table:table-cell>
          <table:table-cell office:value-type="string" calcext:value-type="string">
            <text:p>13,6 г / 1 984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44.49" calcext:value-type="currency">
            <text:p>44,49 ₽</text:p>
          </table:table-cell>
          <table:table-cell office:value-type="string" calcext:value-type="string">
            <text:p>https://leonardo.edadeal.io/dyn/cr/catalyst/offers/l2ey4rvy5aaxlsw5ad6adaf5f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вательная резинка Dirol, морозная мята, 13,6 г</text:p>
          </table:table-cell>
          <table:table-cell office:value-type="string" calcext:value-type="string">
            <text:p>13,6 г / 1 984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44.49" calcext:value-type="currency">
            <text:p>44,49 ₽</text:p>
          </table:table-cell>
          <table:table-cell office:value-type="string" calcext:value-type="string">
            <text:p>https://leonardo.edadeal.io/dyn/cr/catalyst/offers/fl4lg3kp67xgl35lkblc2vghr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вательная резинка Dirol, мята, 13,6 г</text:p>
          </table:table-cell>
          <table:table-cell office:value-type="string" calcext:value-type="string">
            <text:p>13,6 г / 1 984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44.49" calcext:value-type="currency">
            <text:p>44,49 ₽</text:p>
          </table:table-cell>
          <table:table-cell office:value-type="string" calcext:value-type="string">
            <text:p>https://leonardo.edadeal.io/dyn/cr/catalyst/offers/unxmnzhxag4nzaf5thhmiv5hc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вательная резинка Love is, ассорти вкусов, 21 г</text:p>
          </table:table-cell>
          <table:table-cell office:value-type="string" calcext:value-type="string">
            <text:p>21 г / 1 285,2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office:value-type="string" calcext:value-type="string">
            <text:p>https://leonardo.edadeal.io/dyn/cr/catalyst/offers/yxqwjw5qj7vnh3ept6t3yfhfb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елтый полосатик, солено-сушеный, Fish House, 70 г</text:p>
          </table:table-cell>
          <table:table-cell office:value-type="string" calcext:value-type="string">
            <text:p>70 г / 1 285,5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j522zbrywaxhuchxivf5ln3zh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ироудалитель Unicum Gold, для плит и духовок, 500 мл</text:p>
          </table:table-cell>
          <table:table-cell office:value-type="string" calcext:value-type="string">
            <text:p>500 мл / 37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table:style-name="ce4" office:value-type="currency" office:currency="RUB" office:value="292.99" calcext:value-type="currency">
            <text:p>292,99 ₽</text:p>
          </table:table-cell>
          <table:table-cell office:value-type="string" calcext:value-type="string">
            <text:p>https://leonardo.edadeal.io/dyn/cr/catalyst/offers/67f7j5bx5uvssb6quomqe5ofp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Жироудалитель Unicum Gold, для стеклокерамических плит,…</text:p>
          </table:table-cell>
          <table:table-cell office:value-type="string" calcext:value-type="string">
            <text:p>500 мл / 41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09.99" calcext:value-type="currency">
            <text:p>209,99 ₽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office:value-type="string" calcext:value-type="string">
            <text:p>https://leonardo.edadeal.io/dyn/cr/catalyst/offers/dthw42zcf2joqlm6a3i2iwpcy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акуска Аппетитка Global Village, 520 г</text:p>
          </table:table-cell>
          <table:table-cell office:value-type="string" calcext:value-type="string">
            <text:p>520 г / 128,8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6.99" calcext:value-type="currency">
            <text:p>66,99 ₽</text:p>
          </table:table-cell>
          <table:table-cell table:style-name="ce4" office:value-type="currency" office:currency="RUB" office:value="100.49" calcext:value-type="currency">
            <text:p>100,49 ₽</text:p>
          </table:table-cell>
          <table:table-cell office:value-type="string" calcext:value-type="string">
            <text:p>https://leonardo.edadeal.io/dyn/cr/catalyst/offers/xnlrasugk2tjywwqkhblkkvt5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акуска Global Village, Венгерская, 480 г</text:p>
          </table:table-cell>
          <table:table-cell office:value-type="string" calcext:value-type="string">
            <text:p>480 г / 143,7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8.99" calcext:value-type="currency">
            <text:p>68,99 ₽</text:p>
          </table:table-cell>
          <table:table-cell table:style-name="ce4" office:value-type="currency" office:currency="RUB" office:value="103.49" calcext:value-type="currency">
            <text:p>103,49 ₽</text:p>
          </table:table-cell>
          <table:table-cell office:value-type="string" calcext:value-type="string">
            <text:p>https://leonardo.edadeal.io/dyn/cr/catalyst/offers/2zicf3ara3ybvn7fejryihdqe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аправка Sen Soy, для моркови по-корейски, 80 г</text:p>
          </table:table-cell>
          <table:table-cell office:value-type="string" calcext:value-type="string">
            <text:p>80 г / 624,8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61.99" calcext:value-type="currency">
            <text:p>61,99 ₽</text:p>
          </table:table-cell>
          <table:table-cell office:value-type="string" calcext:value-type="string">
            <text:p>https://leonardo.edadeal.io/dyn/cr/catalyst/offers/howuhyrvm52eesoxufd3epm7s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ефир Шарлиз, ваниль, 100 г</text:p>
          </table:table-cell>
          <table:table-cell office:value-type="string" calcext:value-type="string">
            <text:p>100 г / 35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5.99" calcext:value-type="currency">
            <text:p>35,99 ₽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office:value-type="string" calcext:value-type="string">
            <text:p>https://leonardo.edadeal.io/dyn/cr/catalyst/offers/4wj5sp5azgyf2mqq2rzenoxca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ефир Шарлиз, глазированный, с ароматом ванили, 240 г</text:p>
          </table:table-cell>
          <table:table-cell office:value-type="string" calcext:value-type="string">
            <text:p>240 г / 39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5.99" calcext:value-type="currency">
            <text:p>95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2nbac76mlsrwjv2gnhufkiekd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убная паста Colgate Total 12, витаминный заряд, 100 мл</text:p>
          </table:table-cell>
          <table:table-cell office:value-type="string" calcext:value-type="string">
            <text:p>100 мл / 1 699,9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239.19" calcext:value-type="currency">
            <text:p>239,19 ₽</text:p>
          </table:table-cell>
          <table:table-cell office:value-type="string" calcext:value-type="string">
            <text:p>https://leonardo.edadeal.io/dyn/cr/catalyst/offers/i742wc7zing5gcspsyg6pks6w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убная паста Colgate, кальций-ремин, 100 мл</text:p>
          </table:table-cell>
          <table:table-cell office:value-type="string" calcext:value-type="string">
            <text:p>100 мл / 1 699,9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226.49" calcext:value-type="currency">
            <text:p>226,49 ₽</text:p>
          </table:table-cell>
          <table:table-cell office:value-type="string" calcext:value-type="string">
            <text:p>https://leonardo.edadeal.io/dyn/cr/catalyst/offers/shi4obyfzgnx2vn55ddyt2nzl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убная щетка Colgate, optic white, 1 шт</text:p>
          </table:table-cell>
          <table:table-cell office:value-type="string" calcext:value-type="string">
            <text:p>1 шт / 219,99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296.79" calcext:value-type="currency">
            <text:p>296,79 ₽</text:p>
          </table:table-cell>
          <table:table-cell office:value-type="string" calcext:value-type="string">
            <text:p>https://leonardo.edadeal.io/dyn/cr/catalyst/offers/m2z3gnhyn4virjjt47bzgjrr3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убная щётка Splat Whitening, жёсткая, 1 шт</text:p>
          </table:table-cell>
          <table:table-cell office:value-type="string" calcext:value-type="string">
            <text:p>1 шт / 209,99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09.99" calcext:value-type="currency">
            <text:p>209,99 ₽</text:p>
          </table:table-cell>
          <table:table-cell table:style-name="ce4" office:value-type="currency" office:currency="RUB" office:value="242.29" calcext:value-type="currency">
            <text:p>242,29 ₽</text:p>
          </table:table-cell>
          <table:table-cell office:value-type="string" calcext:value-type="string">
            <text:p>https://leonardo.edadeal.io/dyn/cr/catalyst/offers/xug6iatdkwfm4t5phmujblf3y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убная щётка Splat Whitening, средняя, 1 шт</text:p>
          </table:table-cell>
          <table:table-cell office:value-type="string" calcext:value-type="string">
            <text:p>1 шт / 209,99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09.99" calcext:value-type="currency">
            <text:p>209,99 ₽</text:p>
          </table:table-cell>
          <table:table-cell table:style-name="ce4" office:value-type="currency" office:currency="RUB" office:value="242.29" calcext:value-type="currency">
            <text:p>242,29 ₽</text:p>
          </table:table-cell>
          <table:table-cell office:value-type="string" calcext:value-type="string">
            <text:p>https://leonardo.edadeal.io/dyn/cr/catalyst/offers/iph4yf6win2iuc4bufp6knkct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зделие сдобное Невское, с яблоком и корицей, Шарлиз, 500 г</text:p>
          </table:table-cell>
          <table:table-cell office:value-type="string" calcext:value-type="string">
            <text:p>500 г / 33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office:value-type="string" calcext:value-type="string">
            <text:p>https://leonardo.edadeal.io/dyn/cr/catalyst/offers/rlkrjeiz7ufsr6swe5rj7hbov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зделия макаронные Шебекинские, головоломки, 450 г</text:p>
          </table:table-cell>
          <table:table-cell office:value-type="string" calcext:value-type="string">
            <text:p>450 г / 110,8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" calcext:value-type="currency">
            <text:p>49,90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xwi6fi7qjiha4kiroh5k2bqdl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зделия макаронные Шебекинские, лапша лингвини, 450 г</text:p>
          </table:table-cell>
          <table:table-cell office:value-type="string" calcext:value-type="string">
            <text:p>450 г / 110,8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" calcext:value-type="currency">
            <text:p>49,90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aiqbicl7cs3vpvmtgvts4vvbo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зделия макаронные Шебекинские, перья, 450 г</text:p>
          </table:table-cell>
          <table:table-cell office:value-type="string" calcext:value-type="string">
            <text:p>450 г / 110,8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" calcext:value-type="currency">
            <text:p>49,90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7sgjtsti76boli3aje3nqrqsk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зделия макаронные Шебекинские, улитки, 450 г</text:p>
          </table:table-cell>
          <table:table-cell office:value-type="string" calcext:value-type="string">
            <text:p>450 г / 110,8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" calcext:value-type="currency">
            <text:p>49,90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qbd6px3gswsz6l4rarebxhm64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кра из кабачков Global Village, 520 г</text:p>
          </table:table-cell>
          <table:table-cell office:value-type="string" calcext:value-type="string">
            <text:p>520 г / 109,6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6.99" calcext:value-type="currency">
            <text:p>56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3n3qgyei6ychv6hgzlu7fie2z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кра Классическая, Санта Бремор, 180 г</text:p>
          </table:table-cell>
          <table:table-cell office:value-type="string" calcext:value-type="string">
            <text:p>180 г / 666,61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jd5sopjq5msborppbbjkm4lxc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кра Ресторация Обломов, баклажанная, 420 г</text:p>
          </table:table-cell>
          <table:table-cell office:value-type="string" calcext:value-type="string">
            <text:p>420 г / 321,4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4.99" calcext:value-type="currency">
            <text:p>134,99 ₽</text:p>
          </table:table-cell>
          <table:table-cell table:style-name="ce4" office:value-type="currency" office:currency="RUB" office:value="171.19" calcext:value-type="currency">
            <text:p>171,19 ₽</text:p>
          </table:table-cell>
          <table:table-cell office:value-type="string" calcext:value-type="string">
            <text:p>https://leonardo.edadeal.io/dyn/cr/catalyst/offers/236ltrf5me6zdztmrzt57r3zd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кра С копченым Лососем, Санта Бремор, 180 г</text:p>
          </table:table-cell>
          <table:table-cell office:value-type="string" calcext:value-type="string">
            <text:p>180 г / 666,61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dom64zzrf4sk7roeqjxbaxvhr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кра Царская, лососевая, имитированная, Европром, 220 г</text:p>
          </table:table-cell>
          <table:table-cell office:value-type="string" calcext:value-type="string">
            <text:p>220 г / 272,6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119.98" calcext:value-type="currency">
            <text:p>119,98 ₽</text:p>
          </table:table-cell>
          <table:table-cell office:value-type="string" calcext:value-type="string">
            <text:p>https://leonardo.edadeal.io/dyn/cr/catalyst/offers/spi3o6cnbnqswepzmz2dy3sea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мбирь розовый Global Village, маринованный, 250 г</text:p>
          </table:table-cell>
          <table:table-cell office:value-type="string" calcext:value-type="string">
            <text:p>250 г / 31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04.99" calcext:value-type="currency">
            <text:p>104,99 ₽</text:p>
          </table:table-cell>
          <table:table-cell office:value-type="string" calcext:value-type="string">
            <text:p>https://leonardo.edadeal.io/dyn/cr/catalyst/offers/cmzxoqvty6wfdgsgyjblig3wd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ндейка тушёная, Мясная Ферма, 325 г</text:p>
          </table:table-cell>
          <table:table-cell office:value-type="string" calcext:value-type="string">
            <text:p>325 г / 399,9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45.99" calcext:value-type="currency">
            <text:p>145,99 ₽</text:p>
          </table:table-cell>
          <table:table-cell office:value-type="string" calcext:value-type="string">
            <text:p>https://leonardo.edadeal.io/dyn/cr/catalyst/offers/bkkulgzbezxwvmjovd7imbsla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рис сливочный, Шарлиз, 200 г</text:p>
          </table:table-cell>
          <table:table-cell office:value-type="string" calcext:value-type="string">
            <text:p>200 г / 274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4.99" calcext:value-type="currency">
            <text:p>54,99 ₽</text:p>
          </table:table-cell>
          <table:table-cell table:style-name="ce4" office:value-type="currency" office:currency="RUB" office:value="67.99" calcext:value-type="currency">
            <text:p>67,99 ₽</text:p>
          </table:table-cell>
          <table:table-cell office:value-type="string" calcext:value-type="string">
            <text:p>https://leonardo.edadeal.io/dyn/cr/catalyst/offers/oxdneiox3xjualqzg5dzpjofd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рис Meller, с соленой карамелью, 38 г</text:p>
          </table:table-cell>
          <table:table-cell office:value-type="string" calcext:value-type="string">
            <text:p>38 г / 1 052,3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office:value-type="string" calcext:value-type="string">
            <text:p>https://leonardo.edadeal.io/dyn/cr/catalyst/offers/v5rx4b2ntcsdst67mgsatmnld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рис Meller, с шоколадом, 38 г</text:p>
          </table:table-cell>
          <table:table-cell office:value-type="string" calcext:value-type="string">
            <text:p>38 г / 1 052,3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office:value-type="string" calcext:value-type="string">
            <text:p>https://leonardo.edadeal.io/dyn/cr/catalyst/offers/h75l7f7s6p46bm46s7nofxxne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Йогурт Сарафаново, термостатный, 1,5%, 125 г</text:p>
          </table:table-cell>
          <table:table-cell office:value-type="string" calcext:value-type="string">
            <text:p>125 г / 159,9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7.99" calcext:value-type="currency">
            <text:p>27,99 ₽</text:p>
          </table:table-cell>
          <table:table-cell office:value-type="string" calcext:value-type="string">
            <text:p>https://leonardo.edadeal.io/dyn/cr/catalyst/offers/vl5kkgcdykr6tlxtb734b4gma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Йогурт Danone, клубника, 2,9%, 110 г</text:p>
          </table:table-cell>
          <table:table-cell office:value-type="string" calcext:value-type="string">
            <text:p>110 г / 227,1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4.99" calcext:value-type="currency">
            <text:p>24,99 ₽</text:p>
          </table:table-cell>
          <table:table-cell table:style-name="ce4" office:value-type="currency" office:currency="RUB" office:value="28.79" calcext:value-type="currency">
            <text:p>28,79 ₽</text:p>
          </table:table-cell>
          <table:table-cell office:value-type="string" calcext:value-type="string">
            <text:p>https://leonardo.edadeal.io/dyn/cr/catalyst/offers/7i7glug6urcmbdoqaerillah6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као-напиток Ухтышки, с витаминами, 300г</text:p>
          </table:table-cell>
          <table:table-cell office:value-type="string" calcext:value-type="string">
            <text:p>300 г / 449,9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4.99" calcext:value-type="currency">
            <text:p>134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a2zxhhu3dr4qq3rvlb4hxwyrx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као-напиток Хрутка, 500 г</text:p>
          </table:table-cell>
          <table:table-cell office:value-type="string" calcext:value-type="string">
            <text:p>500 г / 39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office:value-type="string" calcext:value-type="string">
            <text:p>https://leonardo.edadeal.io/dyn/cr/catalyst/offers/qd7ddrddpxk2w6f77x7nesmk3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рамель Единороги, ассорти, Lenco, 25 г</text:p>
          </table:table-cell>
          <table:table-cell office:value-type="string" calcext:value-type="string">
            <text:p>25 г / 1 399,6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.99" calcext:value-type="currency">
            <text:p>34,99 ₽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office:value-type="string" calcext:value-type="string">
            <text:p>https://leonardo.edadeal.io/dyn/cr/catalyst/offers/slt6ysdrg3x52r62np7652q57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рамель Chupa Chups, Fruit-Tella, 17 г</text:p>
          </table:table-cell>
          <table:table-cell office:value-type="string" calcext:value-type="string">
            <text:p>17 г / 999,4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.99" calcext:value-type="currency">
            <text:p>16,99 ₽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office:value-type="string" calcext:value-type="string">
            <text:p>https://leonardo.edadeal.io/dyn/cr/catalyst/offers/7qcrdkrsrxoqzwr2zjukwx4uy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рамель Mixbar, молочная, 11,3 г</text:p>
          </table:table-cell>
          <table:table-cell office:value-type="string" calcext:value-type="string">
            <text:p>11,3 г / 618,5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.99" calcext:value-type="currency">
            <text:p>6,99 ₽</text:p>
          </table:table-cell>
          <table:table-cell table:style-name="ce4" office:value-type="currency" office:currency="RUB" office:value="8.99" calcext:value-type="currency">
            <text:p>8,99 ₽</text:p>
          </table:table-cell>
          <table:table-cell office:value-type="string" calcext:value-type="string">
            <text:p>https://leonardo.edadeal.io/dyn/cr/catalyst/offers/6mbby35n5e6czhzsfqyslzhce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ртофельное пюре Роллтон, с курицей, 40 г</text:p>
          </table:table-cell>
          <table:table-cell office:value-type="string" calcext:value-type="string">
            <text:p>40 г / 937,2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7.49" calcext:value-type="currency">
            <text:p>37,49 ₽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office:value-type="string" calcext:value-type="string">
            <text:p>https://leonardo.edadeal.io/dyn/cr/catalyst/offers/mnrpv3qg4ikv66kstspevb7et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ртофельное пюре Роллтон, с мясным вкусом, 40 г</text:p>
          </table:table-cell>
          <table:table-cell office:value-type="string" calcext:value-type="string">
            <text:p>40 г / 937,2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7.49" calcext:value-type="currency">
            <text:p>37,49 ₽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office:value-type="string" calcext:value-type="string">
            <text:p>https://leonardo.edadeal.io/dyn/cr/catalyst/offers/hw6lthharrdmnw6pksnda2vxp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ртофельное пюре Роллтон, с сухариками, 40 г</text:p>
          </table:table-cell>
          <table:table-cell office:value-type="string" calcext:value-type="string">
            <text:p>40 г / 937,2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7.49" calcext:value-type="currency">
            <text:p>37,49 ₽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office:value-type="string" calcext:value-type="string">
            <text:p>https://leonardo.edadeal.io/dyn/cr/catalyst/offers/bwjhgm3jgq4vdp7vwem2umki7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безмолочная Heinz, многозерновая, 180 г</text:p>
          </table:table-cell>
          <table:table-cell office:value-type="string" calcext:value-type="string">
            <text:p>180 г / 666,6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54.99" calcext:value-type="currency">
            <text:p>154,99 ₽</text:p>
          </table:table-cell>
          <table:table-cell office:value-type="string" calcext:value-type="string">
            <text:p>https://leonardo.edadeal.io/dyn/cr/catalyst/offers/57zkf4fmj5vgfxxxhrhycth6e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гречневая, Ясно Солнышко, с грибами и жареным луком,…</text:p>
          </table:table-cell>
          <table:table-cell office:value-type="string" calcext:value-type="string">
            <text:p>45 г / 666,4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office:value-type="string" calcext:value-type="string">
            <text:p>https://leonardo.edadeal.io/dyn/cr/catalyst/offers/3zslnatszkuqapgezzg7w3cbp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молочная ФрутоНяня, гречневая с яблоком, 200 мл</text:p>
          </table:table-cell>
          <table:table-cell office:value-type="string" calcext:value-type="string">
            <text:p>200 мл / 199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q2kwkghvzec2tixkjvcmauh7r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молочная ФрутоНяня, лесные ягоды, 200 мл</text:p>
          </table:table-cell>
          <table:table-cell office:value-type="string" calcext:value-type="string">
            <text:p>200 мл / 199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l6roy2ysqlwkixz6btqtzcoda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молочная ФрутоНяня, молочно-злаковая, 200 мл</text:p>
          </table:table-cell>
          <table:table-cell office:value-type="string" calcext:value-type="string">
            <text:p>200 мл / 199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x5nuyerphyfv24gag5p6csehc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молочная ФрутоНяня, молочно-пшеничная, 200 мл</text:p>
          </table:table-cell>
          <table:table-cell office:value-type="string" calcext:value-type="string">
            <text:p>200 мл / 199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or65chzmnzdbed7ib3xijws7t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молочная ФрутоНяня, молочно-рисовая, 200 мл</text:p>
          </table:table-cell>
          <table:table-cell office:value-type="string" calcext:value-type="string">
            <text:p>200 мл / 199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fmsvkmxvkqlem6uerkeargrql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молочная ФрутоНяня, яблоко-малина-черника, 200 мл</text:p>
          </table:table-cell>
          <table:table-cell office:value-type="string" calcext:value-type="string">
            <text:p>200 мл / 199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ehnsti4si5dtuuojssav3qdja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молочная Heinz, овсяная, персик, 200 г</text:p>
          </table:table-cell>
          <table:table-cell office:value-type="string" calcext:value-type="string">
            <text:p>200 г / 74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table:style-name="ce4" office:value-type="currency" office:currency="RUB" office:value="184.99" calcext:value-type="currency">
            <text:p>184,99 ₽</text:p>
          </table:table-cell>
          <table:table-cell office:value-type="string" calcext:value-type="string">
            <text:p>https://leonardo.edadeal.io/dyn/cr/catalyst/offers/ztth3e5pr5w2nlmpbu7xm4qgm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овсяная Mollis, молочная с клубникой, 40 г</text:p>
          </table:table-cell>
          <table:table-cell office:value-type="string" calcext:value-type="string">
            <text:p>40 г / 467,2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.69" calcext:value-type="currency">
            <text:p>18,69 ₽</text:p>
          </table:table-cell>
          <table:table-cell table:style-name="ce4" office:value-type="currency" office:currency="RUB" office:value="21.99" calcext:value-type="currency">
            <text:p>21,99 ₽</text:p>
          </table:table-cell>
          <table:table-cell office:value-type="string" calcext:value-type="string">
            <text:p>https://leonardo.edadeal.io/dyn/cr/catalyst/offers/ys7tntulp6hvd7xz5mhltit4r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овсяная Mollis, молочная с черникой, 40 г</text:p>
          </table:table-cell>
          <table:table-cell office:value-type="string" calcext:value-type="string">
            <text:p>40 г / 467,2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.69" calcext:value-type="currency">
            <text:p>18,69 ₽</text:p>
          </table:table-cell>
          <table:table-cell table:style-name="ce4" office:value-type="currency" office:currency="RUB" office:value="21.99" calcext:value-type="currency">
            <text:p>21,99 ₽</text:p>
          </table:table-cell>
          <table:table-cell office:value-type="string" calcext:value-type="string">
            <text:p>https://leonardo.edadeal.io/dyn/cr/catalyst/offers/v3nddmgargoipcsqprgye7g5f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овсяная Mollis, с абрикосом, 40 г</text:p>
          </table:table-cell>
          <table:table-cell office:value-type="string" calcext:value-type="string">
            <text:p>40 г / 467,2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.69" calcext:value-type="currency">
            <text:p>18,69 ₽</text:p>
          </table:table-cell>
          <table:table-cell table:style-name="ce4" office:value-type="currency" office:currency="RUB" office:value="21.99" calcext:value-type="currency">
            <text:p>21,99 ₽</text:p>
          </table:table-cell>
          <table:table-cell office:value-type="string" calcext:value-type="string">
            <text:p>https://leonardo.edadeal.io/dyn/cr/catalyst/offers/zkhtkmagh52ghdpr5s4uizbnq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ФрутоНяня, безмолочная, яблоко-банан-клубника, 200 мл</text:p>
          </table:table-cell>
          <table:table-cell office:value-type="string" calcext:value-type="string">
            <text:p>200 мл / 199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vukaxtgyadwvptnm3ydpxywda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аша ФрутоНяня, безмолочная, яблоко-земляника-малина…</text:p>
          </table:table-cell>
          <table:table-cell office:value-type="string" calcext:value-type="string">
            <text:p>200 мл / 199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h72urbiw2fbtrtoxo6esosw3q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вас Русский Узор, 1,5 л</text:p>
          </table:table-cell>
          <table:table-cell office:value-type="string" calcext:value-type="string">
            <text:p>1,5 л / 44,66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6.99" calcext:value-type="currency">
            <text:p>66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skgntgliwz5rq36rlimhah6tg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екс творожный, Аладушкин, 400 г</text:p>
          </table:table-cell>
          <table:table-cell office:value-type="string" calcext:value-type="string">
            <text:p>400 г / 249,9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99.98" calcext:value-type="currency">
            <text:p>199,98 ₽</text:p>
          </table:table-cell>
          <table:table-cell office:value-type="string" calcext:value-type="string">
            <text:p>https://leonardo.edadeal.io/dyn/cr/catalyst/offers/7f73in4lklp7eatcaymiecgmt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ета, холодного копчения, филе-ломтики, Дивный Берег, 80 г</text:p>
          </table:table-cell>
          <table:table-cell office:value-type="string" calcext:value-type="string">
            <text:p>80 г / 1 374,8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office:value-type="string" calcext:value-type="string">
            <text:p>https://leonardo.edadeal.io/dyn/cr/catalyst/offers/puoxg6yssgggjycpwxdnwc673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етчуп Махеевъ, лечо, 500 г</text:p>
          </table:table-cell>
          <table:table-cell office:value-type="string" calcext:value-type="string">
            <text:p>500 г / 19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25.99" calcext:value-type="currency">
            <text:p>125,99 ₽</text:p>
          </table:table-cell>
          <table:table-cell office:value-type="string" calcext:value-type="string">
            <text:p>https://leonardo.edadeal.io/dyn/cr/catalyst/offers/tevxrqkj5nogin7umo62iklcd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етчуп Махеевъ, томатный, 300 г</text:p>
          </table:table-cell>
          <table:table-cell office:value-type="string" calcext:value-type="string">
            <text:p>300 г / 176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2.99" calcext:value-type="currency">
            <text:p>52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afb72hnlnohc5gqqhcmerwwgd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етчуп Махеевъ, чили, 300 г</text:p>
          </table:table-cell>
          <table:table-cell office:value-type="string" calcext:value-type="string">
            <text:p>300 г / 23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qm4x3uuvwd3moagspxvukblxg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етчуп Рестория, томатный, 300 г</text:p>
          </table:table-cell>
          <table:table-cell office:value-type="string" calcext:value-type="string">
            <text:p>300 г / 22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6.99" calcext:value-type="currency">
            <text:p>66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atpmk6jxdc6uuoqflarlwfdfc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етчуп Рестория, шашлычный, 300 г</text:p>
          </table:table-cell>
          <table:table-cell office:value-type="string" calcext:value-type="string">
            <text:p>300 г / 22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6.99" calcext:value-type="currency">
            <text:p>66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4g6jnxtndxqbymofwicm3vhet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етчуп Heinz, томатный, 1 кг</text:p>
          </table:table-cell>
          <table:table-cell office:value-type="string" calcext:value-type="string">
            <text:p>1 кг / 239,9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39.99" calcext:value-type="currency">
            <text:p>239,99 ₽</text:p>
          </table:table-cell>
          <table:table-cell table:style-name="ce4" office:value-type="currency" office:currency="RUB" office:value="344.99" calcext:value-type="currency">
            <text:p>344,99 ₽</text:p>
          </table:table-cell>
          <table:table-cell office:value-type="string" calcext:value-type="string">
            <text:p>https://leonardo.edadeal.io/dyn/cr/catalyst/offers/uktjafredozp3wgvahrfysywu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ефирный коктейль Простоквашино, обезжиренный, клубника,…</text:p>
          </table:table-cell>
          <table:table-cell office:value-type="string" calcext:value-type="string">
            <text:p>900 г / 93,3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3.99" calcext:value-type="currency">
            <text:p>83,99 ₽</text:p>
          </table:table-cell>
          <table:table-cell table:style-name="ce4" office:value-type="currency" office:currency="RUB" office:value="97.19" calcext:value-type="currency">
            <text:p>97,19 ₽</text:p>
          </table:table-cell>
          <table:table-cell office:value-type="string" calcext:value-type="string">
            <text:p>https://leonardo.edadeal.io/dyn/cr/catalyst/offers/o2flygeh6673ttkdfziwiz6xc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илька Fish House, в томатном соусе, 240 г</text:p>
          </table:table-cell>
          <table:table-cell office:value-type="string" calcext:value-type="string">
            <text:p>240 г / 291,6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e5r7e6mdpkw7gy4pkbicnj3oy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зинак Mixbar, арахисовый, 150 г</text:p>
          </table:table-cell>
          <table:table-cell office:value-type="string" calcext:value-type="string">
            <text:p>150 г / 419,9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2.99" calcext:value-type="currency">
            <text:p>62,99 ₽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office:value-type="string" calcext:value-type="string">
            <text:p>https://leonardo.edadeal.io/dyn/cr/catalyst/offers/zqvhs5fye4mdwara4u6bwchhf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зинаки Богучарские, кунжут-семечки-карамель, AgroSputnik,…</text:p>
          </table:table-cell>
          <table:table-cell office:value-type="string" calcext:value-type="string">
            <text:p>250 г / 51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229.99" calcext:value-type="currency">
            <text:p>229,99 ₽</text:p>
          </table:table-cell>
          <table:table-cell office:value-type="string" calcext:value-type="string">
            <text:p>https://leonardo.edadeal.io/dyn/cr/catalyst/offers/csmuzfv4jcep6hwoimzr4qyln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ктейль Висковый напиток Crazy Jack Speak Easy, 40%, 0,5 л</text:p>
          </table:table-cell>
          <table:table-cell office:value-type="string" calcext:value-type="string">
            <text:p>0,5 л / 7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gcy56lmsz4nccg3v64um4lky4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ктейль из морепродуктов, в рассоле, Fish House, 300 г</text:p>
          </table:table-cell>
          <table:table-cell office:value-type="string" calcext:value-type="string">
            <text:p>300 г / 449,9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34.99" calcext:value-type="currency">
            <text:p>134,99 ₽</text:p>
          </table:table-cell>
          <table:table-cell table:style-name="ce4" office:value-type="currency" office:currency="RUB" office:value="214.99" calcext:value-type="currency">
            <text:p>214,99 ₽</text:p>
          </table:table-cell>
          <table:table-cell office:value-type="string" calcext:value-type="string">
            <text:p>https://leonardo.edadeal.io/dyn/cr/catalyst/offers/tsg2wyvvnngnxsrl4pjq3xg2n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ктейль Оливковый Delicatesse de Mare, из морепродуктов,…</text:p>
          </table:table-cell>
          <table:table-cell office:value-type="string" calcext:value-type="string">
            <text:p>380 г / 578,9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4t57awwvqkz3am6ch4n64fxtv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ктейль Фрутоняня, молочный, банан, 2,1%, 0,2 л</text:p>
          </table:table-cell>
          <table:table-cell office:value-type="string" calcext:value-type="string">
            <text:p>0,2 л / 194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8.99" calcext:value-type="currency">
            <text:p>38,99 ₽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office:value-type="string" calcext:value-type="string">
            <text:p>https://leonardo.edadeal.io/dyn/cr/catalyst/offers/txl2bxewl32jkms35j6gprcrv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ктейль Фрутоняня, молочный, клубника-земляника, 2,1%, 0,2…</text:p>
          </table:table-cell>
          <table:table-cell office:value-type="string" calcext:value-type="string">
            <text:p>0,2 л / 194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8.99" calcext:value-type="currency">
            <text:p>38,99 ₽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office:value-type="string" calcext:value-type="string">
            <text:p>https://leonardo.edadeal.io/dyn/cr/catalyst/offers/i5nmiqyfhopt3hgmtb7xd5z4i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ктейль Фрутоняня, молочный, малина, 2,1%, 0,2 л</text:p>
          </table:table-cell>
          <table:table-cell office:value-type="string" calcext:value-type="string">
            <text:p>0,2 л / 194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8.99" calcext:value-type="currency">
            <text:p>38,99 ₽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office:value-type="string" calcext:value-type="string">
            <text:p>https://leonardo.edadeal.io/dyn/cr/catalyst/offers/3f2tkkl43or5hdem4dqksvns3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Вязанка, со шпиком, Стародворские колбасы, 500 г</text:p>
          </table:table-cell>
          <table:table-cell office:value-type="string" calcext:value-type="string">
            <text:p>500 г / 33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309.99" calcext:value-type="currency">
            <text:p>309,99 ₽</text:p>
          </table:table-cell>
          <table:table-cell office:value-type="string" calcext:value-type="string">
            <text:p>https://leonardo.edadeal.io/dyn/cr/catalyst/offers/3m73abfsxawiwgelnsw42io3q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Говяжья Оригинальная, вареная, Новгородский бекон,…</text:p>
          </table:table-cell>
          <table:table-cell office:value-type="string" calcext:value-type="string">
            <text:p>500 г / 23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74.69" calcext:value-type="currency">
            <text:p>174,69 ₽</text:p>
          </table:table-cell>
          <table:table-cell office:value-type="string" calcext:value-type="string">
            <text:p>https://leonardo.edadeal.io/dyn/cr/catalyst/offers/ups44rd32e3khcuh53ah5d2hn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Докторская в синюге, вареная, Новгородский Бекон,…</text:p>
          </table:table-cell>
          <table:table-cell office:value-type="string" calcext:value-type="string">
            <text:p>100 г / 54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4.99" calcext:value-type="currency">
            <text:p>54,99 ₽</text:p>
          </table:table-cell>
          <table:table-cell table:style-name="ce4" office:value-type="currency" office:currency="RUB" office:value="87.39" calcext:value-type="currency">
            <text:p>87,39 ₽</text:p>
          </table:table-cell>
          <table:table-cell office:value-type="string" calcext:value-type="string">
            <text:p>https://leonardo.edadeal.io/dyn/cr/catalyst/offers/kmdskviu63ci2inyoxuevuv22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Домашняя, полукопченая, Новгородский бекон, 500 г</text:p>
          </table:table-cell>
          <table:table-cell office:value-type="string" calcext:value-type="string">
            <text:p>500 г / 39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338.29" calcext:value-type="currency">
            <text:p>338,29 ₽</text:p>
          </table:table-cell>
          <table:table-cell office:value-type="string" calcext:value-type="string">
            <text:p>https://leonardo.edadeal.io/dyn/cr/catalyst/offers/hmjzsfhl3lvbaynfxflcsp37h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Итальянская Салями, сырокопченая, Останкино, 150 г</text:p>
          </table:table-cell>
          <table:table-cell office:value-type="string" calcext:value-type="string">
            <text:p>150 г / 933,2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204.99" calcext:value-type="currency">
            <text:p>204,99 ₽</text:p>
          </table:table-cell>
          <table:table-cell office:value-type="string" calcext:value-type="string">
            <text:p>https://leonardo.edadeal.io/dyn/cr/catalyst/offers/5hlsxksneg5iewvn7v7jq4wkq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Краковская, полукопченая, Мясная Ферма, 400 г</text:p>
          </table:table-cell>
          <table:table-cell office:value-type="string" calcext:value-type="string">
            <text:p>400 г / 524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09.99" calcext:value-type="currency">
            <text:p>209,99 ₽</text:p>
          </table:table-cell>
          <table:table-cell table:style-name="ce4" office:value-type="currency" office:currency="RUB" office:value="239.99" calcext:value-type="currency">
            <text:p>239,99 ₽</text:p>
          </table:table-cell>
          <table:table-cell office:value-type="string" calcext:value-type="string">
            <text:p>https://leonardo.edadeal.io/dyn/cr/catalyst/offers/g6lv24sheylnplhgl5pcxqbou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Молочная ГОСТ, вареная, Великолукский МК, 500 г</text:p>
          </table:table-cell>
          <table:table-cell office:value-type="string" calcext:value-type="string">
            <text:p>500 г / 35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table:style-name="ce4" office:value-type="currency" office:currency="RUB" office:value="278.39" calcext:value-type="currency">
            <text:p>278,39 ₽</text:p>
          </table:table-cell>
          <table:table-cell office:value-type="string" calcext:value-type="string">
            <text:p>https://leonardo.edadeal.io/dyn/cr/catalyst/offers/3nt3luprr6fsbyddrmmqqqkhe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Мясная, вареная, Папа Может, 500 г</text:p>
          </table:table-cell>
          <table:table-cell office:value-type="string" calcext:value-type="string">
            <text:p>500 г / 27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svgyiwbulb4og4c4lmkd2hlol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Премьера, сырокопченая, Дым Дымычъ, 200 г</text:p>
          </table:table-cell>
          <table:table-cell office:value-type="string" calcext:value-type="string">
            <text:p>200 г / 649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0.49" calcext:value-type="currency">
            <text:p>190,49 ₽</text:p>
          </table:table-cell>
          <table:table-cell office:value-type="string" calcext:value-type="string">
            <text:p>https://leonardo.edadeal.io/dyn/cr/catalyst/offers/jvfgjjxmjtwiqgwrll5hry3qw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Салями Венская, сырокопчёная, Клинский МК, 300 г</text:p>
          </table:table-cell>
          <table:table-cell office:value-type="string" calcext:value-type="string">
            <text:p>300 г / 83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office:value-type="string" calcext:value-type="string">
            <text:p>https://leonardo.edadeal.io/dyn/cr/catalyst/offers/fd34h22rz5pk6fx7fqwfhxzmy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Сервелат Финский, варено-копченый, Великолукский МК,…</text:p>
          </table:table-cell>
          <table:table-cell office:value-type="string" calcext:value-type="string">
            <text:p>400 г / 424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264.49" calcext:value-type="currency">
            <text:p>264,49 ₽</text:p>
          </table:table-cell>
          <table:table-cell office:value-type="string" calcext:value-type="string">
            <text:p>https://leonardo.edadeal.io/dyn/cr/catalyst/offers/ucukhdt5xpi7cafuoumxsq66r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Фирменная, полусухая, Дым Дымыч, 300 г</text:p>
          </table:table-cell>
          <table:table-cell office:value-type="string" calcext:value-type="string">
            <text:p>300 г / 73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449.99" calcext:value-type="currency">
            <text:p>449,99 ₽</text:p>
          </table:table-cell>
          <table:table-cell office:value-type="string" calcext:value-type="string">
            <text:p>https://leonardo.edadeal.io/dyn/cr/catalyst/offers/t6fuabz7bgytblz7rusonm5pz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лбаса Fuet Extra, сыровяленая, Casademont, 150 г</text:p>
          </table:table-cell>
          <table:table-cell office:value-type="string" calcext:value-type="string">
            <text:p>150 г / 1 599,9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39.99" calcext:value-type="currency">
            <text:p>239,99 ₽</text:p>
          </table:table-cell>
          <table:table-cell table:style-name="ce4" office:value-type="currency" office:currency="RUB" office:value="402.59" calcext:value-type="currency">
            <text:p>402,59 ₽</text:p>
          </table:table-cell>
          <table:table-cell office:value-type="string" calcext:value-type="string">
            <text:p>https://leonardo.edadeal.io/dyn/cr/catalyst/offers/wq7dwrblhbyuta2esw6uu7frs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диционер Vernel, дивная магнолия, 870 мл</text:p>
          </table:table-cell>
          <table:table-cell office:value-type="string" calcext:value-type="string">
            <text:p>870 мл / 201,14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74.99" calcext:value-type="currency">
            <text:p>174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jkwkrfddvcp7fc474ujzqbnu2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диционер Vernel, кокосовая вода и минералы, 870 мл</text:p>
          </table:table-cell>
          <table:table-cell office:value-type="string" calcext:value-type="string">
            <text:p>870 мл / 201,14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74.99" calcext:value-type="currency">
            <text:p>174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fqoumqmkmt6qvqonxqezzphso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диционер Vernel, Свежесть летнего утра, 910 мл</text:p>
          </table:table-cell>
          <table:table-cell office:value-type="string" calcext:value-type="string">
            <text:p>910 мл / 192,3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74.99" calcext:value-type="currency">
            <text:p>174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ziclnsm4ffedj33orl2oho7f4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диционер Vernel, Свежий бриз, 910 мл</text:p>
          </table:table-cell>
          <table:table-cell office:value-type="string" calcext:value-type="string">
            <text:p>910 мл / 192,3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74.99" calcext:value-type="currency">
            <text:p>174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hobc3kneie2uup3fl475easo5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диционер Vernel, чувственная роза, 870 мл</text:p>
          </table:table-cell>
          <table:table-cell office:value-type="string" calcext:value-type="string">
            <text:p>870 мл / 201,14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74.99" calcext:value-type="currency">
            <text:p>174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qzuxeyajvsccfgcvy2xp3kkyn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35, с шоколадной начинкой, Эссен, 100 г</text:p>
          </table:table-cell>
          <table:table-cell office:value-type="string" calcext:value-type="string">
            <text:p>100 г / 34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.99" calcext:value-type="currency">
            <text:p>34,99 ₽</text:p>
          </table:table-cell>
          <table:table-cell table:style-name="ce4" office:value-type="currency" office:currency="RUB" office:value="52.99" calcext:value-type="currency">
            <text:p>52,99 ₽</text:p>
          </table:table-cell>
          <table:table-cell office:value-type="string" calcext:value-type="string">
            <text:p>https://leonardo.edadeal.io/dyn/cr/catalyst/offers/mibjwycf7llvtevirl6dwfuxq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Азовская на сливках, молочные, 100 г</text:p>
          </table:table-cell>
          <table:table-cell office:value-type="string" calcext:value-type="string">
            <text:p>100 г / 279,9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7.99" calcext:value-type="currency">
            <text:p>27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lpwxhqx7pmjegynzmpuxmq2mt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Батончик, Рот Фронт, 100 г</text:p>
          </table:table-cell>
          <table:table-cell office:value-type="string" calcext:value-type="string">
            <text:p>100 г / 419,9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1.99" calcext:value-type="currency">
            <text:p>41,99 ₽</text:p>
          </table:table-cell>
          <table:table-cell table:style-name="ce4" office:value-type="currency" office:currency="RUB" office:value="56.99" calcext:value-type="currency">
            <text:p>56,99 ₽</text:p>
          </table:table-cell>
          <table:table-cell office:value-type="string" calcext:value-type="string">
            <text:p>https://leonardo.edadeal.io/dyn/cr/catalyst/offers/uw7zs6oouwl4unej57lc36tjy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Батончики Ореховая роща, Красный Октябрь, 100 г</text:p>
          </table:table-cell>
          <table:table-cell office:value-type="string" calcext:value-type="string">
            <text:p>100 г / 3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47.99" calcext:value-type="currency">
            <text:p>47,99 ₽</text:p>
          </table:table-cell>
          <table:table-cell office:value-type="string" calcext:value-type="string">
            <text:p>https://leonardo.edadeal.io/dyn/cr/catalyst/offers/zrlqpanyyf6jd27jbqhec3xmb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Беловежская Пуща, Коммунарка, 100 г</text:p>
          </table:table-cell>
          <table:table-cell office:value-type="string" calcext:value-type="string">
            <text:p>100 г / 4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5.99" calcext:value-type="currency">
            <text:p>75,99 ₽</text:p>
          </table:table-cell>
          <table:table-cell office:value-type="string" calcext:value-type="string">
            <text:p>https://leonardo.edadeal.io/dyn/cr/catalyst/offers/qaedtvpxxmommxuctonl3dn6m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ДаЁжъ, Essen, 100 г</text:p>
          </table:table-cell>
          <table:table-cell office:value-type="string" calcext:value-type="string">
            <text:p>100 г / 34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.99" calcext:value-type="currency">
            <text:p>34,99 ₽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office:value-type="string" calcext:value-type="string">
            <text:p>https://leonardo.edadeal.io/dyn/cr/catalyst/offers/txj47trpcizv7oujbq6dhapj3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Живинка, со вкусом арбуза, Konti, 100 г</text:p>
          </table:table-cell>
          <table:table-cell office:value-type="string" calcext:value-type="string">
            <text:p>100 г / 2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office:value-type="string" calcext:value-type="string">
            <text:p>https://leonardo.edadeal.io/dyn/cr/catalyst/offers/bot5j2l4vvmqexz6teezkohfp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Золотой Степ, глазированные, арахис, карамель,…</text:p>
          </table:table-cell>
          <table:table-cell office:value-type="string" calcext:value-type="string">
            <text:p>50 г / 499,8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4.99" calcext:value-type="currency">
            <text:p>24,99 ₽</text:p>
          </table:table-cell>
          <table:table-cell table:style-name="ce4" office:value-type="currency" office:currency="RUB" office:value="35.7" calcext:value-type="currency">
            <text:p>35,70 ₽</text:p>
          </table:table-cell>
          <table:table-cell office:value-type="string" calcext:value-type="string">
            <text:p>https://leonardo.edadeal.io/dyn/cr/catalyst/offers/usjxs6dzwqvxirdpvs2ymhfrt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Золотой Степ, десерт с печеньем, Славянка, 100 г</text:p>
          </table:table-cell>
          <table:table-cell office:value-type="string" calcext:value-type="string">
            <text:p>100 г / 45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office:value-type="string" calcext:value-type="string">
            <text:p>https://leonardo.edadeal.io/dyn/cr/catalyst/offers/dlmdal6iubul5mkfi3p3nl7by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Комильфо, с фисташкой, двухслойные, 116г</text:p>
          </table:table-cell>
          <table:table-cell office:value-type="string" calcext:value-type="string">
            <text:p>116 г / 2 155,0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cz65v5jqmpeawuchiuzoios7f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Красная Шапочка, Красный Октябрь, 100 г</text:p>
          </table:table-cell>
          <table:table-cell office:value-type="string" calcext:value-type="string">
            <text:p>100 г / 67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7.99" calcext:value-type="currency">
            <text:p>67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p5z4odf5lezfmgim3v567dw6r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Ленинградские, Фабрика имени Крупской, 100 г</text:p>
          </table:table-cell>
          <table:table-cell office:value-type="string" calcext:value-type="string">
            <text:p>100 г / 3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office:value-type="string" calcext:value-type="string">
            <text:p>https://leonardo.edadeal.io/dyn/cr/catalyst/offers/w45f6wx5trsau5aflzbgnbg7z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Маска, 100 г</text:p>
          </table:table-cell>
          <table:table-cell office:value-type="string" calcext:value-type="string">
            <text:p>100 г / 42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2.99" calcext:value-type="currency">
            <text:p>42,99 ₽</text:p>
          </table:table-cell>
          <table:table-cell table:style-name="ce4" office:value-type="currency" office:currency="RUB" office:value="67.99" calcext:value-type="currency">
            <text:p>67,99 ₽</text:p>
          </table:table-cell>
          <table:table-cell office:value-type="string" calcext:value-type="string">
            <text:p>https://leonardo.edadeal.io/dyn/cr/catalyst/offers/uzl66dh5uacjlta7h5btiejdp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Медунок, с орехом, Славянка, 100 г</text:p>
          </table:table-cell>
          <table:table-cell office:value-type="string" calcext:value-type="string">
            <text:p>100 г / 35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5.99" calcext:value-type="currency">
            <text:p>35,99 ₽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office:value-type="string" calcext:value-type="string">
            <text:p>https://leonardo.edadeal.io/dyn/cr/catalyst/offers/sqqwbabk2zj4emgldznhtxkjh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Мишаня, с ирисом, Konti, 100 г</text:p>
          </table:table-cell>
          <table:table-cell office:value-type="string" calcext:value-type="string">
            <text:p>100 г / 35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5.99" calcext:value-type="currency">
            <text:p>35,99 ₽</text:p>
          </table:table-cell>
          <table:table-cell table:style-name="ce4" office:value-type="currency" office:currency="RUB" office:value="56.99" calcext:value-type="currency">
            <text:p>56,99 ₽</text:p>
          </table:table-cell>
          <table:table-cell office:value-type="string" calcext:value-type="string">
            <text:p>https://leonardo.edadeal.io/dyn/cr/catalyst/offers/t7y3laxi5reczpkh2bbki3utu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Мишки в лесу, Победа Вкуса, 100 г</text:p>
          </table:table-cell>
          <table:table-cell office:value-type="string" calcext:value-type="string">
            <text:p>100 г / 52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2.99" calcext:value-type="currency">
            <text:p>52,99 ₽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office:value-type="string" calcext:value-type="string">
            <text:p>https://leonardo.edadeal.io/dyn/cr/catalyst/offers/monspp5mvlnnnbbfwvbp5wdg6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Отломи, Акконд, 100г</text:p>
          </table:table-cell>
          <table:table-cell office:value-type="string" calcext:value-type="string">
            <text:p>100 г / 449,9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office:value-type="string" calcext:value-type="string">
            <text:p>https://leonardo.edadeal.io/dyn/cr/catalyst/offers/tahuvvccgpbrp5jckqmcup5qq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птичье молоко, Рот Фронт, 225 г</text:p>
          </table:table-cell>
          <table:table-cell office:value-type="string" calcext:value-type="string">
            <text:p>225 г / 511,0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4.99" calcext:value-type="currency">
            <text:p>114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mvefiuxcfazgtzhlbx776s5v5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Райский Ананас, Bounty, 100 г</text:p>
          </table:table-cell>
          <table:table-cell office:value-type="string" calcext:value-type="string">
            <text:p>100 г / 65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5.99" calcext:value-type="currency">
            <text:p>65,99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colpfjbtlhaes2fcnpa2zrqyu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Темная ночь, Невский Кондитер, 100 г</text:p>
          </table:table-cell>
          <table:table-cell office:value-type="string" calcext:value-type="string">
            <text:p>100 г / 27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7.99" calcext:value-type="currency">
            <text:p>27,99 ₽</text:p>
          </table:table-cell>
          <table:table-cell table:style-name="ce4" office:value-type="currency" office:currency="RUB" office:value="32.99" calcext:value-type="currency">
            <text:p>32,99 ₽</text:p>
          </table:table-cell>
          <table:table-cell office:value-type="string" calcext:value-type="string">
            <text:p>https://leonardo.edadeal.io/dyn/cr/catalyst/offers/ukwwapfp375ncl25wjk7ogfpx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Трюфель молочный, Essen, 100 г</text:p>
          </table:table-cell>
          <table:table-cell office:value-type="string" calcext:value-type="string">
            <text:p>100 г / 46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6.99" calcext:value-type="currency">
            <text:p>46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cg3qpbemsm7qhr2aqez5ruuh3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Шоколад Особый, темный, Фабрика имени Крупской,…</text:p>
          </table:table-cell>
          <table:table-cell office:value-type="string" calcext:value-type="string">
            <text:p>200 г / 9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office:value-type="string" calcext:value-type="string">
            <text:p>https://leonardo.edadeal.io/dyn/cr/catalyst/offers/pev6op33gtvmbvxqysvyzu5oa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Halls, Mini Mints, мята, 12,5 г</text:p>
          </table:table-cell>
          <table:table-cell office:value-type="string" calcext:value-type="string">
            <text:p>12,5 г / 2 799,2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.99" calcext:value-type="currency">
            <text:p>34,99 ₽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office:value-type="string" calcext:value-type="string">
            <text:p>https://leonardo.edadeal.io/dyn/cr/catalyst/offers/4om53c6pmhycnpidymzleybrp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Halls, Mini Mints, цитрус, 12,5 г</text:p>
          </table:table-cell>
          <table:table-cell office:value-type="string" calcext:value-type="string">
            <text:p>12,5 г / 2 799,2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.99" calcext:value-type="currency">
            <text:p>34,99 ₽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office:value-type="string" calcext:value-type="string">
            <text:p>https://leonardo.edadeal.io/dyn/cr/catalyst/offers/xvp3ywvrmpltqn5mj7bitemkc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Mamba, ананас-кокос, жевательные, 26,5 г</text:p>
          </table:table-cell>
          <table:table-cell office:value-type="string" calcext:value-type="string">
            <text:p>26,5 г / 943,0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4.99" calcext:value-type="currency">
            <text:p>24,99 ₽</text:p>
          </table:table-cell>
          <table:table-cell table:style-name="ce4" office:value-type="currency" office:currency="RUB" office:value="30.99" calcext:value-type="currency">
            <text:p>30,99 ₽</text:p>
          </table:table-cell>
          <table:table-cell office:value-type="string" calcext:value-type="string">
            <text:p>https://leonardo.edadeal.io/dyn/cr/catalyst/offers/hnuan5optywf2og46lkufi2fr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феты Mixbar, Marshmallows, 100 г</text:p>
          </table:table-cell>
          <table:table-cell office:value-type="string" calcext:value-type="string">
            <text:p>100 г / 55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5.99" calcext:value-type="currency">
            <text:p>55,99 ₽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office:value-type="string" calcext:value-type="string">
            <text:p>https://leonardo.edadeal.io/dyn/cr/catalyst/offers/rlzp2mybayv3cwgrwpq3uhv7v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ьяк Авшар, армянский, пятилетний, 40%, 0,5 л</text:p>
          </table:table-cell>
          <table:table-cell office:value-type="string" calcext:value-type="string">
            <text:p>0,5 л / 9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table:style-name="ce4" office:value-type="currency" office:currency="RUB" office:value="619.99" calcext:value-type="currency">
            <text:p>619,99 ₽</text:p>
          </table:table-cell>
          <table:table-cell office:value-type="string" calcext:value-type="string">
            <text:p>https://leonardo.edadeal.io/dyn/cr/catalyst/offers/235z7zqzmj455xpnsismjissy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ьяк Галавани, грузинский, восьмилетний, 40%, 0,5 л</text:p>
          </table:table-cell>
          <table:table-cell office:value-type="string" calcext:value-type="string">
            <text:p>0,5 л / 1 2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49.99" calcext:value-type="currency">
            <text:p>649,99 ₽</text:p>
          </table:table-cell>
          <table:table-cell table:style-name="ce4" office:value-type="currency" office:currency="RUB" office:value="799.99" calcext:value-type="currency">
            <text:p>799,99 ₽</text:p>
          </table:table-cell>
          <table:table-cell office:value-type="string" calcext:value-type="string">
            <text:p>https://leonardo.edadeal.io/dyn/cr/catalyst/offers/eps7z5roofjphhr7pnycewm7w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ьяк Древний Эривань, армянский, 40%, 0,5 л</text:p>
          </table:table-cell>
          <table:table-cell office:value-type="string" calcext:value-type="string">
            <text:p>0,5 л / 1 2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49.99" calcext:value-type="currency">
            <text:p>649,99 ₽</text:p>
          </table:table-cell>
          <table:table-cell table:style-name="ce4" office:value-type="currency" office:currency="RUB" office:value="849.99" calcext:value-type="currency">
            <text:p>849,99 ₽</text:p>
          </table:table-cell>
          <table:table-cell office:value-type="string" calcext:value-type="string">
            <text:p>https://leonardo.edadeal.io/dyn/cr/catalyst/offers/eixom2b65varg5kkw776nweui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ьяк Киновский, российский, трёхлетний, 40%, 0,5 л</text:p>
          </table:table-cell>
          <table:table-cell office:value-type="string" calcext:value-type="string">
            <text:p>0,5 л / 1 05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29.99" calcext:value-type="currency">
            <text:p>529,99 ₽</text:p>
          </table:table-cell>
          <table:table-cell table:style-name="ce4" office:value-type="currency" office:currency="RUB" office:value="629.99" calcext:value-type="currency">
            <text:p>629,99 ₽</text:p>
          </table:table-cell>
          <table:table-cell office:value-type="string" calcext:value-type="string">
            <text:p>https://leonardo.edadeal.io/dyn/cr/catalyst/offers/qhnuxlhtb5y3disdzlpdrfx5s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ьяк Российский Пять Звёздочек, 40%, 0,5 л</text:p>
          </table:table-cell>
          <table:table-cell office:value-type="string" calcext:value-type="string">
            <text:p>0,5 л / 1 33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69.99" calcext:value-type="currency">
            <text:p>669,99 ₽</text:p>
          </table:table-cell>
          <table:table-cell table:style-name="ce4" office:value-type="currency" office:currency="RUB" office:value="819.99" calcext:value-type="currency">
            <text:p>819,99 ₽</text:p>
          </table:table-cell>
          <table:table-cell office:value-type="string" calcext:value-type="string">
            <text:p>https://leonardo.edadeal.io/dyn/cr/catalyst/offers/34dvzbuygosyqkqwk2hjv67hk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ьяк Саят Нова, пятилетний, 40%, 0,5 л</text:p>
          </table:table-cell>
          <table:table-cell office:value-type="string" calcext:value-type="string">
            <text:p>0,5 л / 1 17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89.99" calcext:value-type="currency">
            <text:p>589,99 ₽</text:p>
          </table:table-cell>
          <table:table-cell table:style-name="ce4" office:value-type="currency" office:currency="RUB" office:value="749.99" calcext:value-type="currency">
            <text:p>749,99 ₽</text:p>
          </table:table-cell>
          <table:table-cell office:value-type="string" calcext:value-type="string">
            <text:p>https://leonardo.edadeal.io/dyn/cr/catalyst/offers/3bxpycsfi4nhzwicmby2i4h2n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ьяк Старейшина, российский, пятилетний, 40%, 0,5 л</text:p>
          </table:table-cell>
          <table:table-cell office:value-type="string" calcext:value-type="string">
            <text:p>0,5 л / 1 1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table:style-name="ce4" office:value-type="currency" office:currency="RUB" office:value="769.99" calcext:value-type="currency">
            <text:p>769,99 ₽</text:p>
          </table:table-cell>
          <table:table-cell office:value-type="string" calcext:value-type="string">
            <text:p>https://leonardo.edadeal.io/dyn/cr/catalyst/offers/wd4ofqx2cneborwx3shojoyd2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ьяк Bursamdzeli, пятилетний, 40%, 0,5 л</text:p>
          </table:table-cell>
          <table:table-cell office:value-type="string" calcext:value-type="string">
            <text:p>0,5 л / 9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table:style-name="ce4" office:value-type="currency" office:currency="RUB" office:value="649.99" calcext:value-type="currency">
            <text:p>649,99 ₽</text:p>
          </table:table-cell>
          <table:table-cell office:value-type="string" calcext:value-type="string">
            <text:p>https://leonardo.edadeal.io/dyn/cr/catalyst/offers/wxp5q32rpvqv4uu6qhi35ukea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ьяк Father’s Old Barrel, выдержанный, 40%, 0,5 л</text:p>
          </table:table-cell>
          <table:table-cell office:value-type="string" calcext:value-type="string">
            <text:p>0,5 л / 1 13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69.99" calcext:value-type="currency">
            <text:p>569,99 ₽</text:p>
          </table:table-cell>
          <table:table-cell table:style-name="ce4" office:value-type="currency" office:currency="RUB" office:value="749.99" calcext:value-type="currency">
            <text:p>749,99 ₽</text:p>
          </table:table-cell>
          <table:table-cell office:value-type="string" calcext:value-type="string">
            <text:p>https://leonardo.edadeal.io/dyn/cr/catalyst/offers/orjjeatx4g4qxuzzx5pfhthqu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ньяк Shustoff Grande Reserve, пятилетний, российский, 40%,…</text:p>
          </table:table-cell>
          <table:table-cell office:value-type="string" calcext:value-type="string">
            <text:p>0,5 л / 9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table:style-name="ce4" office:value-type="currency" office:currency="RUB" office:value="619.99" calcext:value-type="currency">
            <text:p>619,99 ₽</text:p>
          </table:table-cell>
          <table:table-cell office:value-type="string" calcext:value-type="string">
            <text:p>https://leonardo.edadeal.io/dyn/cr/catalyst/offers/trueajj6d6zp6jbjrxevi3si6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жи Шарлиз, бисквитные, 400 г</text:p>
          </table:table-cell>
          <table:table-cell office:value-type="string" calcext:value-type="string">
            <text:p>400 г / 324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bshyp3ojfavoxvilddgewku3a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иандр Kotanyi, целый, 20 г</text:p>
          </table:table-cell>
          <table:table-cell office:value-type="string" calcext:value-type="string">
            <text:p>20 г / 2 499,5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1.99" calcext:value-type="currency">
            <text:p>71,99 ₽</text:p>
          </table:table-cell>
          <table:table-cell office:value-type="string" calcext:value-type="string">
            <text:p>https://leonardo.edadeal.io/dyn/cr/catalyst/offers/ukaendwehwpdoczx6bpniaxu3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 Мясное объедение, сухой, курица, 200 г</text:p>
          </table:table-cell>
          <table:table-cell office:value-type="string" calcext:value-type="string">
            <text:p>200 г / 43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7.99" calcext:value-type="currency">
            <text:p>87,99 ₽</text:p>
          </table:table-cell>
          <table:table-cell table:style-name="ce4" office:value-type="currency" office:currency="RUB" office:value="104.99" calcext:value-type="currency">
            <text:p>104,99 ₽</text:p>
          </table:table-cell>
          <table:table-cell office:value-type="string" calcext:value-type="string">
            <text:p>https://leonardo.edadeal.io/dyn/cr/catalyst/offers/bcoofpxyfnvi42ojn4zgg4ztc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говядина в желе с томатами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h2xmgmswwarh2wywakvfhtzbt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говядина в соусе с томатами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viruwlka34rrz7thsvl2ftg67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говядина и домашняя птица в желе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jo75k2bssjmtk32glyyvn2yzx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говядина, 75 г</text:p>
          </table:table-cell>
          <table:table-cell office:value-type="string" calcext:value-type="string">
            <text:p>75 г / 266,5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2quz6fxcgszucbambunpwopf3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индейка и печень в желе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tq6pigcbtvhlo4htzryb7lwq4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индейка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ghslmk4hrwissfs42c22sbn55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курица в желе с морковью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iic6tw5od33splh52vfqe5kd3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курица-томаты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xhkuoxhbnpuwt7yndyqcxribo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курица, 75 г</text:p>
          </table:table-cell>
          <table:table-cell office:value-type="string" calcext:value-type="string">
            <text:p>75 г / 266,5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l7kzqtct2647yhbtkx4cegjpv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курица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qug3ie256vmvgpijlvvyhb6lk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лосось и форель в желе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ntwcg2lprixfeqjaj42pe53fw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лосось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id6nzioezuntdlmxdwz2peain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с форелью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sueowlhwonskqqsbac6phsbxz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треска в соусе с томатами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b2egsmk66q7fusbifdgqqcetx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утка в соусе с морковью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p5v3bcahe7ffzhdeawwhjl6k6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утка, 75 г</text:p>
          </table:table-cell>
          <table:table-cell office:value-type="string" calcext:value-type="string">
            <text:p>75 г / 266,5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jsmh4vok7wxsrjvx54lym3hty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Felix, ягненок и курица в желе, 85 г</text:p>
          </table:table-cell>
          <table:table-cell office:value-type="string" calcext:value-type="string">
            <text:p>85 г / 23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5.99" calcext:value-type="currency">
            <text:p>25,99 ₽</text:p>
          </table:table-cell>
          <table:table-cell office:value-type="string" calcext:value-type="string">
            <text:p>https://leonardo.edadeal.io/dyn/cr/catalyst/offers/qoeeghikjzfzr3we4egww4c4y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Perfect Fit, говядина, 650 г</text:p>
          </table:table-cell>
          <table:table-cell office:value-type="string" calcext:value-type="string">
            <text:p>650 г / 446,1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sgcpkwkpdvmqqhreerc6ezm6g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Perfect Fit, индейка, 650 г</text:p>
          </table:table-cell>
          <table:table-cell office:value-type="string" calcext:value-type="string">
            <text:p>650 г / 446,1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r3t463uwifoslptztqiwqm5nr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Perfect Fit, курица, 650 г</text:p>
          </table:table-cell>
          <table:table-cell office:value-type="string" calcext:value-type="string">
            <text:p>650 г / 446,1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uh4pt74x25ulvwukzcqbwr4fr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Purina One, говядина, 75 г</text:p>
          </table:table-cell>
          <table:table-cell office:value-type="string" calcext:value-type="string">
            <text:p>75 г / 373,2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7.99" calcext:value-type="currency">
            <text:p>27,99 ₽</text:p>
          </table:table-cell>
          <table:table-cell table:style-name="ce4" office:value-type="currency" office:currency="RUB" office:value="32.99" calcext:value-type="currency">
            <text:p>32,99 ₽</text:p>
          </table:table-cell>
          <table:table-cell office:value-type="string" calcext:value-type="string">
            <text:p>https://leonardo.edadeal.io/dyn/cr/catalyst/offers/igoclqdutcvprcpqeivfj3ozo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Purina One, сухой, индейка-злаки, 1,5 кг</text:p>
          </table:table-cell>
          <table:table-cell office:value-type="string" calcext:value-type="string">
            <text:p>1,5 кг / 409,9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14.99" calcext:value-type="currency">
            <text:p>614,99 ₽</text:p>
          </table:table-cell>
          <table:table-cell table:style-name="ce4" office:value-type="currency" office:currency="RUB" office:value="729.99" calcext:value-type="currency">
            <text:p>729,99 ₽</text:p>
          </table:table-cell>
          <table:table-cell office:value-type="string" calcext:value-type="string">
            <text:p>https://leonardo.edadeal.io/dyn/cr/catalyst/offers/qmxsltocnveo37r2k5be3kuzu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Purina One, сухой, с лососем, 200 г</text:p>
          </table:table-cell>
          <table:table-cell office:value-type="string" calcext:value-type="string">
            <text:p>200 г / 54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office:value-type="string" calcext:value-type="string">
            <text:p>https://leonardo.edadeal.io/dyn/cr/catalyst/offers/oqp2l2qnkupddfxeppkzzs6zp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Whiskas, для стерилизованных, сухой,…</text:p>
          </table:table-cell>
          <table:table-cell office:value-type="string" calcext:value-type="string">
            <text:p>350 г / 342,8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44.99" calcext:value-type="currency">
            <text:p>144,99 ₽</text:p>
          </table:table-cell>
          <table:table-cell office:value-type="string" calcext:value-type="string">
            <text:p>https://leonardo.edadeal.io/dyn/cr/catalyst/offers/qvoeacyvoxiktm4fh7pjfg3xo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Whiskas, сухой, говядина, 350 г</text:p>
          </table:table-cell>
          <table:table-cell office:value-type="string" calcext:value-type="string">
            <text:p>350 г / 342,8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44.99" calcext:value-type="currency">
            <text:p>144,99 ₽</text:p>
          </table:table-cell>
          <table:table-cell office:value-type="string" calcext:value-type="string">
            <text:p>https://leonardo.edadeal.io/dyn/cr/catalyst/offers/76ltuk6kp3kgbop6ntqtt7tnm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кошек Whiskas, сухой, курица-индейка, 350 г</text:p>
          </table:table-cell>
          <table:table-cell office:value-type="string" calcext:value-type="string">
            <text:p>350 г / 342,8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44.99" calcext:value-type="currency">
            <text:p>144,99 ₽</text:p>
          </table:table-cell>
          <table:table-cell office:value-type="string" calcext:value-type="string">
            <text:p>https://leonardo.edadeal.io/dyn/cr/catalyst/offers/jlcsxlmuhgbabsylz76lkvbn7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собак Pedigree, с говядиной в соусе, 85 г</text:p>
          </table:table-cell>
          <table:table-cell office:value-type="string" calcext:value-type="string">
            <text:p>85 г / 223,4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.99" calcext:value-type="currency">
            <text:p>18,99 ₽</text:p>
          </table:table-cell>
          <table:table-cell table:style-name="ce4" office:value-type="currency" office:currency="RUB" office:value="22.99" calcext:value-type="currency">
            <text:p>22,99 ₽</text:p>
          </table:table-cell>
          <table:table-cell office:value-type="string" calcext:value-type="string">
            <text:p>https://leonardo.edadeal.io/dyn/cr/catalyst/offers/5fy2ll4sya6ymhu6gbzl6uw7k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собак Purina One, говядина, 85 г</text:p>
          </table:table-cell>
          <table:table-cell office:value-type="string" calcext:value-type="string">
            <text:p>85 г / 329,2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7.99" calcext:value-type="currency">
            <text:p>27,99 ₽</text:p>
          </table:table-cell>
          <table:table-cell table:style-name="ce4" office:value-type="currency" office:currency="RUB" office:value="32.99" calcext:value-type="currency">
            <text:p>32,99 ₽</text:p>
          </table:table-cell>
          <table:table-cell office:value-type="string" calcext:value-type="string">
            <text:p>https://leonardo.edadeal.io/dyn/cr/catalyst/offers/pvomwekjy6qkt7ahmcrqrqni4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собак Purina One, курица, 85 г</text:p>
          </table:table-cell>
          <table:table-cell office:value-type="string" calcext:value-type="string">
            <text:p>85 г / 329,2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7.99" calcext:value-type="currency">
            <text:p>27,99 ₽</text:p>
          </table:table-cell>
          <table:table-cell table:style-name="ce4" office:value-type="currency" office:currency="RUB" office:value="32.99" calcext:value-type="currency">
            <text:p>32,99 ₽</text:p>
          </table:table-cell>
          <table:table-cell office:value-type="string" calcext:value-type="string">
            <text:p>https://leonardo.edadeal.io/dyn/cr/catalyst/offers/jdb4qra6o3toibcz54f4jhfmr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собак Purina One, лосось, 85 г</text:p>
          </table:table-cell>
          <table:table-cell office:value-type="string" calcext:value-type="string">
            <text:p>85 г / 329,2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7.99" calcext:value-type="currency">
            <text:p>27,99 ₽</text:p>
          </table:table-cell>
          <table:table-cell table:style-name="ce4" office:value-type="currency" office:currency="RUB" office:value="32.99" calcext:value-type="currency">
            <text:p>32,99 ₽</text:p>
          </table:table-cell>
          <table:table-cell office:value-type="string" calcext:value-type="string">
            <text:p>https://leonardo.edadeal.io/dyn/cr/catalyst/offers/zb25igeleb3wzk3uo6wiueut3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собак Purina One, сухой, говядина-рис, 1,5 кг</text:p>
          </table:table-cell>
          <table:table-cell office:value-type="string" calcext:value-type="string">
            <text:p>1,5 кг / 286,6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29.99" calcext:value-type="currency">
            <text:p>429,99 ₽</text:p>
          </table:table-cell>
          <table:table-cell table:style-name="ce4" office:value-type="currency" office:currency="RUB" office:value="509.99" calcext:value-type="currency">
            <text:p>509,99 ₽</text:p>
          </table:table-cell>
          <table:table-cell office:value-type="string" calcext:value-type="string">
            <text:p>https://leonardo.edadeal.io/dyn/cr/catalyst/offers/e3rlee3zeqosmescd5zr4ca3a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м для собак Purina One, сухой, курица-рис, 1,5 кг</text:p>
          </table:table-cell>
          <table:table-cell office:value-type="string" calcext:value-type="string">
            <text:p>1,5 кг / 286,6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29.99" calcext:value-type="currency">
            <text:p>429,99 ₽</text:p>
          </table:table-cell>
          <table:table-cell table:style-name="ce4" office:value-type="currency" office:currency="RUB" office:value="509.99" calcext:value-type="currency">
            <text:p>509,99 ₽</text:p>
          </table:table-cell>
          <table:table-cell office:value-type="string" calcext:value-type="string">
            <text:p>https://leonardo.edadeal.io/dyn/cr/catalyst/offers/36ak33uxrhljzdix3xfg23l2y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рнишоны Global Village, маринованные, 720 мл</text:p>
          </table:table-cell>
          <table:table-cell office:value-type="string" calcext:value-type="string">
            <text:p>720 мл / 198,6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42.99" calcext:value-type="currency">
            <text:p>142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4qxva72zmkos4vyebnjrxozw6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тлеты по-домашнему, Ложкаревъ, 400 г</text:p>
          </table:table-cell>
          <table:table-cell office:value-type="string" calcext:value-type="string">
            <text:p>400 г / 199,9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42.19" calcext:value-type="currency">
            <text:p>142,19 ₽</text:p>
          </table:table-cell>
          <table:table-cell office:value-type="string" calcext:value-type="string">
            <text:p>https://leonardo.edadeal.io/dyn/cr/catalyst/offers/bujwmhpfrvrn2oiivxznpschi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тлеты Сливочные, куриные, охлажденные, Петелинка, 500 г</text:p>
          </table:table-cell>
          <table:table-cell office:value-type="string" calcext:value-type="string">
            <text:p>500 г / 25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84.99" calcext:value-type="currency">
            <text:p>184,99 ₽</text:p>
          </table:table-cell>
          <table:table-cell office:value-type="string" calcext:value-type="string">
            <text:p>https://leonardo.edadeal.io/dyn/cr/catalyst/offers/6l25nmenofhdpqpgnaelwtp6e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тлеты Четверг, рыбные из трески, замороженные, Мурман Фиш,…</text:p>
          </table:table-cell>
          <table:table-cell office:value-type="string" calcext:value-type="string">
            <text:p>300 г / 366,6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hfjeim7i2nkemq2g34tonurzc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Суаре, растворимый, Московская кофейня на паяхъ, 95 г</text:p>
          </table:table-cell>
          <table:table-cell office:value-type="string" calcext:value-type="string">
            <text:p>95 г / 2 420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29.99" calcext:value-type="currency">
            <text:p>229,99 ₽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office:value-type="string" calcext:value-type="string">
            <text:p>https://leonardo.edadeal.io/dyn/cr/catalyst/offers/4rlhiswnpeoqyfldxot4la4zt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Черная Карта Gold, растворимый, 150 г</text:p>
          </table:table-cell>
          <table:table-cell office:value-type="string" calcext:value-type="string">
            <text:p>150 г / 1 999,9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439.99" calcext:value-type="currency">
            <text:p>439,99 ₽</text:p>
          </table:table-cell>
          <table:table-cell office:value-type="string" calcext:value-type="string">
            <text:p>https://leonardo.edadeal.io/dyn/cr/catalyst/offers/7ehn7kh4thkibdkbnznmxlwsx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Чёрная Карта, молотый, 250 г</text:p>
          </table:table-cell>
          <table:table-cell office:value-type="string" calcext:value-type="string">
            <text:p>250 г / 1 11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79.99" calcext:value-type="currency">
            <text:p>279,99 ₽</text:p>
          </table:table-cell>
          <table:table-cell table:style-name="ce4" office:value-type="currency" office:currency="RUB" office:value="339.99" calcext:value-type="currency">
            <text:p>339,99 ₽</text:p>
          </table:table-cell>
          <table:table-cell office:value-type="string" calcext:value-type="string">
            <text:p>https://leonardo.edadeal.io/dyn/cr/catalyst/offers/idt2ol7m3pg5pxm7stoilkpb2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Ambassador Nero, зерновой, 1 кг</text:p>
          </table:table-cell>
          <table:table-cell office:value-type="string" calcext:value-type="string">
            <text:p>1 кг / 899,9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9.99" calcext:value-type="currency">
            <text:p>899,99 ₽</text:p>
          </table:table-cell>
          <table:table-cell table:style-name="ce4" office:value-type="currency" office:currency="RUB" office:value="1149" calcext:value-type="currency">
            <text:p>1 149,00 ₽</text:p>
          </table:table-cell>
          <table:table-cell office:value-type="string" calcext:value-type="string">
            <text:p>https://leonardo.edadeal.io/dyn/cr/catalyst/offers/gm2nnovbbdipe2fixzjzuory6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Bushido Red Katana, молотый, 227 г</text:p>
          </table:table-cell>
          <table:table-cell office:value-type="string" calcext:value-type="string">
            <text:p>227 г / 1 762,0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table:style-name="ce4" office:value-type="currency" office:currency="RUB" office:value="629.99" calcext:value-type="currency">
            <text:p>629,99 ₽</text:p>
          </table:table-cell>
          <table:table-cell office:value-type="string" calcext:value-type="string">
            <text:p>https://leonardo.edadeal.io/dyn/cr/catalyst/offers/p4gbbfom2r3c4hb3z3fnuz56a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Egoiste Noir, зерновой, 250 г</text:p>
          </table:table-cell>
          <table:table-cell office:value-type="string" calcext:value-type="string">
            <text:p>250 г / 1 71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29.99" calcext:value-type="currency">
            <text:p>429,99 ₽</text:p>
          </table:table-cell>
          <table:table-cell table:style-name="ce4" office:value-type="currency" office:currency="RUB" office:value="574.99" calcext:value-type="currency">
            <text:p>574,99 ₽</text:p>
          </table:table-cell>
          <table:table-cell office:value-type="string" calcext:value-type="string">
            <text:p>https://leonardo.edadeal.io/dyn/cr/catalyst/offers/ohnvcrexoaurjs3hrxdovir4b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Fresco Arabica Doppio, растворимый, 100 г</text:p>
          </table:table-cell>
          <table:table-cell office:value-type="string" calcext:value-type="string">
            <text:p>100 г / 2 7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79.99" calcext:value-type="currency">
            <text:p>279,99 ₽</text:p>
          </table:table-cell>
          <table:table-cell table:style-name="ce4" office:value-type="currency" office:currency="RUB" office:value="469.99" calcext:value-type="currency">
            <text:p>469,99 ₽</text:p>
          </table:table-cell>
          <table:table-cell office:value-type="string" calcext:value-type="string">
            <text:p>https://leonardo.edadeal.io/dyn/cr/catalyst/offers/fb6nbhifkvmcqwyr4s5ow2cam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cobs Классика, 3 в 1, 13,5 г</text:p>
          </table:table-cell>
          <table:table-cell office:value-type="string" calcext:value-type="string">
            <text:p>13,5 г / 1 036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.99" calcext:value-type="currency">
            <text:p>13,99 ₽</text:p>
          </table:table-cell>
          <table:table-cell table:style-name="ce4" office:value-type="currency" office:currency="RUB" office:value="18.99" calcext:value-type="currency">
            <text:p>18,99 ₽</text:p>
          </table:table-cell>
          <table:table-cell office:value-type="string" calcext:value-type="string">
            <text:p>https://leonardo.edadeal.io/dyn/cr/catalyst/offers/upi5c4fd5lmaw4727y4gy7h5u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cobs Caramel, растворимый, 95 г</text:p>
          </table:table-cell>
          <table:table-cell office:value-type="string" calcext:value-type="string">
            <text:p>95 г / 3 894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69.99" calcext:value-type="currency">
            <text:p>36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ha22dgmus2x4dbvhz2bevwfol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cobs Day&amp;Night, растворимый, 95 г</text:p>
          </table:table-cell>
          <table:table-cell office:value-type="string" calcext:value-type="string">
            <text:p>95 г / 3 368,3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table:style-name="ce4" office:value-type="currency" office:currency="RUB" office:value="549.99" calcext:value-type="currency">
            <text:p>549,99 ₽</text:p>
          </table:table-cell>
          <table:table-cell office:value-type="string" calcext:value-type="string">
            <text:p>https://leonardo.edadeal.io/dyn/cr/catalyst/offers/ih2v2ja74ovsznxa2rqka4d5g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cobs Gold, растворимый, 95 г</text:p>
          </table:table-cell>
          <table:table-cell office:value-type="string" calcext:value-type="string">
            <text:p>95 г / 3 157,7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eg375gznyhp5edjrfppqc7zfw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cobs Gold, Monarch, растворимый 150 г</text:p>
          </table:table-cell>
          <table:table-cell office:value-type="string" calcext:value-type="string">
            <text:p>150 г / 2 533,2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office:value-type="string" calcext:value-type="string">
            <text:p>https://leonardo.edadeal.io/dyn/cr/catalyst/offers/kkkznyysqltgglr2cyed2gkie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cobs Monarch Классический, зерновой, 800 г</text:p>
          </table:table-cell>
          <table:table-cell office:value-type="string" calcext:value-type="string">
            <text:p>800 г / 1 249,9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9.99" calcext:value-type="currency">
            <text:p>999,99 ₽</text:p>
          </table:table-cell>
          <table:table-cell table:style-name="ce4" office:value-type="currency" office:currency="RUB" office:value="1199.99" calcext:value-type="currency">
            <text:p>1 199,99 ₽</text:p>
          </table:table-cell>
          <table:table-cell office:value-type="string" calcext:value-type="string">
            <text:p>https://leonardo.edadeal.io/dyn/cr/catalyst/offers/lf37uqnxzgyrseitgyc4st5pf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cobs Monarch Intense, растворимый, 95 г</text:p>
          </table:table-cell>
          <table:table-cell office:value-type="string" calcext:value-type="string">
            <text:p>95 г / 3 157,7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office:value-type="string" calcext:value-type="string">
            <text:p>https://leonardo.edadeal.io/dyn/cr/catalyst/offers/ymrfvkbc2wvv7af5bfxru26ds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cobs Velour, растворимый, 70 г</text:p>
          </table:table-cell>
          <table:table-cell office:value-type="string" calcext:value-type="string">
            <text:p>70 г / 2 714,1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office:value-type="string" calcext:value-type="string">
            <text:p>https://leonardo.edadeal.io/dyn/cr/catalyst/offers/vgljx3mvdlt7wpkyw4etrfsc2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cobs, Monarch, классический, молотый, 70 г</text:p>
          </table:table-cell>
          <table:table-cell office:value-type="string" calcext:value-type="string">
            <text:p>70 г / 1 571,2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w5sfvkrw6zc3ai3sjs3qjlykq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rdin Americano Crema, зерновой, 1000 г</text:p>
          </table:table-cell>
          <table:table-cell office:value-type="string" calcext:value-type="string">
            <text:p>1 000 г / 1 099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9" calcext:value-type="currency">
            <text:p>1 099,00 ₽</text:p>
          </table:table-cell>
          <table:table-cell table:style-name="ce4" office:value-type="currency" office:currency="RUB" office:value="1789" calcext:value-type="currency">
            <text:p>1 789,00 ₽</text:p>
          </table:table-cell>
          <table:table-cell office:value-type="string" calcext:value-type="string">
            <text:p>https://leonardo.edadeal.io/dyn/cr/catalyst/offers/dbv7si3vp4x7xx6tk23nwyzl2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rdin Americano Crema, молотый, 250 г</text:p>
          </table:table-cell>
          <table:table-cell office:value-type="string" calcext:value-type="string">
            <text:p>250 г / 1 27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table:style-name="ce4" office:value-type="currency" office:currency="RUB" office:value="439.99" calcext:value-type="currency">
            <text:p>439,99 ₽</text:p>
          </table:table-cell>
          <table:table-cell office:value-type="string" calcext:value-type="string">
            <text:p>https://leonardo.edadeal.io/dyn/cr/catalyst/offers/y7mtzdgrkvog7qw4ibq3hmukb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rdin Colombia Medellin, растворимый, 95 г</text:p>
          </table:table-cell>
          <table:table-cell office:value-type="string" calcext:value-type="string">
            <text:p>95 г / 2 526,21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39.99" calcext:value-type="currency">
            <text:p>239,99 ₽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office:value-type="string" calcext:value-type="string">
            <text:p>https://leonardo.edadeal.io/dyn/cr/catalyst/offers/rnxovnc66nfjx7hvvxdtji462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Jardin Guatemala Atitlan, растворимый, 95 г</text:p>
          </table:table-cell>
          <table:table-cell office:value-type="string" calcext:value-type="string">
            <text:p>95 г / 2 526,21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39.99" calcext:value-type="currency">
            <text:p>239,99 ₽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office:value-type="string" calcext:value-type="string">
            <text:p>https://leonardo.edadeal.io/dyn/cr/catalyst/offers/yf56x7pyckuf2dyh3snocyj36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Lebo Принц Лебо Арабика, молотый, 100 г</text:p>
          </table:table-cell>
          <table:table-cell office:value-type="string" calcext:value-type="string">
            <text:p>100 г / 1 0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office:value-type="string" calcext:value-type="string">
            <text:p>https://leonardo.edadeal.io/dyn/cr/catalyst/offers/fd7lvjv6bo43lcu4mtuunt5gu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Lebo Extra, арабика, молотый, 200 г</text:p>
          </table:table-cell>
          <table:table-cell office:value-type="string" calcext:value-type="string">
            <text:p>200 г / 9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office:value-type="string" calcext:value-type="string">
            <text:p>https://leonardo.edadeal.io/dyn/cr/catalyst/offers/m6jjhnlgo4flvjxrsplayl2xi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Nescafe Classic Crema, растворимый, 120 г</text:p>
          </table:table-cell>
          <table:table-cell office:value-type="string" calcext:value-type="string">
            <text:p>120 г / 1 499,9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lmrroy6md6lu7cmqj35xslut5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Nescafe Classic, растворимый, 320 г</text:p>
          </table:table-cell>
          <table:table-cell office:value-type="string" calcext:value-type="string">
            <text:p>320 г / 1 249,9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table:style-name="ce4" office:value-type="currency" office:currency="RUB" office:value="669.99" calcext:value-type="currency">
            <text:p>669,99 ₽</text:p>
          </table:table-cell>
          <table:table-cell office:value-type="string" calcext:value-type="string">
            <text:p>https://leonardo.edadeal.io/dyn/cr/catalyst/offers/ptxynivcifzfttufsr6oawgde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фе Nescafe Gold, растворимый, с добавлением молотого,…</text:p>
          </table:table-cell>
          <table:table-cell office:value-type="string" calcext:value-type="string">
            <text:p>190 г / 2 105,21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table:style-name="ce4" office:value-type="currency" office:currency="RUB" office:value="699.99" calcext:value-type="currency">
            <text:p>699,99 ₽</text:p>
          </table:table-cell>
          <table:table-cell office:value-type="string" calcext:value-type="string">
            <text:p>https://leonardo.edadeal.io/dyn/cr/catalyst/offers/7562vl5ejr66qo3buyi7aljce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абовые палочки Снежный Краб, имитация, охлажденные, Fish…</text:p>
          </table:table-cell>
          <table:table-cell office:value-type="string" calcext:value-type="string">
            <text:p>200 г / 499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i5alvpich7ydwofmmkjm2s2q5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ветки Королевские 50/70, неразделанные, варено-мороженые,…</text:p>
          </table:table-cell>
          <table:table-cell office:value-type="string" calcext:value-type="string">
            <text:p>450 г / 666,64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469.99" calcext:value-type="currency">
            <text:p>469,99 ₽</text:p>
          </table:table-cell>
          <table:table-cell office:value-type="string" calcext:value-type="string">
            <text:p>https://leonardo.edadeal.io/dyn/cr/catalyst/offers/yl4d7tjjt52yfmert5gqdxgt6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м Бархатные Ручки, для рук, комплексный, 80 мл</text:p>
          </table:table-cell>
          <table:table-cell office:value-type="string" calcext:value-type="string">
            <text:p>80 мл / 999,87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17.39" calcext:value-type="currency">
            <text:p>117,39 ₽</text:p>
          </table:table-cell>
          <table:table-cell office:value-type="string" calcext:value-type="string">
            <text:p>https://leonardo.edadeal.io/dyn/cr/catalyst/offers/ppgdbskbh4mdkar7d6xlmlt4o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м Бархатные Ручки, для рук, питательный, 80 мл</text:p>
          </table:table-cell>
          <table:table-cell office:value-type="string" calcext:value-type="string">
            <text:p>80 мл / 999,87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17.39" calcext:value-type="currency">
            <text:p>117,39 ₽</text:p>
          </table:table-cell>
          <table:table-cell office:value-type="string" calcext:value-type="string">
            <text:p>https://leonardo.edadeal.io/dyn/cr/catalyst/offers/2my5bzq4frkcsl7qzvdzdwugi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м дневной Чистая линия, увлажняющий, 40 мл</text:p>
          </table:table-cell>
          <table:table-cell office:value-type="string" calcext:value-type="string">
            <text:p>40 мл / 2 249,7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office:value-type="string" calcext:value-type="string">
            <text:p>https://leonardo.edadeal.io/dyn/cr/catalyst/offers/x2fnwfgqaxv7ljo4hbedvqkfi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м Пантенол Evo, универсальный, 46 мл</text:p>
          </table:table-cell>
          <table:table-cell office:value-type="string" calcext:value-type="string">
            <text:p>46 мл / 2 021,52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2.99" calcext:value-type="currency">
            <text:p>92,99 ₽</text:p>
          </table:table-cell>
          <table:table-cell table:style-name="ce4" office:value-type="currency" office:currency="RUB" office:value="107.99" calcext:value-type="currency">
            <text:p>107,99 ₽</text:p>
          </table:table-cell>
          <table:table-cell office:value-type="string" calcext:value-type="string">
            <text:p>https://leonardo.edadeal.io/dyn/cr/catalyst/offers/yuwcl5lqa2hhqmhhxf7r4ttmq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м-гель для душа Dove, питание и увлажнение, 250 мл</text:p>
          </table:table-cell>
          <table:table-cell office:value-type="string" calcext:value-type="string">
            <text:p>250 мл / 63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table:style-name="ce4" office:value-type="currency" office:currency="RUB" office:value="279.19" calcext:value-type="currency">
            <text:p>279,19 ₽</text:p>
          </table:table-cell>
          <table:table-cell office:value-type="string" calcext:value-type="string">
            <text:p>https://leonardo.edadeal.io/dyn/cr/catalyst/offers/b3rp5zc5nt3hohoijh5kqlljp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м-краска Syoss, 3-1, каштановый шоколадный, 115 мл</text:p>
          </table:table-cell>
          <table:table-cell office:value-type="string" calcext:value-type="string">
            <text:p>115 мл / 3 043,3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419.99" calcext:value-type="currency">
            <text:p>419,99 ₽</text:p>
          </table:table-cell>
          <table:table-cell office:value-type="string" calcext:value-type="string">
            <text:p>https://leonardo.edadeal.io/dyn/cr/catalyst/offers/mejfp3sn33jmywg2ajpgyt6ry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м-краска Syoss, 3-1, тёмно-каштановый, 115 мл</text:p>
          </table:table-cell>
          <table:table-cell office:value-type="string" calcext:value-type="string">
            <text:p>115 мл / 3 043,3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419.99" calcext:value-type="currency">
            <text:p>419,99 ₽</text:p>
          </table:table-cell>
          <table:table-cell office:value-type="string" calcext:value-type="string">
            <text:p>https://leonardo.edadeal.io/dyn/cr/catalyst/offers/qrltqrrdbwgsb3srrf3nx3dup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м-краска Syoss, 7-7, паприка, 115 мл</text:p>
          </table:table-cell>
          <table:table-cell office:value-type="string" calcext:value-type="string">
            <text:p>115 мл / 3 043,3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419.99" calcext:value-type="currency">
            <text:p>419,99 ₽</text:p>
          </table:table-cell>
          <table:table-cell office:value-type="string" calcext:value-type="string">
            <text:p>https://leonardo.edadeal.io/dyn/cr/catalyst/offers/ey5t7oad6l2x6un4xbwe4imwd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м-мыло Dove, красота и уход, 135 г</text:p>
          </table:table-cell>
          <table:table-cell office:value-type="string" calcext:value-type="string">
            <text:p>135 г / 1 007,3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5.99" calcext:value-type="currency">
            <text:p>135,99 ₽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office:value-type="string" calcext:value-type="string">
            <text:p>https://leonardo.edadeal.io/dyn/cr/catalyst/offers/7acy3q6dpdeaqyltevtucwgel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ендельки Saltletts, классические, с солью, Lorenz, 150 г</text:p>
          </table:table-cell>
          <table:table-cell office:value-type="string" calcext:value-type="string">
            <text:p>150 г / 499,9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table:style-name="ce4" office:value-type="currency" office:currency="RUB" office:value="88.99" calcext:value-type="currency">
            <text:p>88,99 ₽</text:p>
          </table:table-cell>
          <table:table-cell office:value-type="string" calcext:value-type="string">
            <text:p>https://leonardo.edadeal.io/dyn/cr/catalyst/offers/47lz6jfgnilez5beq3lg52nsy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уггетсы с сыром, из мяса птицы, Горячая Штучка, 250 г</text:p>
          </table:table-cell>
          <table:table-cell office:value-type="string" calcext:value-type="string">
            <text:p>250 г / 399,9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f3bdwzvshajmdalhrrffnreuf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упа Булгур пшеничная, Global Village, 450 г</text:p>
          </table:table-cell>
          <table:table-cell office:value-type="string" calcext:value-type="string">
            <text:p>450 г / 177,7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94.99" calcext:value-type="currency">
            <text:p>94,99 ₽</text:p>
          </table:table-cell>
          <table:table-cell office:value-type="string" calcext:value-type="string">
            <text:p>https://leonardo.edadeal.io/dyn/cr/catalyst/offers/nqst4ixyyuxqt3jm3hcqptq5k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упа гречневая, Селяночка, в пакетах, 5×80 г</text:p>
          </table:table-cell>
          <table:table-cell office:value-type="string" calcext:value-type="string">
            <text:p>5 шт / 14,40 ₽ за шт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1.99" calcext:value-type="currency">
            <text:p>71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dmqmp27m22kd42yqcrqj735or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упа перловая № 2, Яровое поле, 900 г</text:p>
          </table:table-cell>
          <table:table-cell office:value-type="string" calcext:value-type="string">
            <text:p>900 г / 61,1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4.99" calcext:value-type="currency">
            <text:p>54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y7q6yksvz3uk6jydwsnco5cq5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рылышки куриные Гриль, Главпродукт, 300 г</text:p>
          </table:table-cell>
          <table:table-cell office:value-type="string" calcext:value-type="string">
            <text:p>300 г / 566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254.99" calcext:value-type="currency">
            <text:p>254,99 ₽</text:p>
          </table:table-cell>
          <table:table-cell office:value-type="string" calcext:value-type="string">
            <text:p>https://leonardo.edadeal.io/dyn/cr/catalyst/offers/6p3tfxld2rsym62427k6pxqay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укуруза От Мартина, жареная отборная, с солью, 100 г</text:p>
          </table:table-cell>
          <table:table-cell office:value-type="string" calcext:value-type="string">
            <text:p>100 г / 67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7.99" calcext:value-type="currency">
            <text:p>67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htlfazf4ua76jkkdonl7gm2ao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укуруза сахарная Global Village, 425 мл</text:p>
          </table:table-cell>
          <table:table-cell office:value-type="string" calcext:value-type="string">
            <text:p>425 мл / 148,2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2.99" calcext:value-type="currency">
            <text:p>62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kaunxecdmj2cpkxxacvfggqda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упаты Фирменные, охлажденные, Рестория, 400 г</text:p>
          </table:table-cell>
          <table:table-cell office:value-type="string" calcext:value-type="string">
            <text:p>400 г / 374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table:style-name="ce4" office:value-type="currency" office:currency="RUB" office:value="174.99" calcext:value-type="currency">
            <text:p>174,99 ₽</text:p>
          </table:table-cell>
          <table:table-cell office:value-type="string" calcext:value-type="string">
            <text:p>https://leonardo.edadeal.io/dyn/cr/catalyst/offers/srph4y74r4tkwowk6kdct4e4u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ак для волос Прелесть, эффект памяти, 300 мл</text:p>
          </table:table-cell>
          <table:table-cell office:value-type="string" calcext:value-type="string">
            <text:p>300 мл / 633,3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table:style-name="ce4" office:value-type="currency" office:currency="RUB" office:value="243.19" calcext:value-type="currency">
            <text:p>243,19 ₽</text:p>
          </table:table-cell>
          <table:table-cell office:value-type="string" calcext:value-type="string">
            <text:p>https://leonardo.edadeal.io/dyn/cr/catalyst/offers/2mkpbxhxpthg3e6ytwb3o75yc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апша быстрого приготовления Биг Ланч, с говядиной в остром…</text:p>
          </table:table-cell>
          <table:table-cell office:value-type="string" calcext:value-type="string">
            <text:p>90 г / 611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4.99" calcext:value-type="currency">
            <text:p>54,99 ₽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office:value-type="string" calcext:value-type="string">
            <text:p>https://leonardo.edadeal.io/dyn/cr/catalyst/offers/g47purehidc4emvxrxigug32q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апша с курицей в соусе Хойсин, Рестория, 300 г</text:p>
          </table:table-cell>
          <table:table-cell office:value-type="string" calcext:value-type="string">
            <text:p>300 г / 499,9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vm42x5vhij6ueynj4aars2ljz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апша японская Rice Vermicelli, рисовая вермишель, Sen Soy,…</text:p>
          </table:table-cell>
          <table:table-cell office:value-type="string" calcext:value-type="string">
            <text:p>300 г / 316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4.99" calcext:value-type="currency">
            <text:p>94,99 ₽</text:p>
          </table:table-cell>
          <table:table-cell table:style-name="ce4" office:value-type="currency" office:currency="RUB" office:value="169.9" calcext:value-type="currency">
            <text:p>169,90 ₽</text:p>
          </table:table-cell>
          <table:table-cell office:value-type="string" calcext:value-type="string">
            <text:p>https://leonardo.edadeal.io/dyn/cr/catalyst/offers/sqppribshxopapyhblesmthqb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еденцы Бон Пари, Фруктовый микс, 75 г</text:p>
          </table:table-cell>
          <table:table-cell office:value-type="string" calcext:value-type="string">
            <text:p>75 г / 666,5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hn7lzndnd53e4sz3zybcoomee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ен Ваше Здоровье, семена, 300 г</text:p>
          </table:table-cell>
          <table:table-cell office:value-type="string" calcext:value-type="string">
            <text:p>300 г / 23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90.69" calcext:value-type="currency">
            <text:p>90,69 ₽</text:p>
          </table:table-cell>
          <table:table-cell office:value-type="string" calcext:value-type="string">
            <text:p>https://leonardo.edadeal.io/dyn/cr/catalyst/offers/7zff4svl2djyqdktys5zkb7tf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ечо Global Village, 680 г</text:p>
          </table:table-cell>
          <table:table-cell office:value-type="string" calcext:value-type="string">
            <text:p>680 г / 205,8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office:value-type="string" calcext:value-type="string">
            <text:p>https://leonardo.edadeal.io/dyn/cr/catalyst/offers/tsokilxjweg6q77ctxnmousj7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икер Корела Биттер, десертный, 35%, 0,5 л</text:p>
          </table:table-cell>
          <table:table-cell office:value-type="string" calcext:value-type="string">
            <text:p>0,5 л / 85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29.99" calcext:value-type="currency">
            <text:p>429,99 ₽</text:p>
          </table:table-cell>
          <table:table-cell table:style-name="ce4" office:value-type="currency" office:currency="RUB" office:value="569.99" calcext:value-type="currency">
            <text:p>569,99 ₽</text:p>
          </table:table-cell>
          <table:table-cell office:value-type="string" calcext:value-type="string">
            <text:p>https://leonardo.edadeal.io/dyn/cr/catalyst/offers/xem4c3jjmsm4czfe6seiunj7r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икер Fruto Strawberry, 15%, 0,5 л</text:p>
          </table:table-cell>
          <table:table-cell office:value-type="string" calcext:value-type="string">
            <text:p>0,5 л / 77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89.99" calcext:value-type="currency">
            <text:p>389,99 ₽</text:p>
          </table:table-cell>
          <table:table-cell table:style-name="ce4" office:value-type="currency" office:currency="RUB" office:value="459.99" calcext:value-type="currency">
            <text:p>459,99 ₽</text:p>
          </table:table-cell>
          <table:table-cell office:value-type="string" calcext:value-type="string">
            <text:p>https://leonardo.edadeal.io/dyn/cr/catalyst/offers/34i3fivlvvevcbrcha3spdmp2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икер Tundra Bitter Orange, 35%, 0,5 л</text:p>
          </table:table-cell>
          <table:table-cell office:value-type="string" calcext:value-type="string">
            <text:p>0,5 л / 85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29.99" calcext:value-type="currency">
            <text:p>429,99 ₽</text:p>
          </table:table-cell>
          <table:table-cell table:style-name="ce4" office:value-type="currency" office:currency="RUB" office:value="579.99" calcext:value-type="currency">
            <text:p>579,99 ₽</text:p>
          </table:table-cell>
          <table:table-cell office:value-type="string" calcext:value-type="string">
            <text:p>https://leonardo.edadeal.io/dyn/cr/catalyst/offers/fsez4lkrglxetjhfihvvwhwm3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опатка свиная, охлажденная, Слово Мясника, 800 г</text:p>
          </table:table-cell>
          <table:table-cell office:value-type="string" calcext:value-type="string">
            <text:p>800 г / 337,4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69.99" calcext:value-type="currency">
            <text:p>26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jiadlgrwogyzrrava7pwpb734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Лосьон-тоник Чистая Линия, для всех типов кожи, 100 мл</text:p>
          </table:table-cell>
          <table:table-cell office:value-type="string" calcext:value-type="string">
            <text:p>100 мл / 999,9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cx4gg7rkixiqflx3ad6ws3uwi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йонез Махеевъ, с лимонным соком, 67%, 400 мл</text:p>
          </table:table-cell>
          <table:table-cell office:value-type="string" calcext:value-type="string">
            <text:p>400 мл / 224,97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14.99" calcext:value-type="currency">
            <text:p>114,99 ₽</text:p>
          </table:table-cell>
          <table:table-cell office:value-type="string" calcext:value-type="string">
            <text:p>https://leonardo.edadeal.io/dyn/cr/catalyst/offers/yrgrk7enaosm6e3d6rgg2jjke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йонез с перепелиным яйцом, Махеевъ, 50,5%, 770 г</text:p>
          </table:table-cell>
          <table:table-cell office:value-type="string" calcext:value-type="string">
            <text:p>770 г / 205,1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57.99" calcext:value-type="currency">
            <text:p>157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673lh6oryvdsnaa25aigqlvx2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йонез Слобода, провансаль, 67%, 800 мл</text:p>
          </table:table-cell>
          <table:table-cell office:value-type="string" calcext:value-type="string">
            <text:p>800 мл / 212,4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209.99" calcext:value-type="currency">
            <text:p>209,99 ₽</text:p>
          </table:table-cell>
          <table:table-cell office:value-type="string" calcext:value-type="string">
            <text:p>https://leonardo.edadeal.io/dyn/cr/catalyst/offers/uaryjfh7ozrujaw52puo6ze5g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йонез Mr.Ricco, на перепелином яйце, 67%, 400 мл</text:p>
          </table:table-cell>
          <table:table-cell office:value-type="string" calcext:value-type="string">
            <text:p>400 мл / 224,97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3newy6c53ge3cv7lhwy2y3rgc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кароны Trattoria Turatti, гнезда, 450 г</text:p>
          </table:table-cell>
          <table:table-cell office:value-type="string" calcext:value-type="string">
            <text:p>450 г / 29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4.99" calcext:value-type="currency">
            <text:p>134,99 ₽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office:value-type="string" calcext:value-type="string">
            <text:p>https://leonardo.edadeal.io/dyn/cr/catalyst/offers/2urvkltrj26ilvke2l4dfcdpk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нная крупа Шебекинская, из твердых сортов пшеницы, 500 г</text:p>
          </table:table-cell>
          <table:table-cell office:value-type="string" calcext:value-type="string">
            <text:p>500 г / 12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87.99" calcext:value-type="currency">
            <text:p>87,99 ₽</text:p>
          </table:table-cell>
          <table:table-cell office:value-type="string" calcext:value-type="string">
            <text:p>https://leonardo.edadeal.io/dyn/cr/catalyst/offers/t3zzxwz7zudcy5vhffvkzajop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жевательный Бон Пари, Кислые червячки, 75 г</text:p>
          </table:table-cell>
          <table:table-cell office:value-type="string" calcext:value-type="string">
            <text:p>75 г / 799,8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katxllzpsr2by7jx7s642h5ot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жевательный Бон Пари, Машинки, 75 г</text:p>
          </table:table-cell>
          <table:table-cell office:value-type="string" calcext:value-type="string">
            <text:p>75 г / 799,8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zmswezuyjj4aemomdad6evgi6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жевательный Sweet Box Turtles, с игрушкой, 10 г</text:p>
          </table:table-cell>
          <table:table-cell office:value-type="string" calcext:value-type="string">
            <text:p>10 г / 14 999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l3zwgijfrlictiw23y2prityp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желейный Лакомства для здоровья, имбирь и лимон,…</text:p>
          </table:table-cell>
          <table:table-cell office:value-type="string" calcext:value-type="string">
            <text:p>170 г / 823,4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87.59" calcext:value-type="currency">
            <text:p>187,59 ₽</text:p>
          </table:table-cell>
          <table:table-cell office:value-type="string" calcext:value-type="string">
            <text:p>https://leonardo.edadeal.io/dyn/cr/catalyst/offers/gpyctgkqo4rzwzk63kcqrki46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желейный Лакомства для здоровья, малина, 170 г</text:p>
          </table:table-cell>
          <table:table-cell office:value-type="string" calcext:value-type="string">
            <text:p>170 г / 823,4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87.59" calcext:value-type="currency">
            <text:p>187,59 ₽</text:p>
          </table:table-cell>
          <table:table-cell office:value-type="string" calcext:value-type="string">
            <text:p>https://leonardo.edadeal.io/dyn/cr/catalyst/offers/dwnxh43zemtzwwn7g466npaul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желейный Шарлиз, дольки ассорти, 300 г</text:p>
          </table:table-cell>
          <table:table-cell office:value-type="string" calcext:value-type="string">
            <text:p>300 г / 266,6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hb3pylo6xabu3vvknskak32w7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желейный Шарлиз, со ароматом абрикоса, 300 г</text:p>
          </table:table-cell>
          <table:table-cell office:value-type="string" calcext:value-type="string">
            <text:p>300 г / 216,6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yfw55vn4vxrissqbtprzjouo4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Французский Сад, Азовская КФ, 300 г</text:p>
          </table:table-cell>
          <table:table-cell office:value-type="string" calcext:value-type="string">
            <text:p>300 г / 233,3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upkjha3ahp66kh7gwj735akev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Шарлиз, желейный глазированный, 250 г</text:p>
          </table:table-cell>
          <table:table-cell office:value-type="string" calcext:value-type="string">
            <text:p>250 г / 31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t6gb46fwn3ompnng6eubpbqax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Chupa Chups, Роллсы с апельсиново-лимонным вкусом,…</text:p>
          </table:table-cell>
          <table:table-cell office:value-type="string" calcext:value-type="string">
            <text:p>150 г / 666,6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uif4s3qhxtxauaf5ufdt6s7tn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рмелад Mamba Фрумеладки, Фруктовый микс, 72 г</text:p>
          </table:table-cell>
          <table:table-cell office:value-type="string" calcext:value-type="string">
            <text:p>72 г / 833,1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e2inmmy4yexg4haexj3qs3ifs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ска смузи для волос Schauma, 3 в 1, 380 мл</text:p>
          </table:table-cell>
          <table:table-cell office:value-type="string" calcext:value-type="string">
            <text:p>380 мл / 842,08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table:style-name="ce4" office:value-type="currency" office:currency="RUB" office:value="389.99" calcext:value-type="currency">
            <text:p>389,99 ₽</text:p>
          </table:table-cell>
          <table:table-cell office:value-type="string" calcext:value-type="string">
            <text:p>https://leonardo.edadeal.io/dyn/cr/catalyst/offers/pvqfkeyhv3rnagxyk3vb5ilq3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слины Bonduelle, черные без косточки, 300 г</text:p>
          </table:table-cell>
          <table:table-cell office:value-type="string" calcext:value-type="string">
            <text:p>300 г / 499,9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table:style-name="ce4" office:value-type="currency" office:currency="RUB" office:value="183.99" calcext:value-type="currency">
            <text:p>183,99 ₽</text:p>
          </table:table-cell>
          <table:table-cell office:value-type="string" calcext:value-type="string">
            <text:p>https://leonardo.edadeal.io/dyn/cr/catalyst/offers/qsktlqxfw3i4tyu5j2naivkbz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слины Global Village Selection Halkidiki, без косточки,…</text:p>
          </table:table-cell>
          <table:table-cell office:value-type="string" calcext:value-type="string">
            <text:p>340 г / 411,7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77.99" calcext:value-type="currency">
            <text:p>177,99 ₽</text:p>
          </table:table-cell>
          <table:table-cell office:value-type="string" calcext:value-type="string">
            <text:p>https://leonardo.edadeal.io/dyn/cr/catalyst/offers/2bkqubvc2ba763cqktsjsfsf2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слины Global Village, чёрные, без косточки, 425 г</text:p>
          </table:table-cell>
          <table:table-cell office:value-type="string" calcext:value-type="string">
            <text:p>425 г / 204,6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6.99" calcext:value-type="currency">
            <text:p>86,99 ₽</text:p>
          </table:table-cell>
          <table:table-cell table:style-name="ce4" office:value-type="currency" office:currency="RUB" office:value="130.49" calcext:value-type="currency">
            <text:p>130,49 ₽</text:p>
          </table:table-cell>
          <table:table-cell office:value-type="string" calcext:value-type="string">
            <text:p>https://leonardo.edadeal.io/dyn/cr/catalyst/offers/etgblv6owpcomfuhc3txftfbz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слины Global Village, чёрные, с косточкой, 425 г</text:p>
          </table:table-cell>
          <table:table-cell office:value-type="string" calcext:value-type="string">
            <text:p>425 г / 204,6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6.99" calcext:value-type="currency">
            <text:p>86,99 ₽</text:p>
          </table:table-cell>
          <table:table-cell table:style-name="ce4" office:value-type="currency" office:currency="RUB" office:value="130.49" calcext:value-type="currency">
            <text:p>130,49 ₽</text:p>
          </table:table-cell>
          <table:table-cell office:value-type="string" calcext:value-type="string">
            <text:p>https://leonardo.edadeal.io/dyn/cr/catalyst/offers/i46t7levj5ktx4waanwzy44cd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сло Крестьянское, сливочное, Резной палисад, 72,5%, 160 г</text:p>
          </table:table-cell>
          <table:table-cell office:value-type="string" calcext:value-type="string">
            <text:p>160 г / 743,6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8.99" calcext:value-type="currency">
            <text:p>118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7zh5je6b4q6um4zgljz37v7cy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сло подсолнечное Золотая Семечка, рафинированное, 1 л</text:p>
          </table:table-cell>
          <table:table-cell office:value-type="string" calcext:value-type="string">
            <text:p>1 л / 114,90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4.9" calcext:value-type="currency">
            <text:p>114,90 ₽</text:p>
          </table:table-cell>
          <table:table-cell table:style-name="ce4" office:value-type="currency" office:currency="RUB" office:value="144.99" calcext:value-type="currency">
            <text:p>144,99 ₽</text:p>
          </table:table-cell>
          <table:table-cell office:value-type="string" calcext:value-type="string">
            <text:p>https://leonardo.edadeal.io/dyn/cr/catalyst/offers/2hdyybdrtr5qt6fjgyim2vbn2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сло подсолнечное Global Village Selection, с экстрактом…</text:p>
          </table:table-cell>
          <table:table-cell office:value-type="string" calcext:value-type="string">
            <text:p>810 мл / 185,17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7achm6zygaugu5keyopdiewn3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сло Традиционное, сливочное, 82,5%, Аланталь, 180 г</text:p>
          </table:table-cell>
          <table:table-cell office:value-type="string" calcext:value-type="string">
            <text:p>180 г / 883,2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58.99" calcext:value-type="currency">
            <text:p>158,99 ₽</text:p>
          </table:table-cell>
          <table:table-cell table:style-name="ce4" office:value-type="currency" office:currency="RUB" office:value="187.99" calcext:value-type="currency">
            <text:p>187,99 ₽</text:p>
          </table:table-cell>
          <table:table-cell office:value-type="string" calcext:value-type="string">
            <text:p>https://leonardo.edadeal.io/dyn/cr/catalyst/offers/lx3rv6ph5ucbznbwza6tcb2yv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асло Традиционное, сливочное, несоленое, Экомилк, 82,5%,…</text:p>
          </table:table-cell>
          <table:table-cell office:value-type="string" calcext:value-type="string">
            <text:p>180 г / 777,1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39.89" calcext:value-type="currency">
            <text:p>139,8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otcp4fvimcpicxblhntgbn3n7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идии в рассоле, Fish House, 300г</text:p>
          </table:table-cell>
          <table:table-cell office:value-type="string" calcext:value-type="string">
            <text:p>300 г / 399,9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office:value-type="string" calcext:value-type="string">
            <text:p>https://leonardo.edadeal.io/dyn/cr/catalyst/offers/2w3v5fmrvobmwu5vdkvcgogov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ини круассаны Шарлиз, с ванильным кремом, 200 г</text:p>
          </table:table-cell>
          <table:table-cell office:value-type="string" calcext:value-type="string">
            <text:p>200 г / 384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table:style-name="ce4" office:value-type="currency" office:currency="RUB" office:value="86.99" calcext:value-type="currency">
            <text:p>86,99 ₽</text:p>
          </table:table-cell>
          <table:table-cell office:value-type="string" calcext:value-type="string">
            <text:p>https://leonardo.edadeal.io/dyn/cr/catalyst/offers/y6nt2cn64vh62g6qwwnhgwice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ини круассаны Шарлиз, с клубникой, 200 г</text:p>
          </table:table-cell>
          <table:table-cell office:value-type="string" calcext:value-type="string">
            <text:p>200 г / 384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table:style-name="ce4" office:value-type="currency" office:currency="RUB" office:value="86.99" calcext:value-type="currency">
            <text:p>86,99 ₽</text:p>
          </table:table-cell>
          <table:table-cell office:value-type="string" calcext:value-type="string">
            <text:p>https://leonardo.edadeal.io/dyn/cr/catalyst/offers/tooz5jcdfhhy6d37rvmo4ippd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ини круассаны Шарлиз, с кремом вареная сгущенка, 200 г</text:p>
          </table:table-cell>
          <table:table-cell office:value-type="string" calcext:value-type="string">
            <text:p>200 г / 384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table:style-name="ce4" office:value-type="currency" office:currency="RUB" office:value="86.99" calcext:value-type="currency">
            <text:p>86,99 ₽</text:p>
          </table:table-cell>
          <table:table-cell office:value-type="string" calcext:value-type="string">
            <text:p>https://leonardo.edadeal.io/dyn/cr/catalyst/offers/2dbkgvvjjhtjdie6c6zijxbyb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ини круассаны Шарлиз, с кремом какао, 200 г</text:p>
          </table:table-cell>
          <table:table-cell office:value-type="string" calcext:value-type="string">
            <text:p>200 г / 384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table:style-name="ce4" office:value-type="currency" office:currency="RUB" office:value="86.99" calcext:value-type="currency">
            <text:p>86,99 ₽</text:p>
          </table:table-cell>
          <table:table-cell office:value-type="string" calcext:value-type="string">
            <text:p>https://leonardo.edadeal.io/dyn/cr/catalyst/offers/rqtdbusjseonawlh4mrdhozl5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ини-пряники, со вкусом клюквы, Зерница, 300 г</text:p>
          </table:table-cell>
          <table:table-cell office:value-type="string" calcext:value-type="string">
            <text:p>300 г / 216,6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6v7elksix6p3xit2vlwyh4fft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олоко Вологодское, ультрапастеризованное, 2,5%, 1000 г</text:p>
          </table:table-cell>
          <table:table-cell office:value-type="string" calcext:value-type="string">
            <text:p>1 000 г / 64,9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80.19" calcext:value-type="currency">
            <text:p>80,19 ₽</text:p>
          </table:table-cell>
          <table:table-cell office:value-type="string" calcext:value-type="string">
            <text:p>https://leonardo.edadeal.io/dyn/cr/catalyst/offers/fwu6zvmgajo63oqhkev5hju6b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ука Селяночка, пшеничная хлебопекарная, высший сорт, 2 кг</text:p>
          </table:table-cell>
          <table:table-cell office:value-type="string" calcext:value-type="string">
            <text:p>2 кг / 44,9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office:value-type="string" calcext:value-type="string">
            <text:p>https://leonardo.edadeal.io/dyn/cr/catalyst/offers/b2autw5p45h6wg3gkot7i6kkw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ыло жидкое Чистая линия, для всей семьи, 520 мл</text:p>
          </table:table-cell>
          <table:table-cell office:value-type="string" calcext:value-type="string">
            <text:p>520 мл / 442,2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29.99" calcext:value-type="currency">
            <text:p>229,99 ₽</text:p>
          </table:table-cell>
          <table:table-cell table:style-name="ce4" office:value-type="currency" office:currency="RUB" office:value="297.39" calcext:value-type="currency">
            <text:p>297,39 ₽</text:p>
          </table:table-cell>
          <table:table-cell office:value-type="string" calcext:value-type="string">
            <text:p>https://leonardo.edadeal.io/dyn/cr/catalyst/offers/dhv76qmrwrmxz4bcbil2yuwgb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ыло Absolut Nature, жидкое, ромашка, 250 мл</text:p>
          </table:table-cell>
          <table:table-cell office:value-type="string" calcext:value-type="string">
            <text:p>250 мл / 31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4xxpsfi23y6fm6rhk4b5lr7qa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Мюсли Ого, запеченные, с тропическими фруктами, 350 г</text:p>
          </table:table-cell>
          <table:table-cell office:value-type="string" calcext:value-type="string">
            <text:p>350 г / 385,6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4.99" calcext:value-type="currency">
            <text:p>134,99 ₽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office:value-type="string" calcext:value-type="string">
            <text:p>https://leonardo.edadeal.io/dyn/cr/catalyst/offers/bvrp6v2735iem2jgyqdifqzpk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бор конфет Родные Просторы, с арахисовой начинкой…</text:p>
          </table:table-cell>
          <table:table-cell office:value-type="string" calcext:value-type="string">
            <text:p>180 г / 1 055,5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table:style-name="ce4" office:value-type="currency" office:currency="RUB" office:value="279.99" calcext:value-type="currency">
            <text:p>279,99 ₽</text:p>
          </table:table-cell>
          <table:table-cell office:value-type="string" calcext:value-type="string">
            <text:p>https://leonardo.edadeal.io/dyn/cr/catalyst/offers/h23tz3agw7txxqwcfwpa7xesw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бор пивной, солено-сушеный, Тарань-Ка, 150 г</text:p>
          </table:table-cell>
          <table:table-cell office:value-type="string" calcext:value-type="string">
            <text:p>150 г / 399,9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cjsnn4ow6vyr7ijalctmowlix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ггетсы Золотой Петушок, Традиционные, 300 г</text:p>
          </table:table-cell>
          <table:table-cell office:value-type="string" calcext:value-type="string">
            <text:p>300 г / 333,3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95.19" calcext:value-type="currency">
            <text:p>195,19 ₽</text:p>
          </table:table-cell>
          <table:table-cell office:value-type="string" calcext:value-type="string">
            <text:p>https://leonardo.edadeal.io/dyn/cr/catalyst/offers/bhnncgo7stx5qbrzumbeqqd46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винный Фруктовая Sangria Классическая, полусладкий,…</text:p>
          </table:table-cell>
          <table:table-cell office:value-type="string" calcext:value-type="string">
            <text:p>1 л / 19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29.99" calcext:value-type="currency">
            <text:p>229,99 ₽</text:p>
          </table:table-cell>
          <table:table-cell office:value-type="string" calcext:value-type="string">
            <text:p>https://leonardo.edadeal.io/dyn/cr/catalyst/offers/yj2spcr3uhgk6yac7iq5xhuzz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винный Santo Stefano, белое, полусладкое, Россия,…</text:p>
          </table:table-cell>
          <table:table-cell office:value-type="string" calcext:value-type="string">
            <text:p>0,75 л / 34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office:value-type="string" calcext:value-type="string">
            <text:p>https://leonardo.edadeal.io/dyn/cr/catalyst/offers/6hhyfdcb6u6fkylwhe2c6f2w3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винный Santo Stefano, полусладкое, Россия, 0,75 л</text:p>
          </table:table-cell>
          <table:table-cell office:value-type="string" calcext:value-type="string">
            <text:p>0,75 л / 34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office:value-type="string" calcext:value-type="string">
            <text:p>https://leonardo.edadeal.io/dyn/cr/catalyst/offers/lf4xk3o222r65h3bfzoch4myq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винный Santo Stefano, полусухое, Россия, 0,75 л</text:p>
          </table:table-cell>
          <table:table-cell office:value-type="string" calcext:value-type="string">
            <text:p>0,75 л / 34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office:value-type="string" calcext:value-type="string">
            <text:p>https://leonardo.edadeal.io/dyn/cr/catalyst/offers/jgfe4rziyyot35m4ev3mxjjbb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винный Santo Stefano, розовое, полусладкое, Россия,…</text:p>
          </table:table-cell>
          <table:table-cell office:value-type="string" calcext:value-type="string">
            <text:p>0,75 л / 34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office:value-type="string" calcext:value-type="string">
            <text:p>https://leonardo.edadeal.io/dyn/cr/catalyst/offers/ef4fj6tzteudrk6m76hciuuft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Волчок, арбуз, безалкогольный, Волковская пивоварня,…</text:p>
          </table:table-cell>
          <table:table-cell office:value-type="string" calcext:value-type="string">
            <text:p>0,45 л / 133,3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92.99" calcext:value-type="currency">
            <text:p>92,99 ₽</text:p>
          </table:table-cell>
          <table:table-cell office:value-type="string" calcext:value-type="string">
            <text:p>https://leonardo.edadeal.io/dyn/cr/catalyst/offers/3fucy7dsiwm53bjxndax4t2hz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Волчок, персик, безалкогольный, Волковская…</text:p>
          </table:table-cell>
          <table:table-cell office:value-type="string" calcext:value-type="string">
            <text:p>0,45 л / 133,3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92.99" calcext:value-type="currency">
            <text:p>92,99 ₽</text:p>
          </table:table-cell>
          <table:table-cell office:value-type="string" calcext:value-type="string">
            <text:p>https://leonardo.edadeal.io/dyn/cr/catalyst/offers/b3x4apmhrt56zaoycnq3lsagb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кофейный MacCoffee Cappuccino di Torino,…</text:p>
          </table:table-cell>
          <table:table-cell office:value-type="string" calcext:value-type="string">
            <text:p>5 шт / 24,0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oc6tf64miswqeo2plrx4vh5dh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кофейный Maccoffee, 10×20 г</text:p>
          </table:table-cell>
          <table:table-cell office:value-type="string" calcext:value-type="string">
            <text:p>10 шт / 13,00 ₽ за шт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52.99" calcext:value-type="currency">
            <text:p>152,99 ₽</text:p>
          </table:table-cell>
          <table:table-cell office:value-type="string" calcext:value-type="string">
            <text:p>https://leonardo.edadeal.io/dyn/cr/catalyst/offers/xd6ts44mxyhn725av6yfcimen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кофейный Nescafe, Classic Cappuccino, растворимый,…</text:p>
          </table:table-cell>
          <table:table-cell office:value-type="string" calcext:value-type="string">
            <text:p>18 г / 1 499,4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office:value-type="string" calcext:value-type="string">
            <text:p>https://leonardo.edadeal.io/dyn/cr/catalyst/offers/ssecfyzvzyncvij7xg4stjxrs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окосодержащий Добрый Pulpy, апельсин, 0,45л</text:p>
          </table:table-cell>
          <table:table-cell office:value-type="string" calcext:value-type="string">
            <text:p>0,45 л / 155,53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82.99" calcext:value-type="currency">
            <text:p>82,99 ₽</text:p>
          </table:table-cell>
          <table:table-cell office:value-type="string" calcext:value-type="string">
            <text:p>https://leonardo.edadeal.io/dyn/cr/catalyst/offers/zey43pasjjkitrwg33ckr3smg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окосодержащий Добрый Pulpy, вкус киви-гуанабаны,…</text:p>
          </table:table-cell>
          <table:table-cell office:value-type="string" calcext:value-type="string">
            <text:p>0,45 л / 155,53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82.99" calcext:value-type="currency">
            <text:p>82,99 ₽</text:p>
          </table:table-cell>
          <table:table-cell office:value-type="string" calcext:value-type="string">
            <text:p>https://leonardo.edadeal.io/dyn/cr/catalyst/offers/2pqufc5hl6uvzp5slqwoeeuhg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окосодержащий Добрый Pulpy, с кусочками кокосового…</text:p>
          </table:table-cell>
          <table:table-cell office:value-type="string" calcext:value-type="string">
            <text:p>0,45 л / 155,53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82.99" calcext:value-type="currency">
            <text:p>82,99 ₽</text:p>
          </table:table-cell>
          <table:table-cell office:value-type="string" calcext:value-type="string">
            <text:p>https://leonardo.edadeal.io/dyn/cr/catalyst/offers/i46rplqhm3fqzewfg4u2jf37a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окосодержащий Добрый, тропический микс, 0,95 л</text:p>
          </table:table-cell>
          <table:table-cell office:value-type="string" calcext:value-type="string">
            <text:p>0,95 л / 78,94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table:style-name="ce4" office:value-type="currency" office:currency="RUB" office:value="103.99" calcext:value-type="currency">
            <text:p>103,99 ₽</text:p>
          </table:table-cell>
          <table:table-cell office:value-type="string" calcext:value-type="string">
            <text:p>https://leonardo.edadeal.io/dyn/cr/catalyst/offers/kvpgwhczfjmaui4vsrm2q3kfv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окосодержащий Добрый, яблоко-лимон, 0,95 л</text:p>
          </table:table-cell>
          <table:table-cell office:value-type="string" calcext:value-type="string">
            <text:p>0,95 л / 78,94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table:style-name="ce4" office:value-type="currency" office:currency="RUB" office:value="103.99" calcext:value-type="currency">
            <text:p>103,99 ₽</text:p>
          </table:table-cell>
          <table:table-cell office:value-type="string" calcext:value-type="string">
            <text:p>https://leonardo.edadeal.io/dyn/cr/catalyst/offers/xrchsh2y64dxe6fynkon6frix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окосодержащий Добрый, ягодный микс, 0,95 л</text:p>
          </table:table-cell>
          <table:table-cell office:value-type="string" calcext:value-type="string">
            <text:p>0,95 л / 78,94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table:style-name="ce4" office:value-type="currency" office:currency="RUB" office:value="103.99" calcext:value-type="currency">
            <text:p>103,99 ₽</text:p>
          </table:table-cell>
          <table:table-cell office:value-type="string" calcext:value-type="string">
            <text:p>https://leonardo.edadeal.io/dyn/cr/catalyst/offers/4mjes6cerx4lluvfzjtrr4xxs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окосодержащий Rich dolce, виноград-лимон, 0,33 л</text:p>
          </table:table-cell>
          <table:table-cell office:value-type="string" calcext:value-type="string">
            <text:p>0,33 л / 181,7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119.98" calcext:value-type="currency">
            <text:p>119,98 ₽</text:p>
          </table:table-cell>
          <table:table-cell office:value-type="string" calcext:value-type="string">
            <text:p>https://leonardo.edadeal.io/dyn/cr/catalyst/offers/hefi5oqu3ll4pqtc4wtsvp373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окосодержащий Rich dolce, яблоко-вишня-грейпфрут,…</text:p>
          </table:table-cell>
          <table:table-cell office:value-type="string" calcext:value-type="string">
            <text:p>0,33 л / 181,7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119.98" calcext:value-type="currency">
            <text:p>119,98 ₽</text:p>
          </table:table-cell>
          <table:table-cell office:value-type="string" calcext:value-type="string">
            <text:p>https://leonardo.edadeal.io/dyn/cr/catalyst/offers/q6mnmuhz7c76smal4fewgs5tu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окосодержащий Rich Fleur, виноград-лаванда, 0,33 л</text:p>
          </table:table-cell>
          <table:table-cell office:value-type="string" calcext:value-type="string">
            <text:p>0,33 л / 181,7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119.98" calcext:value-type="currency">
            <text:p>119,98 ₽</text:p>
          </table:table-cell>
          <table:table-cell office:value-type="string" calcext:value-type="string">
            <text:p>https://leonardo.edadeal.io/dyn/cr/catalyst/offers/eylendnptjjm4fkznmp3kqpdc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окосодержащий Rich Fleur, виноград-лимон-мандарин…</text:p>
          </table:table-cell>
          <table:table-cell office:value-type="string" calcext:value-type="string">
            <text:p>0,33 л / 181,7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119.98" calcext:value-type="currency">
            <text:p>119,98 ₽</text:p>
          </table:table-cell>
          <table:table-cell office:value-type="string" calcext:value-type="string">
            <text:p>https://leonardo.edadeal.io/dyn/cr/catalyst/offers/aoqxu3wxiozb5gtfjwyvisxpr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спиртной The Colonist Rum Special Black, 40%, 0,5 л</text:p>
          </table:table-cell>
          <table:table-cell office:value-type="string" calcext:value-type="string">
            <text:p>0,5 л / 1 1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table:style-name="ce4" office:value-type="currency" office:currency="RUB" office:value="799.99" calcext:value-type="currency">
            <text:p>799,99 ₽</text:p>
          </table:table-cell>
          <table:table-cell office:value-type="string" calcext:value-type="string">
            <text:p>https://leonardo.edadeal.io/dyn/cr/catalyst/offers/czdeseqmce6kro4v2ousv6yr5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энергетический Red Bull, 0,25 л</text:p>
          </table:table-cell>
          <table:table-cell office:value-type="string" calcext:value-type="string">
            <text:p>0,25 л / 39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30.99" calcext:value-type="currency">
            <text:p>130,99 ₽</text:p>
          </table:table-cell>
          <table:table-cell office:value-type="string" calcext:value-type="string">
            <text:p>https://leonardo.edadeal.io/dyn/cr/catalyst/offers/3vb7w4zvq2prskem2ldh4rcon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энергетический Red Bull, без сахара, 0,25 л</text:p>
          </table:table-cell>
          <table:table-cell office:value-type="string" calcext:value-type="string">
            <text:p>0,25 л / 39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30.99" calcext:value-type="currency">
            <text:p>130,99 ₽</text:p>
          </table:table-cell>
          <table:table-cell office:value-type="string" calcext:value-type="string">
            <text:p>https://leonardo.edadeal.io/dyn/cr/catalyst/offers/3uhp5cwizh2pxh3cuu6h7x3fg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энергетический Red Bull, Red Edition, 0,25 л</text:p>
          </table:table-cell>
          <table:table-cell office:value-type="string" calcext:value-type="string">
            <text:p>0,25 л / 39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30.99" calcext:value-type="currency">
            <text:p>130,99 ₽</text:p>
          </table:table-cell>
          <table:table-cell office:value-type="string" calcext:value-type="string">
            <text:p>https://leonardo.edadeal.io/dyn/cr/catalyst/offers/naieoeo5r7i4q6bcxt6hmcxpx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энергетический Red Bull, White Edition, 0,25 л</text:p>
          </table:table-cell>
          <table:table-cell office:value-type="string" calcext:value-type="string">
            <text:p>0,25 л / 39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30.99" calcext:value-type="currency">
            <text:p>130,99 ₽</text:p>
          </table:table-cell>
          <table:table-cell office:value-type="string" calcext:value-type="string">
            <text:p>https://leonardo.edadeal.io/dyn/cr/catalyst/offers/56kdwfdjw2hu2ctrn55lomuti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My Komboocha, манго-перец, 330 мл</text:p>
          </table:table-cell>
          <table:table-cell office:value-type="string" calcext:value-type="string">
            <text:p>330 мл / 242,3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office:value-type="string" calcext:value-type="string">
            <text:p>https://leonardo.edadeal.io/dyn/cr/catalyst/offers/fkx62wsuxkflzrvcqmtka5fe4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Nemoloko, овсяное классическое лайт, 1,5%, 1 л</text:p>
          </table:table-cell>
          <table:table-cell office:value-type="string" calcext:value-type="string">
            <text:p>1 л / 9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26.99" calcext:value-type="currency">
            <text:p>126,99 ₽</text:p>
          </table:table-cell>
          <table:table-cell office:value-type="string" calcext:value-type="string">
            <text:p>https://leonardo.edadeal.io/dyn/cr/catalyst/offers/uc2xavteb2ukwcry5u5ibf6al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питок Nemoloko, овсяное классическое, 3,2%, 1 л</text:p>
          </table:table-cell>
          <table:table-cell office:value-type="string" calcext:value-type="string">
            <text:p>1 л / 9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26.99" calcext:value-type="currency">
            <text:p>126,99 ₽</text:p>
          </table:table-cell>
          <table:table-cell office:value-type="string" calcext:value-type="string">
            <text:p>https://leonardo.edadeal.io/dyn/cr/catalyst/offers/2yubwdtcxllq7hk5wwwqfigqb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стойка Белая Берёзка, с настоем яблок белый налив,…</text:p>
          </table:table-cell>
          <table:table-cell office:value-type="string" calcext:value-type="string">
            <text:p>0,5 л / 7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ld6niehwswxw3xqhisjdahuww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стойка Морошка Медовая, сладкая, Таёжный романс, 18%, 0,5…</text:p>
          </table:table-cell>
          <table:table-cell office:value-type="string" calcext:value-type="string">
            <text:p>0,5 л / 6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389.99" calcext:value-type="currency">
            <text:p>389,99 ₽</text:p>
          </table:table-cell>
          <table:table-cell office:value-type="string" calcext:value-type="string">
            <text:p>https://leonardo.edadeal.io/dyn/cr/catalyst/offers/xwtscabvl3mtqasyzohzx2ukm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стойка Три Старика, горькая, 40%, 0,5 л</text:p>
          </table:table-cell>
          <table:table-cell office:value-type="string" calcext:value-type="string">
            <text:p>0,5 л / 67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39.99" calcext:value-type="currency">
            <text:p>339,99 ₽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office:value-type="string" calcext:value-type="string">
            <text:p>https://leonardo.edadeal.io/dyn/cr/catalyst/offers/77ajjdop7u6oganqmqeqiv3ll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ектар Rich, апельсин-манго, 1 л</text:p>
          </table:table-cell>
          <table:table-cell office:value-type="string" calcext:value-type="string">
            <text:p>1 л / 12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4.99" calcext:value-type="currency">
            <text:p>194,99 ₽</text:p>
          </table:table-cell>
          <table:table-cell office:value-type="string" calcext:value-type="string">
            <text:p>https://leonardo.edadeal.io/dyn/cr/catalyst/offers/esfwrlkaasxahsssoj235js3k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ектар Rich, вишня, 1 л</text:p>
          </table:table-cell>
          <table:table-cell office:value-type="string" calcext:value-type="string">
            <text:p>1 л / 12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4.99" calcext:value-type="currency">
            <text:p>194,99 ₽</text:p>
          </table:table-cell>
          <table:table-cell office:value-type="string" calcext:value-type="string">
            <text:p>https://leonardo.edadeal.io/dyn/cr/catalyst/offers/ownjynmn2voggaf7ex2lk5x7k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ектар Rich, персик, 1 л</text:p>
          </table:table-cell>
          <table:table-cell office:value-type="string" calcext:value-type="string">
            <text:p>1 л / 12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4.99" calcext:value-type="currency">
            <text:p>194,99 ₽</text:p>
          </table:table-cell>
          <table:table-cell office:value-type="string" calcext:value-type="string">
            <text:p>https://leonardo.edadeal.io/dyn/cr/catalyst/offers/c5cingwp7cjodmpuqsfib3anc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ектар Soko Grande, морковный, 0,75 л</text:p>
          </table:table-cell>
          <table:table-cell office:value-type="string" calcext:value-type="string">
            <text:p>0,75 л / 11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ldjerrwin3ivcxpyao75dembj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ут Националь, 450 г</text:p>
          </table:table-cell>
          <table:table-cell office:value-type="string" calcext:value-type="string">
            <text:p>450 г / 193,3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6.99" calcext:value-type="currency">
            <text:p>86,99 ₽</text:p>
          </table:table-cell>
          <table:table-cell table:style-name="ce4" office:value-type="currency" office:currency="RUB" office:value="128.99" calcext:value-type="currency">
            <text:p>128,99 ₽</text:p>
          </table:table-cell>
          <table:table-cell office:value-type="string" calcext:value-type="string">
            <text:p>https://leonardo.edadeal.io/dyn/cr/catalyst/offers/rkdoozbhqj2ykenhxktkzx5x4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гурцы 6 Соток, хрустящие, маринованные, 720 мл</text:p>
          </table:table-cell>
          <table:table-cell office:value-type="string" calcext:value-type="string">
            <text:p>720 мл / 222,2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table:style-name="ce4" office:value-type="currency" office:currency="RUB" office:value="245.99" calcext:value-type="currency">
            <text:p>245,99 ₽</text:p>
          </table:table-cell>
          <table:table-cell office:value-type="string" calcext:value-type="string">
            <text:p>https://leonardo.edadeal.io/dyn/cr/catalyst/offers/2jprrmbrvmkyv6vgzw3osqr6j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корок Черный кабан, сырокопченый, 95 г</text:p>
          </table:table-cell>
          <table:table-cell office:value-type="string" calcext:value-type="string">
            <text:p>95 г / 1 220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5.99" calcext:value-type="currency">
            <text:p>115,9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p742wszsc5434ws36ldeztr5w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кунь морской, замороженный, Fish House, 800 г</text:p>
          </table:table-cell>
          <table:table-cell office:value-type="string" calcext:value-type="string">
            <text:p>800 г / 324,9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office:value-type="string" calcext:value-type="string">
            <text:p>https://leonardo.edadeal.io/dyn/cr/catalyst/offers/3f6dx3jhb7doqqpfh7lnufb77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ливки зеленые Global Village Selection, с косточкой, 300 г</text:p>
          </table:table-cell>
          <table:table-cell office:value-type="string" calcext:value-type="string">
            <text:p>300 г / 366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office:value-type="string" calcext:value-type="string">
            <text:p>https://leonardo.edadeal.io/dyn/cr/catalyst/offers/elpud255oxmuaayabpawzamag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ливки Global Village Selection Halkidiki, без косточки,…</text:p>
          </table:table-cell>
          <table:table-cell office:value-type="string" calcext:value-type="string">
            <text:p>340 г / 411,7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77.99" calcext:value-type="currency">
            <text:p>177,99 ₽</text:p>
          </table:table-cell>
          <table:table-cell office:value-type="string" calcext:value-type="string">
            <text:p>https://leonardo.edadeal.io/dyn/cr/catalyst/offers/nyvy6br6cm4cxgumwoxiui2ve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рех Макадамия Mixbar Premium, очищеный, 100 г</text:p>
          </table:table-cell>
          <table:table-cell office:value-type="string" calcext:value-type="string">
            <text:p>100 г / 3 5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59.99" calcext:value-type="currency">
            <text:p>359,99 ₽</text:p>
          </table:table-cell>
          <table:table-cell table:style-name="ce4" office:value-type="currency" office:currency="RUB" office:value="454.99" calcext:value-type="currency">
            <text:p>454,99 ₽</text:p>
          </table:table-cell>
          <table:table-cell office:value-type="string" calcext:value-type="string">
            <text:p>https://leonardo.edadeal.io/dyn/cr/catalyst/offers/whjbvdhtvgp7qli6u6bzzz7wp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решки с варёной сгущенкой, Квант, 420 г</text:p>
          </table:table-cell>
          <table:table-cell office:value-type="string" calcext:value-type="string">
            <text:p>420 г / 214,2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07.99" calcext:value-type="currency">
            <text:p>107,99 ₽</text:p>
          </table:table-cell>
          <table:table-cell office:value-type="string" calcext:value-type="string">
            <text:p>https://leonardo.edadeal.io/dyn/cr/catalyst/offers/sjq43itgnxj3tppb242esvtod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светлитель для волос Syoss, 10-55, ультраплатиновый блонд,…</text:p>
          </table:table-cell>
          <table:table-cell office:value-type="string" calcext:value-type="string">
            <text:p>115 мл / 3 043,3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419.99" calcext:value-type="currency">
            <text:p>419,99 ₽</text:p>
          </table:table-cell>
          <table:table-cell office:value-type="string" calcext:value-type="string">
            <text:p>https://leonardo.edadeal.io/dyn/cr/catalyst/offers/bivl7sga4or6yr3g6sd3usyfg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труби, овсяные хрустящие, DiaDar, 200 г</text:p>
          </table:table-cell>
          <table:table-cell office:value-type="string" calcext:value-type="string">
            <text:p>200 г / 264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2.99" calcext:value-type="currency">
            <text:p>52,99 ₽</text:p>
          </table:table-cell>
          <table:table-cell table:style-name="ce4" office:value-type="currency" office:currency="RUB" office:value="63.49" calcext:value-type="currency">
            <text:p>63,49 ₽</text:p>
          </table:table-cell>
          <table:table-cell office:value-type="string" calcext:value-type="string">
            <text:p>https://leonardo.edadeal.io/dyn/cr/catalyst/offers/ojkum6pjjvhjd7zsa5nudsqa4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аста из морепродуктов Crème Le Mare, с чесноком, Балтийский…</text:p>
          </table:table-cell>
          <table:table-cell office:value-type="string" calcext:value-type="string">
            <text:p>150 г / 399,9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119.98" calcext:value-type="currency">
            <text:p>119,98 ₽</text:p>
          </table:table-cell>
          <table:table-cell office:value-type="string" calcext:value-type="string">
            <text:p>https://leonardo.edadeal.io/dyn/cr/catalyst/offers/ah7lm4rtjrowycshkarglvahq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аста из морепродуктов Crème Le Mare, сливочная, Балтийский…</text:p>
          </table:table-cell>
          <table:table-cell office:value-type="string" calcext:value-type="string">
            <text:p>150 г / 399,9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119.98" calcext:value-type="currency">
            <text:p>119,98 ₽</text:p>
          </table:table-cell>
          <table:table-cell office:value-type="string" calcext:value-type="string">
            <text:p>https://leonardo.edadeal.io/dyn/cr/catalyst/offers/eg5e33kbua6m5a6cbydabes4r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аста томатная Помидорка, 380 г</text:p>
          </table:table-cell>
          <table:table-cell office:value-type="string" calcext:value-type="string">
            <text:p>380 г / 473,6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table:style-name="ce4" office:value-type="currency" office:currency="RUB" office:value="218.99" calcext:value-type="currency">
            <text:p>218,99 ₽</text:p>
          </table:table-cell>
          <table:table-cell office:value-type="string" calcext:value-type="string">
            <text:p>https://leonardo.edadeal.io/dyn/cr/catalyst/offers/drivni3zurtbxemqdtvgl753u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астила Шарлиз, клюква, 220 г</text:p>
          </table:table-cell>
          <table:table-cell office:value-type="string" calcext:value-type="string">
            <text:p>220 г / 304,5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6.99" calcext:value-type="currency">
            <text:p>66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y5eruhhnti6o3txyppnd6idff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астила Шарлиз, с мармеладом, 220 г</text:p>
          </table:table-cell>
          <table:table-cell office:value-type="string" calcext:value-type="string">
            <text:p>220 г / 304,5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6.99" calcext:value-type="currency">
            <text:p>66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li5bdicqsd27foue5mojvk2nb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аштет Деревенский, из печени, Егорьевская, 150 г</text:p>
          </table:table-cell>
          <table:table-cell office:value-type="string" calcext:value-type="string">
            <text:p>150 г / 599,9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32.99" calcext:value-type="currency">
            <text:p>132,99 ₽</text:p>
          </table:table-cell>
          <table:table-cell office:value-type="string" calcext:value-type="string">
            <text:p>https://leonardo.edadeal.io/dyn/cr/catalyst/offers/2mtq22gjzytjjbzrmaa4e4dqu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аштет Мясная Ферма печеночный, гусь, 200г</text:p>
          </table:table-cell>
          <table:table-cell office:value-type="string" calcext:value-type="string">
            <text:p>200 г / 4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22.99" calcext:value-type="currency">
            <text:p>122,99 ₽</text:p>
          </table:table-cell>
          <table:table-cell office:value-type="string" calcext:value-type="string">
            <text:p>https://leonardo.edadeal.io/dyn/cr/catalyst/offers/6ysby2tcqcxzod2gnw7ebhcmo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аштет Мясная Ферма печеночный, индейка, 200г</text:p>
          </table:table-cell>
          <table:table-cell office:value-type="string" calcext:value-type="string">
            <text:p>200 г / 4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22.99" calcext:value-type="currency">
            <text:p>122,99 ₽</text:p>
          </table:table-cell>
          <table:table-cell office:value-type="string" calcext:value-type="string">
            <text:p>https://leonardo.edadeal.io/dyn/cr/catalyst/offers/e7u7hqc7uehrggp6h7g773bvw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аштет Fish House, шпротный из кильки, 160 г</text:p>
          </table:table-cell>
          <table:table-cell office:value-type="string" calcext:value-type="string">
            <text:p>160 г / 149,9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3.99" calcext:value-type="currency">
            <text:p>23,99 ₽</text:p>
          </table:table-cell>
          <table:table-cell table:style-name="ce4" office:value-type="currency" office:currency="RUB" office:value="26.99" calcext:value-type="currency">
            <text:p>26,99 ₽</text:p>
          </table:table-cell>
          <table:table-cell office:value-type="string" calcext:value-type="string">
            <text:p>https://leonardo.edadeal.io/dyn/cr/catalyst/offers/riqwzq7mcdoyvd6pzd3aoduiq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аштет Setra, куриный, 100 г</text:p>
          </table:table-cell>
          <table:table-cell office:value-type="string" calcext:value-type="string">
            <text:p>100 г / 1 039,9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03.99" calcext:value-type="currency">
            <text:p>103,99 ₽</text:p>
          </table:table-cell>
          <table:table-cell table:style-name="ce4" office:value-type="currency" office:currency="RUB" office:value="132.09" calcext:value-type="currency">
            <text:p>132,09 ₽</text:p>
          </table:table-cell>
          <table:table-cell office:value-type="string" calcext:value-type="string">
            <text:p>https://leonardo.edadeal.io/dyn/cr/catalyst/offers/mkfrjvwx3d72alpnh453jy6db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льмени 4 вида мяса, Сибирская коллекция, 700 г</text:p>
          </table:table-cell>
          <table:table-cell office:value-type="string" calcext:value-type="string">
            <text:p>700 г / 414,2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office:value-type="string" calcext:value-type="string">
            <text:p>https://leonardo.edadeal.io/dyn/cr/catalyst/offers/qcljeuffrxyr5u4natgrfljzy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льмени Баварские, со сливками, Владпродукт, 900 г</text:p>
          </table:table-cell>
          <table:table-cell office:value-type="string" calcext:value-type="string">
            <text:p>900 г / 188,8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267.69" calcext:value-type="currency">
            <text:p>267,69 ₽</text:p>
          </table:table-cell>
          <table:table-cell office:value-type="string" calcext:value-type="string">
            <text:p>https://leonardo.edadeal.io/dyn/cr/catalyst/offers/shvaqanvpiyeipodrjylmm7zu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льмени Бульмени, со сливочным маслом, Горячая Штучка,…</text:p>
          </table:table-cell>
          <table:table-cell office:value-type="string" calcext:value-type="string">
            <text:p>430 г / 232,5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67.49" calcext:value-type="currency">
            <text:p>167,49 ₽</text:p>
          </table:table-cell>
          <table:table-cell office:value-type="string" calcext:value-type="string">
            <text:p>https://leonardo.edadeal.io/dyn/cr/catalyst/offers/bey44l6bwd3dtkg2skxihlckh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льмени Император, Цезарь, 800 г</text:p>
          </table:table-cell>
          <table:table-cell office:value-type="string" calcext:value-type="string">
            <text:p>800 г / 487,4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89.99" calcext:value-type="currency">
            <text:p>389,99 ₽</text:p>
          </table:table-cell>
          <table:table-cell table:style-name="ce4" office:value-type="currency" office:currency="RUB" office:value="664.99" calcext:value-type="currency">
            <text:p>664,99 ₽</text:p>
          </table:table-cell>
          <table:table-cell office:value-type="string" calcext:value-type="string">
            <text:p>https://leonardo.edadeal.io/dyn/cr/catalyst/offers/ozfp55jhfng4o5klctebm7jrh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льмени Ложкаревъ, из отборной говядины и свинины, 900 г</text:p>
          </table:table-cell>
          <table:table-cell office:value-type="string" calcext:value-type="string">
            <text:p>900 г / 222,2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office:value-type="string" calcext:value-type="string">
            <text:p>https://leonardo.edadeal.io/dyn/cr/catalyst/offers/72qkgkbwqrnh3q4iylpy7ps6t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льмени Малышок, особые, 1000 г</text:p>
          </table:table-cell>
          <table:table-cell office:value-type="string" calcext:value-type="string">
            <text:p>1 000 г / 219,9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ajzvrlavsedv4q57a2eycs52l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льмени Фирменные, Рестория, 700 г</text:p>
          </table:table-cell>
          <table:table-cell office:value-type="string" calcext:value-type="string">
            <text:p>700 г / 428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339.99" calcext:value-type="currency">
            <text:p>339,99 ₽</text:p>
          </table:table-cell>
          <table:table-cell office:value-type="string" calcext:value-type="string">
            <text:p>https://leonardo.edadeal.io/dyn/cr/catalyst/offers/aeh6g2tcyxr4mctmfmpmztjns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на для бритья Gillette Classic Sensitive, для…</text:p>
          </table:table-cell>
          <table:table-cell office:value-type="string" calcext:value-type="string">
            <text:p>200 мл / 949,9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table:style-name="ce4" office:value-type="currency" office:currency="RUB" office:value="229.99" calcext:value-type="currency">
            <text:p>229,99 ₽</text:p>
          </table:table-cell>
          <table:table-cell office:value-type="string" calcext:value-type="string">
            <text:p>https://leonardo.edadeal.io/dyn/cr/catalyst/offers/5ifmitr2hzg7mwayqmtz3md5v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 трески Капитан Норд, атлантическая, натуральная,…</text:p>
          </table:table-cell>
          <table:table-cell office:value-type="string" calcext:value-type="string">
            <text:p>115 г / 1 652,0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table:style-name="ce4" office:value-type="currency" office:currency="RUB" office:value="229.99" calcext:value-type="currency">
            <text:p>229,99 ₽</text:p>
          </table:table-cell>
          <table:table-cell office:value-type="string" calcext:value-type="string">
            <text:p>https://leonardo.edadeal.io/dyn/cr/catalyst/offers/iqnuauzmqsvtgiawpi3opoyva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 трески Fish House, натуральная, 230 г</text:p>
          </table:table-cell>
          <table:table-cell office:value-type="string" calcext:value-type="string">
            <text:p>230 г / 1 086,9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table:style-name="ce4" office:value-type="currency" office:currency="RUB" office:value="279.99" calcext:value-type="currency">
            <text:p>279,99 ₽</text:p>
          </table:table-cell>
          <table:table-cell office:value-type="string" calcext:value-type="string">
            <text:p>https://leonardo.edadeal.io/dyn/cr/catalyst/offers/efrb44juaozv6qdxquikcoqwr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 Американо, с кусочками шоколада, Кухмастер, 270 г</text:p>
          </table:table-cell>
          <table:table-cell office:value-type="string" calcext:value-type="string">
            <text:p>270 г / 407,3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office:value-type="string" calcext:value-type="string">
            <text:p>https://leonardo.edadeal.io/dyn/cr/catalyst/offers/tnzutj5bgsdliednwxcdsinvs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 Звездочки, сдобное, Дымка, 300 г</text:p>
          </table:table-cell>
          <table:table-cell office:value-type="string" calcext:value-type="string">
            <text:p>300 г / 249,9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5m5usr7zghez6huhfblwgoxf2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 Земелах Восточный, Невская Сушка, 400г</text:p>
          </table:table-cell>
          <table:table-cell office:value-type="string" calcext:value-type="string">
            <text:p>400 г / 39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office:value-type="string" calcext:value-type="string">
            <text:p>https://leonardo.edadeal.io/dyn/cr/catalyst/offers/uxw5osypvi74qvlxc5ggg6yu6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 Зерница, с изюмом, 300 г</text:p>
          </table:table-cell>
          <table:table-cell office:value-type="string" calcext:value-type="string">
            <text:p>300 г / 216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tgsju5cutsze4oqimofpqtknh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 Кременкульское, Зоохрум, 300 г</text:p>
          </table:table-cell>
          <table:table-cell office:value-type="string" calcext:value-type="string">
            <text:p>300 г / 19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7.99" calcext:value-type="currency">
            <text:p>57,99 ₽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office:value-type="string" calcext:value-type="string">
            <text:p>https://leonardo.edadeal.io/dyn/cr/catalyst/offers/gyloo4btbr3nncdg4tqmeza2p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 Овсяное, 5 злаков, Шарлиз, 250 г</text:p>
          </table:table-cell>
          <table:table-cell office:value-type="string" calcext:value-type="string">
            <text:p>250 г / 299,9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table:style-name="ce4" office:value-type="currency" office:currency="RUB" office:value="84.99" calcext:value-type="currency">
            <text:p>84,99 ₽</text:p>
          </table:table-cell>
          <table:table-cell office:value-type="string" calcext:value-type="string">
            <text:p>https://leonardo.edadeal.io/dyn/cr/catalyst/offers/245ruooojv46m35zeurzukprz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 Фрутоняня, 120 г</text:p>
          </table:table-cell>
          <table:table-cell office:value-type="string" calcext:value-type="string">
            <text:p>120 г / 774,9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2.99" calcext:value-type="currency">
            <text:p>92,99 ₽</text:p>
          </table:table-cell>
          <table:table-cell table:style-name="ce4" office:value-type="currency" office:currency="RUB" office:value="117.99" calcext:value-type="currency">
            <text:p>117,99 ₽</text:p>
          </table:table-cell>
          <table:table-cell office:value-type="string" calcext:value-type="string">
            <text:p>https://leonardo.edadeal.io/dyn/cr/catalyst/offers/qy6vwbsoxvujswkbyice2nl2s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 Юбилейное, с глазурью, молочное, 116 г</text:p>
          </table:table-cell>
          <table:table-cell office:value-type="string" calcext:value-type="string">
            <text:p>116 г / 430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62.99" calcext:value-type="currency">
            <text:p>62,99 ₽</text:p>
          </table:table-cell>
          <table:table-cell office:value-type="string" calcext:value-type="string">
            <text:p>https://leonardo.edadeal.io/dyn/cr/catalyst/offers/lieeclfgyk67obymbqppntzv5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 Magic Grain, овсяное с семенами льна, без сахара,…</text:p>
          </table:table-cell>
          <table:table-cell office:value-type="string" calcext:value-type="string">
            <text:p>150 г / 633,2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4.99" calcext:value-type="currency">
            <text:p>94,99 ₽</text:p>
          </table:table-cell>
          <table:table-cell table:style-name="ce4" office:value-type="currency" office:currency="RUB" office:value="114.99" calcext:value-type="currency">
            <text:p>114,99 ₽</text:p>
          </table:table-cell>
          <table:table-cell office:value-type="string" calcext:value-type="string">
            <text:p>https://leonardo.edadeal.io/dyn/cr/catalyst/offers/y52dibyhtfdb2zfsqvt254i5k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-сэндвич Супер Контик, со сгущенным молоком, 100 г</text:p>
          </table:table-cell>
          <table:table-cell office:value-type="string" calcext:value-type="string">
            <text:p>100 г / 36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6.99" calcext:value-type="currency">
            <text:p>36,99 ₽</text:p>
          </table:table-cell>
          <table:table-cell table:style-name="ce4" office:value-type="currency" office:currency="RUB" office:value="43.99" calcext:value-type="currency">
            <text:p>43,99 ₽</text:p>
          </table:table-cell>
          <table:table-cell office:value-type="string" calcext:value-type="string">
            <text:p>https://leonardo.edadeal.io/dyn/cr/catalyst/offers/7xmvzslxbmw62ypayk4zywmhi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е-сэндвич Супер Контик, шоколадный вкус, 100 г</text:p>
          </table:table-cell>
          <table:table-cell office:value-type="string" calcext:value-type="string">
            <text:p>100 г / 36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6.99" calcext:value-type="currency">
            <text:p>36,99 ₽</text:p>
          </table:table-cell>
          <table:table-cell table:style-name="ce4" office:value-type="currency" office:currency="RUB" office:value="43.99" calcext:value-type="currency">
            <text:p>43,99 ₽</text:p>
          </table:table-cell>
          <table:table-cell office:value-type="string" calcext:value-type="string">
            <text:p>https://leonardo.edadeal.io/dyn/cr/catalyst/offers/5ty45ozwrl7dk4n62a5yxrdt4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еченьице Heinz, детское, 160 г</text:p>
          </table:table-cell>
          <table:table-cell office:value-type="string" calcext:value-type="string">
            <text:p>160 г / 724,9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5.99" calcext:value-type="currency">
            <text:p>115,99 ₽</text:p>
          </table:table-cell>
          <table:table-cell table:style-name="ce4" office:value-type="currency" office:currency="RUB" office:value="152.99" calcext:value-type="currency">
            <text:p>152,99 ₽</text:p>
          </table:table-cell>
          <table:table-cell office:value-type="string" calcext:value-type="string">
            <text:p>https://leonardo.edadeal.io/dyn/cr/catalyst/offers/vafvhpxd3rtn6qr5sofga43yb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ирог Французский Пай, с черничным джемом, Шарлиз, 430 г</text:p>
          </table:table-cell>
          <table:table-cell office:value-type="string" calcext:value-type="string">
            <text:p>430 г / 325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63.99" calcext:value-type="currency">
            <text:p>163,99 ₽</text:p>
          </table:table-cell>
          <table:table-cell office:value-type="string" calcext:value-type="string">
            <text:p>https://leonardo.edadeal.io/dyn/cr/catalyst/offers/j53mpxzbbh7mkjv4wfqfeawj7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ирожное бисквитное Медвежонок Барни, с вареной сгущенкой,…</text:p>
          </table:table-cell>
          <table:table-cell office:value-type="string" calcext:value-type="string">
            <text:p>150 г / 646,6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6.99" calcext:value-type="currency">
            <text:p>96,99 ₽</text:p>
          </table:table-cell>
          <table:table-cell table:style-name="ce4" office:value-type="currency" office:currency="RUB" office:value="114.99" calcext:value-type="currency">
            <text:p>114,99 ₽</text:p>
          </table:table-cell>
          <table:table-cell office:value-type="string" calcext:value-type="string">
            <text:p>https://leonardo.edadeal.io/dyn/cr/catalyst/offers/szqb75v4mojhfcl5gkua2kdnu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ирожное бисквитное Медвежонок Барни, с молочной начинкой,…</text:p>
          </table:table-cell>
          <table:table-cell office:value-type="string" calcext:value-type="string">
            <text:p>150 г / 646,6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6.99" calcext:value-type="currency">
            <text:p>96,99 ₽</text:p>
          </table:table-cell>
          <table:table-cell table:style-name="ce4" office:value-type="currency" office:currency="RUB" office:value="114.99" calcext:value-type="currency">
            <text:p>114,99 ₽</text:p>
          </table:table-cell>
          <table:table-cell office:value-type="string" calcext:value-type="string">
            <text:p>https://leonardo.edadeal.io/dyn/cr/catalyst/offers/3drqagmzxn4rsb6szvc3q4g7t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ирожное Муравейник, Mirel, 420 г</text:p>
          </table:table-cell>
          <table:table-cell office:value-type="string" calcext:value-type="string">
            <text:p>420 г / 538,0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25.99" calcext:value-type="currency">
            <text:p>225,99 ₽</text:p>
          </table:table-cell>
          <table:table-cell table:style-name="ce4" office:value-type="currency" office:currency="RUB" office:value="267.99" calcext:value-type="currency">
            <text:p>267,99 ₽</text:p>
          </table:table-cell>
          <table:table-cell office:value-type="string" calcext:value-type="string">
            <text:p>https://leonardo.edadeal.io/dyn/cr/catalyst/offers/4gnrbsooafil7dmzgzg64lgwy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ирожное Choco-Pie, Raspberry, Orion, 360 г</text:p>
          </table:table-cell>
          <table:table-cell office:value-type="string" calcext:value-type="string">
            <text:p>360 г / 472,1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7lz5hlpvsdlvmhdfwwft7v7yh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ицца Рестория Ассорти, 350 г</text:p>
          </table:table-cell>
          <table:table-cell office:value-type="string" calcext:value-type="string">
            <text:p>350 г / 428,5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pi3itf4aosbuns6cmmfevlec4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латочки Zewa Deluxe, трехслойные, 10×10 шт</text:p>
          </table:table-cell>
          <table:table-cell office:value-type="string" calcext:value-type="string">
            <text:p>100 шт / 1,35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4.99" calcext:value-type="currency">
            <text:p>134,99 ₽</text:p>
          </table:table-cell>
          <table:table-cell table:style-name="ce4" office:value-type="currency" office:currency="RUB" office:value="163.99" calcext:value-type="currency">
            <text:p>163,99 ₽</text:p>
          </table:table-cell>
          <table:table-cell office:value-type="string" calcext:value-type="string">
            <text:p>https://leonardo.edadeal.io/dyn/cr/catalyst/offers/i3y3knl75itlxosevf55plyih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литка молочная Cho Ko-Te, малина-манго, 43 г</text:p>
          </table:table-cell>
          <table:table-cell office:value-type="string" calcext:value-type="string">
            <text:p>43 г / 581,1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4.99" calcext:value-type="currency">
            <text:p>24,99 ₽</text:p>
          </table:table-cell>
          <table:table-cell table:style-name="ce4" office:value-type="currency" office:currency="RUB" office:value="49.98" calcext:value-type="currency">
            <text:p>49,98 ₽</text:p>
          </table:table-cell>
          <table:table-cell office:value-type="string" calcext:value-type="string">
            <text:p>https://leonardo.edadeal.io/dyn/cr/catalyst/offers/grvy2ibvpk6377cyljbssk5ay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одушечки Ухтышки, с какао, 250 г</text:p>
          </table:table-cell>
          <table:table-cell office:value-type="string" calcext:value-type="string">
            <text:p>250 г / 31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xi23dipca5oq6imxrhvmtyq3c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опкорн Mixbar Карамель, сладкий, 100 г</text:p>
          </table:table-cell>
          <table:table-cell office:value-type="string" calcext:value-type="string">
            <text:p>100 г / 6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ub2qu7qd2yku26dni24q6xl6m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орошок Биолан Color, 2,4 кг</text:p>
          </table:table-cell>
          <table:table-cell office:value-type="string" calcext:value-type="string">
            <text:p>2,4 кг / 123,3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5.99" calcext:value-type="currency">
            <text:p>295,99 ₽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office:value-type="string" calcext:value-type="string">
            <text:p>https://leonardo.edadeal.io/dyn/cr/catalyst/offers/ort5jjtimw2xswgimujngt5cz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орошок для посудомоечных машин Finish Power Powder, 1 кг</text:p>
          </table:table-cell>
          <table:table-cell office:value-type="string" calcext:value-type="string">
            <text:p>1 кг / 299,9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579.99" calcext:value-type="currency">
            <text:p>579,99 ₽</text:p>
          </table:table-cell>
          <table:table-cell office:value-type="string" calcext:value-type="string">
            <text:p>https://leonardo.edadeal.io/dyn/cr/catalyst/offers/pi2zznaa26dklpqtnznm6txa7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орошок чистящий Comet, лимон, 475 г</text:p>
          </table:table-cell>
          <table:table-cell office:value-type="string" calcext:value-type="string">
            <text:p>475 г / 147,3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87.49" calcext:value-type="currency">
            <text:p>87,49 ₽</text:p>
          </table:table-cell>
          <table:table-cell office:value-type="string" calcext:value-type="string">
            <text:p>https://leonardo.edadeal.io/dyn/cr/catalyst/offers/a2mnmysywc5mis5dizmzxpu2q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Рестория, для курицы, 15 г</text:p>
          </table:table-cell>
          <table:table-cell office:value-type="string" calcext:value-type="string">
            <text:p>15 г / 1 999,3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34.99" calcext:value-type="currency">
            <text:p>34,99 ₽</text:p>
          </table:table-cell>
          <table:table-cell office:value-type="string" calcext:value-type="string">
            <text:p>https://leonardo.edadeal.io/dyn/cr/catalyst/offers/5tprjiq3bu6bio3vo3wcqxrd6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Рестория, для плова, 15 г</text:p>
          </table:table-cell>
          <table:table-cell office:value-type="string" calcext:value-type="string">
            <text:p>15 г / 1 999,3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34.99" calcext:value-type="currency">
            <text:p>34,99 ₽</text:p>
          </table:table-cell>
          <table:table-cell office:value-type="string" calcext:value-type="string">
            <text:p>https://leonardo.edadeal.io/dyn/cr/catalyst/offers/jnfbgas4rxf4zag75fs3c2bas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Рестория, чеснок сушеный, 15 г</text:p>
          </table:table-cell>
          <table:table-cell office:value-type="string" calcext:value-type="string">
            <text:p>15 г / 1 999,3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34.99" calcext:value-type="currency">
            <text:p>34,99 ₽</text:p>
          </table:table-cell>
          <table:table-cell office:value-type="string" calcext:value-type="string">
            <text:p>https://leonardo.edadeal.io/dyn/cr/catalyst/offers/st6dmj6off4fs5wqna6ub7nus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Kotanyi Итальянские травы, 14 г</text:p>
          </table:table-cell>
          <table:table-cell office:value-type="string" calcext:value-type="string">
            <text:p>14 г / 3 570,7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1.99" calcext:value-type="currency">
            <text:p>71,99 ₽</text:p>
          </table:table-cell>
          <table:table-cell office:value-type="string" calcext:value-type="string">
            <text:p>https://leonardo.edadeal.io/dyn/cr/catalyst/offers/hjvb7jovzt5ahmyfrwc6vqwcc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Kotanyi, лавровый лист, 5 г</text:p>
          </table:table-cell>
          <table:table-cell office:value-type="string" calcext:value-type="string">
            <text:p>5 г / 9 998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1.99" calcext:value-type="currency">
            <text:p>71,99 ₽</text:p>
          </table:table-cell>
          <table:table-cell office:value-type="string" calcext:value-type="string">
            <text:p>https://leonardo.edadeal.io/dyn/cr/catalyst/offers/xbi7ilcqwl4jzncg2b6acud4p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Kotanyi, перец чёрный, молотый, 20 г</text:p>
          </table:table-cell>
          <table:table-cell office:value-type="string" calcext:value-type="string">
            <text:p>20 г / 2 499,5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1.99" calcext:value-type="currency">
            <text:p>71,99 ₽</text:p>
          </table:table-cell>
          <table:table-cell office:value-type="string" calcext:value-type="string">
            <text:p>https://leonardo.edadeal.io/dyn/cr/catalyst/offers/xpke5qbqsetojbrkyc7j2suu3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Kotanyi, смесь перцев, дробленая, 12 г</text:p>
          </table:table-cell>
          <table:table-cell office:value-type="string" calcext:value-type="string">
            <text:p>12 г / 3 332,5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z3lt2ch4lcezsuqbdl2bmoctp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Kotanyi, чеснок, измельченный, 28 г</text:p>
          </table:table-cell>
          <table:table-cell office:value-type="string" calcext:value-type="string">
            <text:p>28 г / 1 785,3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71.99" calcext:value-type="currency">
            <text:p>71,99 ₽</text:p>
          </table:table-cell>
          <table:table-cell office:value-type="string" calcext:value-type="string">
            <text:p>https://leonardo.edadeal.io/dyn/cr/catalyst/offers/4rqs36tic4hmetozs7zmzbd32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Kotanyi, шашлык на углях, 30 г</text:p>
          </table:table-cell>
          <table:table-cell office:value-type="string" calcext:value-type="string">
            <text:p>30 г / 1 333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71.99" calcext:value-type="currency">
            <text:p>71,99 ₽</text:p>
          </table:table-cell>
          <table:table-cell office:value-type="string" calcext:value-type="string">
            <text:p>https://leonardo.edadeal.io/dyn/cr/catalyst/offers/sgxudy6qc2jwugw7k55b54sml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Maggi На второе, для сочной курицы с паприкой, 34 г</text:p>
          </table:table-cell>
          <table:table-cell office:value-type="string" calcext:value-type="string">
            <text:p>34 г / 1 117,3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7.99" calcext:value-type="currency">
            <text:p>37,99 ₽</text:p>
          </table:table-cell>
          <table:table-cell table:style-name="ce4" office:value-type="currency" office:currency="RUB" office:value="75.98" calcext:value-type="currency">
            <text:p>75,98 ₽</text:p>
          </table:table-cell>
          <table:table-cell office:value-type="string" calcext:value-type="string">
            <text:p>https://leonardo.edadeal.io/dyn/cr/catalyst/offers/o37ubmx2kla6lq3yptvwn4krv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иправа Maggi На второе, для сочной курицы с чесноком, 38 г</text:p>
          </table:table-cell>
          <table:table-cell office:value-type="string" calcext:value-type="string">
            <text:p>38 г / 999,7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7.99" calcext:value-type="currency">
            <text:p>37,99 ₽</text:p>
          </table:table-cell>
          <table:table-cell table:style-name="ce4" office:value-type="currency" office:currency="RUB" office:value="75.98" calcext:value-type="currency">
            <text:p>75,98 ₽</text:p>
          </table:table-cell>
          <table:table-cell office:value-type="string" calcext:value-type="string">
            <text:p>https://leonardo.edadeal.io/dyn/cr/catalyst/offers/xu277faenp2lxo75y5abhzn6o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одукт кисломолочный Actimel, гранат, 1,5%, 95 г</text:p>
          </table:table-cell>
          <table:table-cell office:value-type="string" calcext:value-type="string">
            <text:p>95 г / 315,6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0.79" calcext:value-type="currency">
            <text:p>40,79 ₽</text:p>
          </table:table-cell>
          <table:table-cell office:value-type="string" calcext:value-type="string">
            <text:p>https://leonardo.edadeal.io/dyn/cr/catalyst/offers/6gdkubypahcrvyh5bmiirqpyj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одукт кисломолочный Actimel, земляника-шиповник, 1,5%,…</text:p>
          </table:table-cell>
          <table:table-cell office:value-type="string" calcext:value-type="string">
            <text:p>95 г / 315,6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0.79" calcext:value-type="currency">
            <text:p>40,79 ₽</text:p>
          </table:table-cell>
          <table:table-cell office:value-type="string" calcext:value-type="string">
            <text:p>https://leonardo.edadeal.io/dyn/cr/catalyst/offers/pyblkoj55og7biz3atvqs4arv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одукт кисломолочный Actimel, клубника-банан, 1,5%, 95 г</text:p>
          </table:table-cell>
          <table:table-cell office:value-type="string" calcext:value-type="string">
            <text:p>95 г / 315,6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0.79" calcext:value-type="currency">
            <text:p>40,79 ₽</text:p>
          </table:table-cell>
          <table:table-cell office:value-type="string" calcext:value-type="string">
            <text:p>https://leonardo.edadeal.io/dyn/cr/catalyst/offers/exu7p6x2l7eka7346dc2lfclx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одукт кисломолочный Actimel, клубника, 1,5%, 95 г</text:p>
          </table:table-cell>
          <table:table-cell office:value-type="string" calcext:value-type="string">
            <text:p>95 г / 315,6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0.79" calcext:value-type="currency">
            <text:p>40,79 ₽</text:p>
          </table:table-cell>
          <table:table-cell office:value-type="string" calcext:value-type="string">
            <text:p>https://leonardo.edadeal.io/dyn/cr/catalyst/offers/oiyqefs3gth6c7cy46qdptmqr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одукт кисломолочный Actimel, ягодный микс, 1,5%, 95 г</text:p>
          </table:table-cell>
          <table:table-cell office:value-type="string" calcext:value-type="string">
            <text:p>95 г / 315,6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40.79" calcext:value-type="currency">
            <text:p>40,79 ₽</text:p>
          </table:table-cell>
          <table:table-cell office:value-type="string" calcext:value-type="string">
            <text:p>https://leonardo.edadeal.io/dyn/cr/catalyst/offers/rvo6k2ldq4mnvn4l4r65zyxgf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окладки Mipao, дневные, 10 шт</text:p>
          </table:table-cell>
          <table:table-cell office:value-type="string" calcext:value-type="string">
            <text:p>10 шт / 13,0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75.99" calcext:value-type="currency">
            <text:p>175,99 ₽</text:p>
          </table:table-cell>
          <table:table-cell office:value-type="string" calcext:value-type="string">
            <text:p>https://leonardo.edadeal.io/dyn/cr/catalyst/offers/nbm3usosfbav4o2lyfjqi3ibu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яники Коровка, варёная сгущёнка, 300 г</text:p>
          </table:table-cell>
          <table:table-cell office:value-type="string" calcext:value-type="string">
            <text:p>300 г / 28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4.99" calcext:value-type="currency">
            <text:p>84,99 ₽</text:p>
          </table:table-cell>
          <table:table-cell table:style-name="ce4" office:value-type="currency" office:currency="RUB" office:value="118.99" calcext:value-type="currency">
            <text:p>118,99 ₽</text:p>
          </table:table-cell>
          <table:table-cell office:value-type="string" calcext:value-type="string">
            <text:p>https://leonardo.edadeal.io/dyn/cr/catalyst/offers/fegtzgzfg7mio5im5gxcjaxzr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яники Коровка, шоколадное молоко, 300 г</text:p>
          </table:table-cell>
          <table:table-cell office:value-type="string" calcext:value-type="string">
            <text:p>300 г / 28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4.99" calcext:value-type="currency">
            <text:p>84,99 ₽</text:p>
          </table:table-cell>
          <table:table-cell table:style-name="ce4" office:value-type="currency" office:currency="RUB" office:value="118.99" calcext:value-type="currency">
            <text:p>118,99 ₽</text:p>
          </table:table-cell>
          <table:table-cell office:value-type="string" calcext:value-type="string">
            <text:p>https://leonardo.edadeal.io/dyn/cr/catalyst/offers/fthadrxgrrqltwfqzkx3bhdj6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ряники мятные, Полет, 300 г</text:p>
          </table:table-cell>
          <table:table-cell office:value-type="string" calcext:value-type="string">
            <text:p>300 г / 283,3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4.99" calcext:value-type="currency">
            <text:p>84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nf4qjtjtckmsoldzysjau7zpm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говядина с гречкой, 90 г</text:p>
          </table:table-cell>
          <table:table-cell office:value-type="string" calcext:value-type="string">
            <text:p>90 г / 577,6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1.99" calcext:value-type="currency">
            <text:p>51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jz6yko3fyyxvbilfxksfb5g74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говядина с кабачками, 90 г</text:p>
          </table:table-cell>
          <table:table-cell office:value-type="string" calcext:value-type="string">
            <text:p>90 г / 577,6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1.99" calcext:value-type="currency">
            <text:p>51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cagrhz3keef2ncnvfnq22wu7h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говядина с печенью, 90 г</text:p>
          </table:table-cell>
          <table:table-cell office:value-type="string" calcext:value-type="string">
            <text:p>90 г / 844,3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5.99" calcext:value-type="currency">
            <text:p>75,99 ₽</text:p>
          </table:table-cell>
          <table:table-cell table:style-name="ce4" office:value-type="currency" office:currency="RUB" office:value="95.99" calcext:value-type="currency">
            <text:p>95,99 ₽</text:p>
          </table:table-cell>
          <table:table-cell office:value-type="string" calcext:value-type="string">
            <text:p>https://leonardo.edadeal.io/dyn/cr/catalyst/offers/rpgpqblft4cuyhcxdiwsdo673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говядина с сердцем, 90 г</text:p>
          </table:table-cell>
          <table:table-cell office:value-type="string" calcext:value-type="string">
            <text:p>90 г / 844,3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5.99" calcext:value-type="currency">
            <text:p>75,99 ₽</text:p>
          </table:table-cell>
          <table:table-cell table:style-name="ce4" office:value-type="currency" office:currency="RUB" office:value="95.99" calcext:value-type="currency">
            <text:p>95,99 ₽</text:p>
          </table:table-cell>
          <table:table-cell office:value-type="string" calcext:value-type="string">
            <text:p>https://leonardo.edadeal.io/dyn/cr/catalyst/offers/sjgof4k5uobf3pp46ls6vc7yo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говядина с языком, 90 г</text:p>
          </table:table-cell>
          <table:table-cell office:value-type="string" calcext:value-type="string">
            <text:p>90 г / 844,3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5.99" calcext:value-type="currency">
            <text:p>75,99 ₽</text:p>
          </table:table-cell>
          <table:table-cell table:style-name="ce4" office:value-type="currency" office:currency="RUB" office:value="95.99" calcext:value-type="currency">
            <text:p>95,99 ₽</text:p>
          </table:table-cell>
          <table:table-cell office:value-type="string" calcext:value-type="string">
            <text:p>https://leonardo.edadeal.io/dyn/cr/catalyst/offers/sobwhrw3ii3wimxxxgzprabph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говядина, 90 г</text:p>
          </table:table-cell>
          <table:table-cell office:value-type="string" calcext:value-type="string">
            <text:p>90 г / 844,3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5.99" calcext:value-type="currency">
            <text:p>75,99 ₽</text:p>
          </table:table-cell>
          <table:table-cell table:style-name="ce4" office:value-type="currency" office:currency="RUB" office:value="95.99" calcext:value-type="currency">
            <text:p>95,99 ₽</text:p>
          </table:table-cell>
          <table:table-cell office:value-type="string" calcext:value-type="string">
            <text:p>https://leonardo.edadeal.io/dyn/cr/catalyst/offers/eyz7yaos3boqmwjyxbslqlwpm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индейка, 90 г</text:p>
          </table:table-cell>
          <table:table-cell office:value-type="string" calcext:value-type="string">
            <text:p>90 г / 888,7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95.99" calcext:value-type="currency">
            <text:p>95,99 ₽</text:p>
          </table:table-cell>
          <table:table-cell office:value-type="string" calcext:value-type="string">
            <text:p>https://leonardo.edadeal.io/dyn/cr/catalyst/offers/iuruqou6ilerm44l2364q7ewa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цыпленок с говядиной, 90 г</text:p>
          </table:table-cell>
          <table:table-cell office:value-type="string" calcext:value-type="string">
            <text:p>90 г / 699,8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2.99" calcext:value-type="currency">
            <text:p>62,99 ₽</text:p>
          </table:table-cell>
          <table:table-cell table:style-name="ce4" office:value-type="currency" office:currency="RUB" office:value="93.99" calcext:value-type="currency">
            <text:p>93,99 ₽</text:p>
          </table:table-cell>
          <table:table-cell office:value-type="string" calcext:value-type="string">
            <text:p>https://leonardo.edadeal.io/dyn/cr/catalyst/offers/m5pj6eneqnprjbswvu6uzmi2p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цыпленок с кроликом, 90 г</text:p>
          </table:table-cell>
          <table:table-cell office:value-type="string" calcext:value-type="string">
            <text:p>90 г / 844,3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5.99" calcext:value-type="currency">
            <text:p>75,99 ₽</text:p>
          </table:table-cell>
          <table:table-cell table:style-name="ce4" office:value-type="currency" office:currency="RUB" office:value="95.99" calcext:value-type="currency">
            <text:p>95,99 ₽</text:p>
          </table:table-cell>
          <table:table-cell office:value-type="string" calcext:value-type="string">
            <text:p>https://leonardo.edadeal.io/dyn/cr/catalyst/offers/iwex72t5rcojkiq5bdiz26sqi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цыпленок-кабачок-морковь-рис, 90 г</text:p>
          </table:table-cell>
          <table:table-cell office:value-type="string" calcext:value-type="string">
            <text:p>90 г / 577,6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1.99" calcext:value-type="currency">
            <text:p>51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q3v3pqg5fx7vwv4y4x5gnt2x6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Тёма, цыпленок, 90 г</text:p>
          </table:table-cell>
          <table:table-cell office:value-type="string" calcext:value-type="string">
            <text:p>90 г / 666,5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93.99" calcext:value-type="currency">
            <text:p>93,99 ₽</text:p>
          </table:table-cell>
          <table:table-cell office:value-type="string" calcext:value-type="string">
            <text:p>https://leonardo.edadeal.io/dyn/cr/catalyst/offers/pphkxu7m2ftwru6w6wwxpbirp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мясное Heinz Сочное рагу, с говядиной, 90 г</text:p>
          </table:table-cell>
          <table:table-cell office:value-type="string" calcext:value-type="string">
            <text:p>90 г / 555,4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83.99" calcext:value-type="currency">
            <text:p>83,99 ₽</text:p>
          </table:table-cell>
          <table:table-cell office:value-type="string" calcext:value-type="string">
            <text:p>https://leonardo.edadeal.io/dyn/cr/catalyst/offers/vmxneofs6xkyk2be2gr7orckl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груша, 90 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uy5zklhg7qe3fipiayluffnpg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мультифрукт, 90 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a7tpgp6x2wdy7zjnckahdesxw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-банан-клубника-злаки, 90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gjr4i2iklnbusgebgyyscjaza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-банан-клубника-киви, 90 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56jjg54y743jaqz6khk46zpwq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-банан-печенье, 90 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74nlbtfbaktaqwuyywic4x7aa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-груша-банан-манго, 90 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disdpkulngqqetn5ev5xtvvfw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-малина-шиповник, 90 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f473z4pon3nmy4yzoro7oyl76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-морковь-абрикос, 90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i5i7gibk7ei55q6vdtgn75qpz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-персик, 90 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6dupttdiw5xfjan7irfrhfrht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-творог-печенье, 90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22hcltsez4k4ny22o3wswpi7b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-тыква-персик-банан, 90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n24sbfsxdskrq4jmel7l7s4ls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-черника-земляника-злаки, 90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hzmjhseoyjwk3nbr56i57c2eh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Агуша, яблоко, 90 г</text:p>
          </table:table-cell>
          <table:table-cell office:value-type="string" calcext:value-type="string">
            <text:p>90 г / 511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5.99" calcext:value-type="currency">
            <text:p>45,99 ₽</text:p>
          </table:table-cell>
          <table:table-cell table:style-name="ce4" office:value-type="currency" office:currency="RUB" office:value="58.99" calcext:value-type="currency">
            <text:p>58,99 ₽</text:p>
          </table:table-cell>
          <table:table-cell office:value-type="string" calcext:value-type="string">
            <text:p>https://leonardo.edadeal.io/dyn/cr/catalyst/offers/3floaeyj4lahwo6j423tp7lj5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ФрутоНяня, яблоко-банан-груша-печенье, 250 г</text:p>
          </table:table-cell>
          <table:table-cell office:value-type="string" calcext:value-type="string">
            <text:p>250 г / 259,9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jkmrtn2iicm64tvfocwmuk3o3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ФрутоНяня, яблоко-груша, 250 г</text:p>
          </table:table-cell>
          <table:table-cell office:value-type="string" calcext:value-type="string">
            <text:p>250 г / 259,9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7ddsqoyae5bfevvf4airmk3gb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ФрутоНяня, яблоко-малина-сливки, 250 г</text:p>
          </table:table-cell>
          <table:table-cell office:value-type="string" calcext:value-type="string">
            <text:p>250 г / 259,9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wu6xrzlvko3ka3mm4knmychps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ФрутоНяня, яблоко-персик-сливки, 250 г</text:p>
          </table:table-cell>
          <table:table-cell office:value-type="string" calcext:value-type="string">
            <text:p>250 г / 259,9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6rcdy3emn27ho3pnxc7u6djt3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ФрутоНяня, яблоко, 250 г</text:p>
          </table:table-cell>
          <table:table-cell office:value-type="string" calcext:value-type="string">
            <text:p>250 г / 239,9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slnulhg47c4mapsly5oqza5xp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Heinz, фруктовый салатик-злаки, 90 г</text:p>
          </table:table-cell>
          <table:table-cell office:value-type="string" calcext:value-type="string">
            <text:p>90 г / 499,8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table:style-name="ce4" office:value-type="currency" office:currency="RUB" office:value="67.48" calcext:value-type="currency">
            <text:p>67,48 ₽</text:p>
          </table:table-cell>
          <table:table-cell office:value-type="string" calcext:value-type="string">
            <text:p>https://leonardo.edadeal.io/dyn/cr/catalyst/offers/let7s5xli6zia6a4q6o2jepfr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фруктовое Heinz, фруктовый салатик, 90 г</text:p>
          </table:table-cell>
          <table:table-cell office:value-type="string" calcext:value-type="string">
            <text:p>90 г / 499,8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table:style-name="ce4" office:value-type="currency" office:currency="RUB" office:value="67.48" calcext:value-type="currency">
            <text:p>67,48 ₽</text:p>
          </table:table-cell>
          <table:table-cell office:value-type="string" calcext:value-type="string">
            <text:p>https://leonardo.edadeal.io/dyn/cr/catalyst/offers/t6exscgw5xti5tkffes3zsbv5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юре Heinz, овощи с форелькой, 120 г</text:p>
          </table:table-cell>
          <table:table-cell office:value-type="string" calcext:value-type="string">
            <text:p>120 г / 833,2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28.99" calcext:value-type="currency">
            <text:p>128,99 ₽</text:p>
          </table:table-cell>
          <table:table-cell office:value-type="string" calcext:value-type="string">
            <text:p>https://leonardo.edadeal.io/dyn/cr/catalyst/offers/vm5dtwbsmppo7wvmvei5kkgfk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Пятновыводитель Vanish, жидкий, для цветного белья, 1 л</text:p>
          </table:table-cell>
          <table:table-cell office:value-type="string" calcext:value-type="string">
            <text:p>1 л / 364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64.99" calcext:value-type="currency">
            <text:p>364,99 ₽</text:p>
          </table:table-cell>
          <table:table-cell table:style-name="ce4" office:value-type="currency" office:currency="RUB" office:value="494.99" calcext:value-type="currency">
            <text:p>494,99 ₽</text:p>
          </table:table-cell>
          <table:table-cell office:value-type="string" calcext:value-type="string">
            <text:p>https://leonardo.edadeal.io/dyn/cr/catalyst/offers/ojxq2ji7jdjvxxseuixsiri5q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Риет лососевый, с мягким творогом, Меридиан, 100 г</text:p>
          </table:table-cell>
          <table:table-cell office:value-type="string" calcext:value-type="string">
            <text:p>100 г / 999,9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office:value-type="string" calcext:value-type="string">
            <text:p>https://leonardo.edadeal.io/dyn/cr/catalyst/offers/letrm4wsijowz7nawhsfiof7o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Рис Басмати, длиннозерный, шлифованный, Global Village,…</text:p>
          </table:table-cell>
          <table:table-cell office:value-type="string" calcext:value-type="string">
            <text:p>5 шт / 26,0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ylz3lpgkquhz2ug425k5t2xau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Рис для плова Global Village, 800 г</text:p>
          </table:table-cell>
          <table:table-cell office:value-type="string" calcext:value-type="string">
            <text:p>800 г / 123,7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8.99" calcext:value-type="currency">
            <text:p>98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qulwpyquvbhi4estbtohp2q4o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Рис Индика, белый, длиннозерный, Мистраль, 450 г</text:p>
          </table:table-cell>
          <table:table-cell office:value-type="string" calcext:value-type="string">
            <text:p>450 г / 177,7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14.99" calcext:value-type="currency">
            <text:p>114,99 ₽</text:p>
          </table:table-cell>
          <table:table-cell office:value-type="string" calcext:value-type="string">
            <text:p>https://leonardo.edadeal.io/dyn/cr/catalyst/offers/vzn24ib46wbarxtdfcdadjdur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Рис пропаренный, Селяночка, 900 г</text:p>
          </table:table-cell>
          <table:table-cell office:value-type="string" calcext:value-type="string">
            <text:p>900 г / 118,8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06.99" calcext:value-type="currency">
            <text:p>106,99 ₽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office:value-type="string" calcext:value-type="string">
            <text:p>https://leonardo.edadeal.io/dyn/cr/catalyst/offers/e6kqar2liyapryvi6bmisrjxv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Ром The Colonist White Rum Premium, 40%, 0,5 л</text:p>
          </table:table-cell>
          <table:table-cell office:value-type="string" calcext:value-type="string">
            <text:p>0,5 л / 1 19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9.99" calcext:value-type="currency">
            <text:p>599,99 ₽</text:p>
          </table:table-cell>
          <table:table-cell table:style-name="ce4" office:value-type="currency" office:currency="RUB" office:value="799.99" calcext:value-type="currency">
            <text:p>799,99 ₽</text:p>
          </table:table-cell>
          <table:table-cell office:value-type="string" calcext:value-type="string">
            <text:p>https://leonardo.edadeal.io/dyn/cr/catalyst/offers/y5rbm52cueihbab7hfimqjhrq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Ромовая баба, Аладушкин, 160 г</text:p>
          </table:table-cell>
          <table:table-cell office:value-type="string" calcext:value-type="string">
            <text:p>160 г / 268,6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2.99" calcext:value-type="currency">
            <text:p>42,99 ₽</text:p>
          </table:table-cell>
          <table:table-cell table:style-name="ce4" office:value-type="currency" office:currency="RUB" office:value="85.98" calcext:value-type="currency">
            <text:p>85,98 ₽</text:p>
          </table:table-cell>
          <table:table-cell office:value-type="string" calcext:value-type="string">
            <text:p>https://leonardo.edadeal.io/dyn/cr/catalyst/offers/socal6olg4cn2s74qgtvochzo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Рулет крабовый, горячего копчения, имитация, охлажденный,…</text:p>
          </table:table-cell>
          <table:table-cell office:value-type="string" calcext:value-type="string">
            <text:p>400 г / 424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office:value-type="string" calcext:value-type="string">
            <text:p>https://leonardo.edadeal.io/dyn/cr/catalyst/offers/4hcktjruu5asdpanjklwv3c2p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алат Fish House Дальневосточный, из морской капусты, 220 г</text:p>
          </table:table-cell>
          <table:table-cell office:value-type="string" calcext:value-type="string">
            <text:p>220 г / 204,5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table:style-name="ce4" office:value-type="currency" office:currency="RUB" office:value="54.99" calcext:value-type="currency">
            <text:p>54,99 ₽</text:p>
          </table:table-cell>
          <table:table-cell office:value-type="string" calcext:value-type="string">
            <text:p>https://leonardo.edadeal.io/dyn/cr/catalyst/offers/4n6luqs3ossjolw3oix6e6azs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алфетки Honey Kid, детские влажные с алоэ, 20 шт</text:p>
          </table:table-cell>
          <table:table-cell office:value-type="string" calcext:value-type="string">
            <text:p>20 шт / 2,25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table:style-name="ce4" office:value-type="currency" office:currency="RUB" office:value="52.99" calcext:value-type="currency">
            <text:p>52,99 ₽</text:p>
          </table:table-cell>
          <table:table-cell office:value-type="string" calcext:value-type="string">
            <text:p>https://leonardo.edadeal.io/dyn/cr/catalyst/offers/5akx5xak7prxusnw5oechenp5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алфетки Honey Kid, детские влажные с алоэ, 60 шт</text:p>
          </table:table-cell>
          <table:table-cell office:value-type="string" calcext:value-type="string">
            <text:p>60 шт / 1,08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kvlude7aiqitredsburrasks3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ардельки с говядиной, Дым Дымыч, 1 кг</text:p>
          </table:table-cell>
          <table:table-cell office:value-type="string" calcext:value-type="string">
            <text:p>1 кг / 289,9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table:style-name="ce4" office:value-type="currency" office:currency="RUB" office:value="478.99" calcext:value-type="currency">
            <text:p>478,99 ₽</text:p>
          </table:table-cell>
          <table:table-cell office:value-type="string" calcext:value-type="string">
            <text:p>https://leonardo.edadeal.io/dyn/cr/catalyst/offers/mnpcypg4tsmjlautamomfwday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ардина Иваси, холодного копчения, Антей, 200 г</text:p>
          </table:table-cell>
          <table:table-cell office:value-type="string" calcext:value-type="string">
            <text:p>200 г / 599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tp3shzh4kf4d2iah2waia7yxn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винина Гастроном № 1, 338 г</text:p>
          </table:table-cell>
          <table:table-cell office:value-type="string" calcext:value-type="string">
            <text:p>338 г / 281,0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4.99" calcext:value-type="currency">
            <text:p>94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2by5rqn5olcouqmjjnftrnl7v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винина Европейска, копчено-вареная, Атяшево, 300 г</text:p>
          </table:table-cell>
          <table:table-cell office:value-type="string" calcext:value-type="string">
            <text:p>300 г / 466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209.99" calcext:value-type="currency">
            <text:p>209,99 ₽</text:p>
          </table:table-cell>
          <table:table-cell office:value-type="string" calcext:value-type="string">
            <text:p>https://leonardo.edadeal.io/dyn/cr/catalyst/offers/hgjfuik2s67or37hx5d4fbsu6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винина Мясная ферма, тушёная, высший сорт, 325 г</text:p>
          </table:table-cell>
          <table:table-cell office:value-type="string" calcext:value-type="string">
            <text:p>325 г / 615,3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rhou3kqsaytt4324v5kar4tt3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доба Венская, с яблоком и корицей, Аладушкин, 200 г</text:p>
          </table:table-cell>
          <table:table-cell office:value-type="string" calcext:value-type="string">
            <text:p>200 г / 199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office:value-type="string" calcext:value-type="string">
            <text:p>https://leonardo.edadeal.io/dyn/cr/catalyst/offers/fyfk2k3ucd2mz7abcunzvcczt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льдь По-домашнему, в маринаде, с луком, филе-кусочки,…</text:p>
          </table:table-cell>
          <table:table-cell office:value-type="string" calcext:value-type="string">
            <text:p>380 г / 289,4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lo6ij5dqajx5kzfg5sygq5cdz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льдь Царская, в масле, с пикантными специями, филе…</text:p>
          </table:table-cell>
          <table:table-cell office:value-type="string" calcext:value-type="string">
            <text:p>380 г / 289,4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u6eosyxzjzs375nsqcubohrpe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льдь Царская, в масляной заливке, филе-кусочки, Тесей,…</text:p>
          </table:table-cell>
          <table:table-cell office:value-type="string" calcext:value-type="string">
            <text:p>400 г / 299,9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afui3lzlybi2efm4rim3ct434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льдь, в масле с луком, филе-кусочки, Рыбная Кухня, 190 г</text:p>
          </table:table-cell>
          <table:table-cell office:value-type="string" calcext:value-type="string">
            <text:p>190 г / 421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3ghtjkqr677yvbmpssekkr5wh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льдь, в масле, филе-кусочки, Рыбная Кухня, 190 г</text:p>
          </table:table-cell>
          <table:table-cell office:value-type="string" calcext:value-type="string">
            <text:p>190 г / 421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4slde3gde4l35b7l4h3hfh3bm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льдь, пряного посола, в маринаде, кусочки, Kingfish, 500 г</text:p>
          </table:table-cell>
          <table:table-cell office:value-type="string" calcext:value-type="string">
            <text:p>500 г / 17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office:value-type="string" calcext:value-type="string">
            <text:p>https://leonardo.edadeal.io/dyn/cr/catalyst/offers/6yopm4a22wfczrsp7lbaql32b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льдь, филе Оригинальное, в масле, Fish House, 250 г</text:p>
          </table:table-cell>
          <table:table-cell office:value-type="string" calcext:value-type="string">
            <text:p>250 г / 399,9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office:value-type="string" calcext:value-type="string">
            <text:p>https://leonardo.edadeal.io/dyn/cr/catalyst/offers/nz3rl24eyov3c3svwnpyuqj4m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мечки от Мартина, белые, солёные, 100 г</text:p>
          </table:table-cell>
          <table:table-cell office:value-type="string" calcext:value-type="string">
            <text:p>100 г / 62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2.99" calcext:value-type="currency">
            <text:p>62,99 ₽</text:p>
          </table:table-cell>
          <table:table-cell table:style-name="ce4" office:value-type="currency" office:currency="RUB" office:value="71.79" calcext:value-type="currency">
            <text:p>71,79 ₽</text:p>
          </table:table-cell>
          <table:table-cell office:value-type="string" calcext:value-type="string">
            <text:p>https://leonardo.edadeal.io/dyn/cr/catalyst/offers/5vc2fznqmvpw3jy4wzccwghkl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мечки От Мартина, отборные, 500 г</text:p>
          </table:table-cell>
          <table:table-cell office:value-type="string" calcext:value-type="string">
            <text:p>500 г / 49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table:style-name="ce4" office:value-type="currency" office:currency="RUB" office:value="320.29" calcext:value-type="currency">
            <text:p>320,29 ₽</text:p>
          </table:table-cell>
          <table:table-cell office:value-type="string" calcext:value-type="string">
            <text:p>https://leonardo.edadeal.io/dyn/cr/catalyst/offers/2ythzdu4pcoub5cy6tzqq3thi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мечки От Мартина, отборные, обжаренные с солью, 200 г</text:p>
          </table:table-cell>
          <table:table-cell office:value-type="string" calcext:value-type="string">
            <text:p>200 г / 424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4.99" calcext:value-type="currency">
            <text:p>84,99 ₽</text:p>
          </table:table-cell>
          <table:table-cell table:style-name="ce4" office:value-type="currency" office:currency="RUB" office:value="124.99" calcext:value-type="currency">
            <text:p>124,99 ₽</text:p>
          </table:table-cell>
          <table:table-cell office:value-type="string" calcext:value-type="string">
            <text:p>https://leonardo.edadeal.io/dyn/cr/catalyst/offers/vxdurfuohmaxb5bvtw35qmvb5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мечки От Мартина, тыквенные, неочищенные, 100 г</text:p>
          </table:table-cell>
          <table:table-cell office:value-type="string" calcext:value-type="string">
            <text:p>100 г / 1 2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58.49" calcext:value-type="currency">
            <text:p>158,49 ₽</text:p>
          </table:table-cell>
          <table:table-cell office:value-type="string" calcext:value-type="string">
            <text:p>https://leonardo.edadeal.io/dyn/cr/catalyst/offers/27fdcbmvd6wnqggr7ns2ui2lp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рвелат Зернистый, варено-копченый, Останкино, 420 г</text:p>
          </table:table-cell>
          <table:table-cell office:value-type="string" calcext:value-type="string">
            <text:p>420 г / 380,9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table:style-name="ce4" office:value-type="currency" office:currency="RUB" office:value="343.99" calcext:value-type="currency">
            <text:p>343,99 ₽</text:p>
          </table:table-cell>
          <table:table-cell office:value-type="string" calcext:value-type="string">
            <text:p>https://leonardo.edadeal.io/dyn/cr/catalyst/offers/7tuf547sdld7ke3rjtixfm34r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ервелат Филейбургский, с копченой грудинкой, варено…</text:p>
          </table:table-cell>
          <table:table-cell office:value-type="string" calcext:value-type="string">
            <text:p>350 г / 457,1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table:style-name="ce4" office:value-type="currency" office:currency="RUB" office:value="269.99" calcext:value-type="currency">
            <text:p>269,99 ₽</text:p>
          </table:table-cell>
          <table:table-cell office:value-type="string" calcext:value-type="string">
            <text:p>https://leonardo.edadeal.io/dyn/cr/catalyst/offers/wz6rczzlcgthfqrleegs6ycpq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ироп Купецкий Дом Посадъ, из топинамбура с брусникой, 330 г</text:p>
          </table:table-cell>
          <table:table-cell office:value-type="string" calcext:value-type="string">
            <text:p>330 г / 499,9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4.99" calcext:value-type="currency">
            <text:p>164,99 ₽</text:p>
          </table:table-cell>
          <table:table-cell table:style-name="ce4" office:value-type="currency" office:currency="RUB" office:value="268.59" calcext:value-type="currency">
            <text:p>268,59 ₽</text:p>
          </table:table-cell>
          <table:table-cell office:value-type="string" calcext:value-type="string">
            <text:p>https://leonardo.edadeal.io/dyn/cr/catalyst/offers/46fff263rkml7lrux2incb6pm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краб для тела Рецепты Бабушки Агафьи, гречишный, 100 мл</text:p>
          </table:table-cell>
          <table:table-cell office:value-type="string" calcext:value-type="string">
            <text:p>100 мл / 749,9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office:value-type="string" calcext:value-type="string">
            <text:p>https://leonardo.edadeal.io/dyn/cr/catalyst/offers/epmqrhx7c3q3ncijttz3ahqm5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кумбрия, холодного копчения, кусочки, Балтийский Берег,…</text:p>
          </table:table-cell>
          <table:table-cell office:value-type="string" calcext:value-type="string">
            <text:p>300 г / 599,9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table:style-name="ce4" office:value-type="currency" office:currency="RUB" office:value="239.99" calcext:value-type="currency">
            <text:p>239,99 ₽</text:p>
          </table:table-cell>
          <table:table-cell office:value-type="string" calcext:value-type="string">
            <text:p>https://leonardo.edadeal.io/dyn/cr/catalyst/offers/grjixkgfekb7pmonch76fmzjk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месь Волшебное Дерево, для шаурмы по-домашнему, 32г</text:p>
          </table:table-cell>
          <table:table-cell office:value-type="string" calcext:value-type="string">
            <text:p>32 г / 1 874,6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88.99" calcext:value-type="currency">
            <text:p>88,99 ₽</text:p>
          </table:table-cell>
          <table:table-cell office:value-type="string" calcext:value-type="string">
            <text:p>https://leonardo.edadeal.io/dyn/cr/catalyst/offers/j4ivudtxnvcx7u2ywywkb52v2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месь Мексиканская, Global Village, 400 г</text:p>
          </table:table-cell>
          <table:table-cell office:value-type="string" calcext:value-type="string">
            <text:p>400 г / 249,9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ftf4k2ex7axbiuraiaaoo2mhw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месь овощная Мираторг, картофель по-деревенски с травами,…</text:p>
          </table:table-cell>
          <table:table-cell office:value-type="string" calcext:value-type="string">
            <text:p>400 г / 324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207.99" calcext:value-type="currency">
            <text:p>207,99 ₽</text:p>
          </table:table-cell>
          <table:table-cell office:value-type="string" calcext:value-type="string">
            <text:p>https://leonardo.edadeal.io/dyn/cr/catalyst/offers/5gsebda25srxdlhnhyf3pj4hf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месь Maggi На второе, для сочных куриных грудок в соусе три…</text:p>
          </table:table-cell>
          <table:table-cell office:value-type="string" calcext:value-type="string">
            <text:p>22 г / 1 817,7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office:value-type="string" calcext:value-type="string">
            <text:p>https://leonardo.edadeal.io/dyn/cr/catalyst/offers/jz7rvlm3xcwiwcmugek7j6np3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метана Резной Палисад, 15%, 300 г</text:p>
          </table:table-cell>
          <table:table-cell office:value-type="string" calcext:value-type="string">
            <text:p>300 г / 243,3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2.99" calcext:value-type="currency">
            <text:p>72,99 ₽</text:p>
          </table:table-cell>
          <table:table-cell table:style-name="ce4" office:value-type="currency" office:currency="RUB" office:value="85.99" calcext:value-type="currency">
            <text:p>85,99 ₽</text:p>
          </table:table-cell>
          <table:table-cell office:value-type="string" calcext:value-type="string">
            <text:p>https://leonardo.edadeal.io/dyn/cr/catalyst/offers/w2xlaensxgdoq6555zrpxbcz2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метана Сарафаново, 20%, 300 г</text:p>
          </table:table-cell>
          <table:table-cell office:value-type="string" calcext:value-type="string">
            <text:p>300 г / 266,6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94.99" calcext:value-type="currency">
            <text:p>94,99 ₽</text:p>
          </table:table-cell>
          <table:table-cell office:value-type="string" calcext:value-type="string">
            <text:p>https://leonardo.edadeal.io/dyn/cr/catalyst/offers/v35utnk6gsikgidoux2qrsnfl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Супер Джус, мультифрукт, Добрый, 0,2 л</text:p>
          </table:table-cell>
          <table:table-cell office:value-type="string" calcext:value-type="string">
            <text:p>0,2 л / 144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8.99" calcext:value-type="currency">
            <text:p>28,99 ₽</text:p>
          </table:table-cell>
          <table:table-cell table:style-name="ce4" office:value-type="currency" office:currency="RUB" office:value="37.99" calcext:value-type="currency">
            <text:p>37,99 ₽</text:p>
          </table:table-cell>
          <table:table-cell office:value-type="string" calcext:value-type="string">
            <text:p>https://leonardo.edadeal.io/dyn/cr/catalyst/offers/6yyzztqryrqdgnjii6flbf2rz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Супер Джус, яблоко-вишня, Добрый, 0,2 л</text:p>
          </table:table-cell>
          <table:table-cell office:value-type="string" calcext:value-type="string">
            <text:p>0,2 л / 144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8.99" calcext:value-type="currency">
            <text:p>28,99 ₽</text:p>
          </table:table-cell>
          <table:table-cell table:style-name="ce4" office:value-type="currency" office:currency="RUB" office:value="37.99" calcext:value-type="currency">
            <text:p>37,99 ₽</text:p>
          </table:table-cell>
          <table:table-cell office:value-type="string" calcext:value-type="string">
            <text:p>https://leonardo.edadeal.io/dyn/cr/catalyst/offers/xdx7aiveqpg4ghmf2ygi2ou5v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Супер Джус, яблоко-персик, Добрый, 0,2 л</text:p>
          </table:table-cell>
          <table:table-cell office:value-type="string" calcext:value-type="string">
            <text:p>0,2 л / 144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8.99" calcext:value-type="currency">
            <text:p>28,99 ₽</text:p>
          </table:table-cell>
          <table:table-cell table:style-name="ce4" office:value-type="currency" office:currency="RUB" office:value="37.99" calcext:value-type="currency">
            <text:p>37,99 ₽</text:p>
          </table:table-cell>
          <table:table-cell office:value-type="string" calcext:value-type="string">
            <text:p>https://leonardo.edadeal.io/dyn/cr/catalyst/offers/ir5hlmijphajg5prjcpqxqgr6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Супер Джус, яблоко, Добрый, 0,2 л</text:p>
          </table:table-cell>
          <table:table-cell office:value-type="string" calcext:value-type="string">
            <text:p>0,2 л / 144,9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8.99" calcext:value-type="currency">
            <text:p>28,99 ₽</text:p>
          </table:table-cell>
          <table:table-cell table:style-name="ce4" office:value-type="currency" office:currency="RUB" office:value="37.99" calcext:value-type="currency">
            <text:p>37,99 ₽</text:p>
          </table:table-cell>
          <table:table-cell office:value-type="string" calcext:value-type="string">
            <text:p>https://leonardo.edadeal.io/dyn/cr/catalyst/offers/xgh43zcbfilcsyobt5a2vu5gt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J7, яблочный, 0,85 л</text:p>
          </table:table-cell>
          <table:table-cell office:value-type="string" calcext:value-type="string">
            <text:p>0,85 л / 164,6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64.99" calcext:value-type="currency">
            <text:p>164,99 ₽</text:p>
          </table:table-cell>
          <table:table-cell office:value-type="string" calcext:value-type="string">
            <text:p>https://leonardo.edadeal.io/dyn/cr/catalyst/offers/j6jus3r4zagkc3o2rso4bfjxo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Nar, гранатовый, 0,31 л</text:p>
          </table:table-cell>
          <table:table-cell office:value-type="string" calcext:value-type="string">
            <text:p>0,31 л / 161,2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99.98" calcext:value-type="currency">
            <text:p>99,98 ₽</text:p>
          </table:table-cell>
          <table:table-cell office:value-type="string" calcext:value-type="string">
            <text:p>https://leonardo.edadeal.io/dyn/cr/catalyst/offers/22wgypoa3qqaieipynnpyijld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Rich, апельсин, 1 л</text:p>
          </table:table-cell>
          <table:table-cell office:value-type="string" calcext:value-type="string">
            <text:p>1 л / 12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4.99" calcext:value-type="currency">
            <text:p>194,99 ₽</text:p>
          </table:table-cell>
          <table:table-cell office:value-type="string" calcext:value-type="string">
            <text:p>https://leonardo.edadeal.io/dyn/cr/catalyst/offers/5vadedch3p3gihbnstyst2iiz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Rich, томат, 1 л</text:p>
          </table:table-cell>
          <table:table-cell office:value-type="string" calcext:value-type="string">
            <text:p>1 л / 12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4.99" calcext:value-type="currency">
            <text:p>194,99 ₽</text:p>
          </table:table-cell>
          <table:table-cell office:value-type="string" calcext:value-type="string">
            <text:p>https://leonardo.edadeal.io/dyn/cr/catalyst/offers/5h7mm4ge5oxox3es7zuywa3a2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Rich, яблоко, 1 л</text:p>
          </table:table-cell>
          <table:table-cell office:value-type="string" calcext:value-type="string">
            <text:p>1 л / 12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4.99" calcext:value-type="currency">
            <text:p>194,99 ₽</text:p>
          </table:table-cell>
          <table:table-cell office:value-type="string" calcext:value-type="string">
            <text:p>https://leonardo.edadeal.io/dyn/cr/catalyst/offers/zc35b2pstdog6k3ibujyekg2i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Soko Grande, гранат, 0,75 л</text:p>
          </table:table-cell>
          <table:table-cell office:value-type="string" calcext:value-type="string">
            <text:p>0,75 л / 166,65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4.99" calcext:value-type="currency">
            <text:p>124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5rkfxvzcxstn77foigfp6qxdi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к Soko Grande, томат, 0,75 л</text:p>
          </table:table-cell>
          <table:table-cell office:value-type="string" calcext:value-type="string">
            <text:p>0,75 л / 15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vso52llnskk2fcg3r4lyquagr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ль для посудомоечных машин Finish, 1,5 кг</text:p>
          </table:table-cell>
          <table:table-cell office:value-type="string" calcext:value-type="string">
            <text:p>1,5 кг / 126,6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table:style-name="ce4" office:value-type="currency" office:currency="RUB" office:value="250.89" calcext:value-type="currency">
            <text:p>250,89 ₽</text:p>
          </table:table-cell>
          <table:table-cell office:value-type="string" calcext:value-type="string">
            <text:p>https://leonardo.edadeal.io/dyn/cr/catalyst/offers/jvgqplgknkgnlqtfq74nskr4m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сиски Баварушки, вареные, Стародворье, 420 г</text:p>
          </table:table-cell>
          <table:table-cell office:value-type="string" calcext:value-type="string">
            <text:p>420 г / 285,4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9.9" calcext:value-type="currency">
            <text:p>119,90 ₽</text:p>
          </table:table-cell>
          <table:table-cell table:style-name="ce4" office:value-type="currency" office:currency="RUB" office:value="239.8" calcext:value-type="currency">
            <text:p>239,80 ₽</text:p>
          </table:table-cell>
          <table:table-cell office:value-type="string" calcext:value-type="string">
            <text:p>https://leonardo.edadeal.io/dyn/cr/catalyst/offers/4dfocebxlo4gxl6ouqf5fxo6z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сиски Гриль, вареные, Великолукский МК, 330 г</text:p>
          </table:table-cell>
          <table:table-cell office:value-type="string" calcext:value-type="string">
            <text:p>330 г / 33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72.79" calcext:value-type="currency">
            <text:p>172,79 ₽</text:p>
          </table:table-cell>
          <table:table-cell office:value-type="string" calcext:value-type="string">
            <text:p>https://leonardo.edadeal.io/dyn/cr/catalyst/offers/iaxvabjjrllksx3nuudq2z5lr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сиски Детские, Великолукский МК, 330 г</text:p>
          </table:table-cell>
          <table:table-cell office:value-type="string" calcext:value-type="string">
            <text:p>330 г / 363,61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88.99" calcext:value-type="currency">
            <text:p>188,99 ₽</text:p>
          </table:table-cell>
          <table:table-cell office:value-type="string" calcext:value-type="string">
            <text:p>https://leonardo.edadeal.io/dyn/cr/catalyst/offers/z6b2fpzykkx2mzjebbesxjezq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сиски Колбарики, Иней, 170 г</text:p>
          </table:table-cell>
          <table:table-cell office:value-type="string" calcext:value-type="string">
            <text:p>170 г / 529,3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4mt3evyj3u2wjgsfw47wqkasp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сиски Молочные ГОСТ, Окраина, 350 г</text:p>
          </table:table-cell>
          <table:table-cell office:value-type="string" calcext:value-type="string">
            <text:p>350 г / 571,4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308.59" calcext:value-type="currency">
            <text:p>308,59 ₽</text:p>
          </table:table-cell>
          <table:table-cell office:value-type="string" calcext:value-type="string">
            <text:p>https://leonardo.edadeal.io/dyn/cr/catalyst/offers/4kkmjtqyj2k2dm4fackumpwlr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сиски Молочные Премиум, Папа Может, 600 г</text:p>
          </table:table-cell>
          <table:table-cell office:value-type="string" calcext:value-type="string">
            <text:p>600 г / 333,3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office:value-type="string" calcext:value-type="string">
            <text:p>https://leonardo.edadeal.io/dyn/cr/catalyst/offers/qdsmkojwhuq4ersczfcfs7ful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сиски Сливочные, Мясная ферма, 350 г</text:p>
          </table:table-cell>
          <table:table-cell office:value-type="string" calcext:value-type="string">
            <text:p>350 г / 371,4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vdilbcp2ehikrholkjdbxbbyx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Махеевъ, Цезарь, майонезный, 200 г</text:p>
          </table:table-cell>
          <table:table-cell office:value-type="string" calcext:value-type="string">
            <text:p>200 г / 349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97.99" calcext:value-type="currency">
            <text:p>97,99 ₽</text:p>
          </table:table-cell>
          <table:table-cell office:value-type="string" calcext:value-type="string">
            <text:p>https://leonardo.edadeal.io/dyn/cr/catalyst/offers/5yhrajs24myzafriydsyuaqob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Рестория, Краснодарский томатный, 500 г</text:p>
          </table:table-cell>
          <table:table-cell office:value-type="string" calcext:value-type="string">
            <text:p>500 г / 233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6.99" calcext:value-type="currency">
            <text:p>116,99 ₽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office:value-type="string" calcext:value-type="string">
            <text:p>https://leonardo.edadeal.io/dyn/cr/catalyst/offers/ewrqd7hb2nnhogufgx7wjxy7s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Салатный, майонезный, Махеевъ, 390 г</text:p>
          </table:table-cell>
          <table:table-cell office:value-type="string" calcext:value-type="string">
            <text:p>390 г / 148,6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7.99" calcext:value-type="currency">
            <text:p>57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dj25pswcsm776bcvnshqfeww2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Astoria, бургер, 200 г</text:p>
          </table:table-cell>
          <table:table-cell office:value-type="string" calcext:value-type="string">
            <text:p>200 г / 3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ygoaail4y3utldtf6sllwamsi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Astoria, сливочно-чесночный, 233 г</text:p>
          </table:table-cell>
          <table:table-cell office:value-type="string" calcext:value-type="string">
            <text:p>233 г / 34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office:value-type="string" calcext:value-type="string">
            <text:p>https://leonardo.edadeal.io/dyn/cr/catalyst/offers/uz7k65aski7w5oweyuiz2zay5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Astoria, сырный, майонезный, 233 г</text:p>
          </table:table-cell>
          <table:table-cell office:value-type="string" calcext:value-type="string">
            <text:p>233 г / 34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office:value-type="string" calcext:value-type="string">
            <text:p>https://leonardo.edadeal.io/dyn/cr/catalyst/offers/ibugozic4ydko2dow3cbp73c6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Astoria, тартар, 200 г</text:p>
          </table:table-cell>
          <table:table-cell office:value-type="string" calcext:value-type="string">
            <text:p>200 г / 3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4aurgb5l3ij52ubb4yjrut55h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Heinz, барбекю, 230 г</text:p>
          </table:table-cell>
          <table:table-cell office:value-type="string" calcext:value-type="string">
            <text:p>230 г / 413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4.99" calcext:value-type="currency">
            <text:p>94,99 ₽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office:value-type="string" calcext:value-type="string">
            <text:p>https://leonardo.edadeal.io/dyn/cr/catalyst/offers/z77yri7eimxu3nyz33ozmsica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Heinz, кисло-сладкий, 230 г</text:p>
          </table:table-cell>
          <table:table-cell office:value-type="string" calcext:value-type="string">
            <text:p>230 г / 413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4.99" calcext:value-type="currency">
            <text:p>94,99 ₽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office:value-type="string" calcext:value-type="string">
            <text:p>https://leonardo.edadeal.io/dyn/cr/catalyst/offers/x63qrmlsjrt7kvlf46bffdx5m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Heinz, сладкий чили, 230 г</text:p>
          </table:table-cell>
          <table:table-cell office:value-type="string" calcext:value-type="string">
            <text:p>230 г / 413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4.99" calcext:value-type="currency">
            <text:p>94,99 ₽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office:value-type="string" calcext:value-type="string">
            <text:p>https://leonardo.edadeal.io/dyn/cr/catalyst/offers/ljjcm7ippmlgsxo7roqfamelb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оус Heinz, сырный, 230 г</text:p>
          </table:table-cell>
          <table:table-cell office:value-type="string" calcext:value-type="string">
            <text:p>230 г / 413,0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4.99" calcext:value-type="currency">
            <text:p>94,99 ₽</text:p>
          </table:table-cell>
          <table:table-cell table:style-name="ce4" office:value-type="currency" office:currency="RUB" office:value="112.99" calcext:value-type="currency">
            <text:p>112,99 ₽</text:p>
          </table:table-cell>
          <table:table-cell office:value-type="string" calcext:value-type="string">
            <text:p>https://leonardo.edadeal.io/dyn/cr/catalyst/offers/4356ivpbmizrgixdx5ky3agfu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а для мытья посуды AOS, бальзам, 450 г</text:p>
          </table:table-cell>
          <table:table-cell office:value-type="string" calcext:value-type="string">
            <text:p>450 г / 19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4hczvvp5xmcgk5yqxps22uk7j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о для осветления волос, 13-0, ультра-осветлитель,…</text:p>
          </table:table-cell>
          <table:table-cell office:value-type="string" calcext:value-type="string">
            <text:p>115 мл / 3 043,3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419.99" calcext:value-type="currency">
            <text:p>419,99 ₽</text:p>
          </table:table-cell>
          <table:table-cell office:value-type="string" calcext:value-type="string">
            <text:p>https://leonardo.edadeal.io/dyn/cr/catalyst/offers/uqdys4dbhlxijumygxznkefdd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о для прочистки труб Tiret Turbo, 500 мл</text:p>
          </table:table-cell>
          <table:table-cell office:value-type="string" calcext:value-type="string">
            <text:p>500 мл / 78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4.99" calcext:value-type="currency">
            <text:p>394,99 ₽</text:p>
          </table:table-cell>
          <table:table-cell table:style-name="ce4" office:value-type="currency" office:currency="RUB" office:value="494.99" calcext:value-type="currency">
            <text:p>494,99 ₽</text:p>
          </table:table-cell>
          <table:table-cell office:value-type="string" calcext:value-type="string">
            <text:p>https://leonardo.edadeal.io/dyn/cr/catalyst/offers/guuvkvpupimuo66x5mfwupnq7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о для смягчения воды Calgon 3 в 1, 400 г</text:p>
          </table:table-cell>
          <table:table-cell office:value-type="string" calcext:value-type="string">
            <text:p>400 г / 54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269.99" calcext:value-type="currency">
            <text:p>269,99 ₽</text:p>
          </table:table-cell>
          <table:table-cell office:value-type="string" calcext:value-type="string">
            <text:p>https://leonardo.edadeal.io/dyn/cr/catalyst/offers/nuvy2eruxkskpnrqwhkxt5c25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о для унитаза Bref, цветочная свежесть, 50 г</text:p>
          </table:table-cell>
          <table:table-cell office:value-type="string" calcext:value-type="string">
            <text:p>50 г / 2 599,8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234.99" calcext:value-type="currency">
            <text:p>234,99 ₽</text:p>
          </table:table-cell>
          <table:table-cell office:value-type="string" calcext:value-type="string">
            <text:p>https://leonardo.edadeal.io/dyn/cr/catalyst/offers/cm3x2zxwxysdjx3sjnbs45x6i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о для унитаза Bref, Color Active, 50 г</text:p>
          </table:table-cell>
          <table:table-cell office:value-type="string" calcext:value-type="string">
            <text:p>50 г / 2 599,8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234.99" calcext:value-type="currency">
            <text:p>234,99 ₽</text:p>
          </table:table-cell>
          <table:table-cell office:value-type="string" calcext:value-type="string">
            <text:p>https://leonardo.edadeal.io/dyn/cr/catalyst/offers/6uxywt7kir7ov7f4svrhzkufj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о чистящее для унитаза Bref Сила-Актив, лимонная…</text:p>
          </table:table-cell>
          <table:table-cell office:value-type="string" calcext:value-type="string">
            <text:p>4 шт / 95,0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table:style-name="ce4" office:value-type="currency" office:currency="RUB" office:value="526.09" calcext:value-type="currency">
            <text:p>526,09 ₽</text:p>
          </table:table-cell>
          <table:table-cell office:value-type="string" calcext:value-type="string">
            <text:p>https://leonardo.edadeal.io/dyn/cr/catalyst/offers/z2ccaad2cpdps6t4at34iv6eo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о чистящее Domestos, свежесть атлантики, 750 мл</text:p>
          </table:table-cell>
          <table:table-cell office:value-type="string" calcext:value-type="string">
            <text:p>750 мл / 186,6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hxaif3kvzbhqjya7rlnouv2md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о чистящее Domestos, ультра белый, 750 мл</text:p>
          </table:table-cell>
          <table:table-cell office:value-type="string" calcext:value-type="string">
            <text:p>750 мл / 186,6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y5ivmehl5ma4jmduvndjtivwp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о чистящее Domestos, ультра блеск, 750 мл</text:p>
          </table:table-cell>
          <table:table-cell office:value-type="string" calcext:value-type="string">
            <text:p>750 мл / 186,65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z7xjxcrs44ljicp2zcsehi7uq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редство чистящее Vanish Gold, для чистки ковров, 450 мл</text:p>
          </table:table-cell>
          <table:table-cell office:value-type="string" calcext:value-type="string">
            <text:p>450 мл / 555,53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table:style-name="ce4" office:value-type="currency" office:currency="RUB" office:value="404.99" calcext:value-type="currency">
            <text:p>404,99 ₽</text:p>
          </table:table-cell>
          <table:table-cell office:value-type="string" calcext:value-type="string">
            <text:p>https://leonardo.edadeal.io/dyn/cr/catalyst/offers/luuez34nkk5f6z727jzkidtv2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тейк Минутка Black Angus, из мраморной говядины,…</text:p>
          </table:table-cell>
          <table:table-cell office:value-type="string" calcext:value-type="string">
            <text:p>190 г / 947,3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table:style-name="ce4" office:value-type="currency" office:currency="RUB" office:value="239.99" calcext:value-type="currency">
            <text:p>239,99 ₽</text:p>
          </table:table-cell>
          <table:table-cell office:value-type="string" calcext:value-type="string">
            <text:p>https://leonardo.edadeal.io/dyn/cr/catalyst/offers/5qon337rdkh5caixyy3gqcvrx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уп Гороховый, с копченостями, Главсуп, 250 г</text:p>
          </table:table-cell>
          <table:table-cell office:value-type="string" calcext:value-type="string">
            <text:p>250 г / 27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02.99" calcext:value-type="currency">
            <text:p>102,99 ₽</text:p>
          </table:table-cell>
          <table:table-cell office:value-type="string" calcext:value-type="string">
            <text:p>https://leonardo.edadeal.io/dyn/cr/catalyst/offers/dhmzwdc54qqyrhvfize54pacd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уп Готово! , по-итальянски, 200 г</text:p>
          </table:table-cell>
          <table:table-cell office:value-type="string" calcext:value-type="string">
            <text:p>200 г / 47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5.99" calcext:value-type="currency">
            <text:p>95,99 ₽</text:p>
          </table:table-cell>
          <table:table-cell table:style-name="ce4" office:value-type="currency" office:currency="RUB" office:value="146.99" calcext:value-type="currency">
            <text:p>146,99 ₽</text:p>
          </table:table-cell>
          <table:table-cell office:value-type="string" calcext:value-type="string">
            <text:p>https://leonardo.edadeal.io/dyn/cr/catalyst/offers/j546kjsqaydtp2boaazle6dsy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уп для кошек Felix, курица, 48 г</text:p>
          </table:table-cell>
          <table:table-cell office:value-type="string" calcext:value-type="string">
            <text:p>48 г / 395,6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.99" calcext:value-type="currency">
            <text:p>18,99 ₽</text:p>
          </table:table-cell>
          <table:table-cell table:style-name="ce4" office:value-type="currency" office:currency="RUB" office:value="22.99" calcext:value-type="currency">
            <text:p>22,99 ₽</text:p>
          </table:table-cell>
          <table:table-cell office:value-type="string" calcext:value-type="string">
            <text:p>https://leonardo.edadeal.io/dyn/cr/catalyst/offers/pauz7rkh6pcjszcua3st4k3n4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уп для кошек Felix, с треской, 48 г</text:p>
          </table:table-cell>
          <table:table-cell office:value-type="string" calcext:value-type="string">
            <text:p>48 г / 395,6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.99" calcext:value-type="currency">
            <text:p>18,99 ₽</text:p>
          </table:table-cell>
          <table:table-cell table:style-name="ce4" office:value-type="currency" office:currency="RUB" office:value="22.99" calcext:value-type="currency">
            <text:p>22,99 ₽</text:p>
          </table:table-cell>
          <table:table-cell office:value-type="string" calcext:value-type="string">
            <text:p>https://leonardo.edadeal.io/dyn/cr/catalyst/offers/65ogdpa6gobam5v3zc2azpve7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уп Maggi Звездочки, 54 г</text:p>
          </table:table-cell>
          <table:table-cell office:value-type="string" calcext:value-type="string">
            <text:p>54 г / 555,3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.99" calcext:value-type="currency">
            <text:p>29,99 ₽</text:p>
          </table:table-cell>
          <table:table-cell table:style-name="ce4" office:value-type="currency" office:currency="RUB" office:value="38.99" calcext:value-type="currency">
            <text:p>38,99 ₽</text:p>
          </table:table-cell>
          <table:table-cell office:value-type="string" calcext:value-type="string">
            <text:p>https://leonardo.edadeal.io/dyn/cr/catalyst/offers/g2l47czlvgockgjusz7bks6ds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уп-пюре Готово! , из чечевицы, 250 г</text:p>
          </table:table-cell>
          <table:table-cell office:value-type="string" calcext:value-type="string">
            <text:p>250 г / 383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5.99" calcext:value-type="currency">
            <text:p>95,99 ₽</text:p>
          </table:table-cell>
          <table:table-cell table:style-name="ce4" office:value-type="currency" office:currency="RUB" office:value="146.99" calcext:value-type="currency">
            <text:p>146,99 ₽</text:p>
          </table:table-cell>
          <table:table-cell office:value-type="string" calcext:value-type="string">
            <text:p>https://leonardo.edadeal.io/dyn/cr/catalyst/offers/xmnyc6cdqchxwqld6wfrzwhqr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ухари Каскад, ореховые, 300 г</text:p>
          </table:table-cell>
          <table:table-cell office:value-type="string" calcext:value-type="string">
            <text:p>300 г / 226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7.99" calcext:value-type="currency">
            <text:p>67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qhf6wiliii62cemn2ne7f3zbh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ухой шампунь Dove, 250 мл</text:p>
          </table:table-cell>
          <table:table-cell office:value-type="string" calcext:value-type="string">
            <text:p>250 мл / 1 599,9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table:style-name="ce4" office:value-type="currency" office:currency="RUB" office:value="549.99" calcext:value-type="currency">
            <text:p>549,99 ₽</text:p>
          </table:table-cell>
          <table:table-cell office:value-type="string" calcext:value-type="string">
            <text:p>https://leonardo.edadeal.io/dyn/cr/catalyst/offers/iyqf75u34mbrevejy544oqmwo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ушки Маковые, Невская сушка, 275 г</text:p>
          </table:table-cell>
          <table:table-cell office:value-type="string" calcext:value-type="string">
            <text:p>275 г / 218,1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73.99" calcext:value-type="currency">
            <text:p>73,99 ₽</text:p>
          </table:table-cell>
          <table:table-cell office:value-type="string" calcext:value-type="string">
            <text:p>https://leonardo.edadeal.io/dyn/cr/catalyst/offers/sb6dmt2katqmdbeiezcctvdkz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Гауда, Liebendorf, 45%, 100 г</text:p>
          </table:table-cell>
          <table:table-cell office:value-type="string" calcext:value-type="string">
            <text:p>100 г / 649,9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table:style-name="ce4" office:value-type="currency" office:currency="RUB" office:value="77.99" calcext:value-type="currency">
            <text:p>77,99 ₽</text:p>
          </table:table-cell>
          <table:table-cell office:value-type="string" calcext:value-type="string">
            <text:p>https://leonardo.edadeal.io/dyn/cr/catalyst/offers/5sznrwpj3oldkm4kcmk5cl7wq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Классический, Брест-Литовск, 45%, 150 г</text:p>
          </table:table-cell>
          <table:table-cell office:value-type="string" calcext:value-type="string">
            <text:p>150 г / 699,9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4.99" calcext:value-type="currency">
            <text:p>104,99 ₽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office:value-type="string" calcext:value-type="string">
            <text:p>https://leonardo.edadeal.io/dyn/cr/catalyst/offers/puuiwy5zc2wddmmvbm6g2seuh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Легкий, Аланталь, 35%, 200 г</text:p>
          </table:table-cell>
          <table:table-cell office:value-type="string" calcext:value-type="string">
            <text:p>200 г / 714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42.99" calcext:value-type="currency">
            <text:p>142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rtjas4mmyffwkpiugjyqg56hm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Легкий, Брест-Литовск, 35%, 150 г</text:p>
          </table:table-cell>
          <table:table-cell office:value-type="string" calcext:value-type="string">
            <text:p>150 г / 799,9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7ezh7uewhvy674naoyq4pivnb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Лёгкий, Тысяча Озёр, 30%, 125 г</text:p>
          </table:table-cell>
          <table:table-cell office:value-type="string" calcext:value-type="string">
            <text:p>125 г / 903,9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12.99" calcext:value-type="currency">
            <text:p>112,99 ₽</text:p>
          </table:table-cell>
          <table:table-cell table:style-name="ce4" office:value-type="currency" office:currency="RUB" office:value="138.99" calcext:value-type="currency">
            <text:p>138,99 ₽</text:p>
          </table:table-cell>
          <table:table-cell office:value-type="string" calcext:value-type="string">
            <text:p>https://leonardo.edadeal.io/dyn/cr/catalyst/offers/33fncqwjiptmfmms4g6cylhbw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Моцарелла, Galbani, 45%, 125 г</text:p>
          </table:table-cell>
          <table:table-cell office:value-type="string" calcext:value-type="string">
            <text:p>125 г / 799,9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74.99" calcext:value-type="currency">
            <text:p>174,99 ₽</text:p>
          </table:table-cell>
          <table:table-cell office:value-type="string" calcext:value-type="string">
            <text:p>https://leonardo.edadeal.io/dyn/cr/catalyst/offers/vxsa2ywxrh5z5awzj22giu5gg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Пармезан, Dolce Granto, 40%, 200 г</text:p>
          </table:table-cell>
          <table:table-cell office:value-type="string" calcext:value-type="string">
            <text:p>200 г / 999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69.99" calcext:value-type="currency">
            <text:p>269,99 ₽</text:p>
          </table:table-cell>
          <table:table-cell office:value-type="string" calcext:value-type="string">
            <text:p>https://leonardo.edadeal.io/dyn/cr/catalyst/offers/6qmwft7ag4swjl3hv2brjpraa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Пармезан, Trattoria di maestro Turatti, 40%, 100 г</text:p>
          </table:table-cell>
          <table:table-cell office:value-type="string" calcext:value-type="string">
            <text:p>100 г / 999,9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19.9" calcext:value-type="currency">
            <text:p>119,90 ₽</text:p>
          </table:table-cell>
          <table:table-cell office:value-type="string" calcext:value-type="string">
            <text:p>https://leonardo.edadeal.io/dyn/cr/catalyst/offers/vlnsvrv4brqpeah4lmahi5hk6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плавленый Ольхово, копченый, 40%, 125 г</text:p>
          </table:table-cell>
          <table:table-cell office:value-type="string" calcext:value-type="string">
            <text:p>125 г / 719,9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07.99" calcext:value-type="currency">
            <text:p>107,99 ₽</text:p>
          </table:table-cell>
          <table:table-cell office:value-type="string" calcext:value-type="string">
            <text:p>https://leonardo.edadeal.io/dyn/cr/catalyst/offers/zdlgphe6hgugir66hizufjntt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плавленый Viola, сливочный, Valio, 50%, 200 г</text:p>
          </table:table-cell>
          <table:table-cell office:value-type="string" calcext:value-type="string">
            <text:p>200 г / 694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38.99" calcext:value-type="currency">
            <text:p>138,99 ₽</text:p>
          </table:table-cell>
          <table:table-cell table:style-name="ce4" office:value-type="currency" office:currency="RUB" office:value="187.99" calcext:value-type="currency">
            <text:p>187,99 ₽</text:p>
          </table:table-cell>
          <table:table-cell office:value-type="string" calcext:value-type="string">
            <text:p>https://leonardo.edadeal.io/dyn/cr/catalyst/offers/x3k6ttdhnld7kwncfjc3iwenl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плавленый, сливочный, President, 45%, 400 г</text:p>
          </table:table-cell>
          <table:table-cell office:value-type="string" calcext:value-type="string">
            <text:p>400 г / 524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09.99" calcext:value-type="currency">
            <text:p>209,99 ₽</text:p>
          </table:table-cell>
          <table:table-cell table:style-name="ce4" office:value-type="currency" office:currency="RUB" office:value="279.99" calcext:value-type="currency">
            <text:p>279,99 ₽</text:p>
          </table:table-cell>
          <table:table-cell office:value-type="string" calcext:value-type="string">
            <text:p>https://leonardo.edadeal.io/dyn/cr/catalyst/offers/uwa2qaqgpb2fz6av3bqeylic3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Сливочный, Тысяча Озёр, 50%, 200 г</text:p>
          </table:table-cell>
          <table:table-cell office:value-type="string" calcext:value-type="string">
            <text:p>200 г / 699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grb6gpi2skrriz3ah7shux22i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Сливочный, Arla Natura, 45%, 300 г</text:p>
          </table:table-cell>
          <table:table-cell office:value-type="string" calcext:value-type="string">
            <text:p>300 г / 833,0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49.9" calcext:value-type="currency">
            <text:p>249,90 ₽</text:p>
          </table:table-cell>
          <table:table-cell table:style-name="ce4" office:value-type="currency" office:currency="RUB" office:value="322.99" calcext:value-type="currency">
            <text:p>322,99 ₽</text:p>
          </table:table-cell>
          <table:table-cell office:value-type="string" calcext:value-type="string">
            <text:p>https://leonardo.edadeal.io/dyn/cr/catalyst/offers/42bcone4tmnbexihdp4ruaeds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творожный Hochland, с зеленью, 60%, 140 г</text:p>
          </table:table-cell>
          <table:table-cell office:value-type="string" calcext:value-type="string">
            <text:p>140 г / 642,7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qun5qsb2zdrtrkwsx5t2d4cla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творожный Hochland, сливочный, 60%, 140 г</text:p>
          </table:table-cell>
          <table:table-cell office:value-type="string" calcext:value-type="string">
            <text:p>140 г / 642,7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7sngys7yj36f5sxxyyhyu2sc6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 Финский, Брест-Литовск, 45%, 200 г</text:p>
          </table:table-cell>
          <table:table-cell office:value-type="string" calcext:value-type="string">
            <text:p>200 г / 649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fcpietuut4yj37sxpbyo7i27v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ок творожный, глазированный, картошка, Ростагрокомплекс,…</text:p>
          </table:table-cell>
          <table:table-cell office:value-type="string" calcext:value-type="string">
            <text:p>50 г / 859,8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2.99" calcext:value-type="currency">
            <text:p>42,99 ₽</text:p>
          </table:table-cell>
          <table:table-cell table:style-name="ce4" office:value-type="currency" office:currency="RUB" office:value="64.39" calcext:value-type="currency">
            <text:p>64,39 ₽</text:p>
          </table:table-cell>
          <table:table-cell office:value-type="string" calcext:value-type="string">
            <text:p>https://leonardo.edadeal.io/dyn/cr/catalyst/offers/izrigzokg53o67ltav5gkkphc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ок творожный, глазированный, с ванилью, Ростагрокомплекс,…</text:p>
          </table:table-cell>
          <table:table-cell office:value-type="string" calcext:value-type="string">
            <text:p>50 г / 859,8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2.99" calcext:value-type="currency">
            <text:p>42,99 ₽</text:p>
          </table:table-cell>
          <table:table-cell table:style-name="ce4" office:value-type="currency" office:currency="RUB" office:value="64.39" calcext:value-type="currency">
            <text:p>64,39 ₽</text:p>
          </table:table-cell>
          <table:table-cell office:value-type="string" calcext:value-type="string">
            <text:p>https://leonardo.edadeal.io/dyn/cr/catalyst/offers/io4wdoo7lltoprnjwm7eitl2l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Сырок творожный, глазированный, с молоком сгущёным варёным,…</text:p>
          </table:table-cell>
          <table:table-cell office:value-type="string" calcext:value-type="string">
            <text:p>50 г / 859,8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2.99" calcext:value-type="currency">
            <text:p>42,99 ₽</text:p>
          </table:table-cell>
          <table:table-cell table:style-name="ce4" office:value-type="currency" office:currency="RUB" office:value="64.39" calcext:value-type="currency">
            <text:p>64,39 ₽</text:p>
          </table:table-cell>
          <table:table-cell office:value-type="string" calcext:value-type="string">
            <text:p>https://leonardo.edadeal.io/dyn/cr/catalyst/offers/2qmsd7toodq3hqpowakvpqu6s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аблетки для посудомоечной машины Finish, Power All in 1,…</text:p>
          </table:table-cell>
          <table:table-cell office:value-type="string" calcext:value-type="string">
            <text:p>50 шт / 18,0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9.99" calcext:value-type="currency">
            <text:p>899,99 ₽</text:p>
          </table:table-cell>
          <table:table-cell table:style-name="ce4" office:value-type="currency" office:currency="RUB" office:value="1499.99" calcext:value-type="currency">
            <text:p>1 499,99 ₽</text:p>
          </table:table-cell>
          <table:table-cell office:value-type="string" calcext:value-type="string">
            <text:p>https://leonardo.edadeal.io/dyn/cr/catalyst/offers/ocza3anxx2nfld67nssk3eqfu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ворог Вкуснотеево, 5%, 300 г</text:p>
          </table:table-cell>
          <table:table-cell office:value-type="string" calcext:value-type="string">
            <text:p>300 г / 333,3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13.99" calcext:value-type="currency">
            <text:p>113,99 ₽</text:p>
          </table:table-cell>
          <table:table-cell office:value-type="string" calcext:value-type="string">
            <text:p>https://leonardo.edadeal.io/dyn/cr/catalyst/offers/6ueic3imhb3u6hlj3j3mnemuz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ворог мягкий Молочная Культура, лимон-имбирь, 3,5%, 130 г</text:p>
          </table:table-cell>
          <table:table-cell office:value-type="string" calcext:value-type="string">
            <text:p>130 г / 461,4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73.29" calcext:value-type="currency">
            <text:p>73,29 ₽</text:p>
          </table:table-cell>
          <table:table-cell office:value-type="string" calcext:value-type="string">
            <text:p>https://leonardo.edadeal.io/dyn/cr/catalyst/offers/5oriolpfhdtgyp7zpmnqu2tnu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ворог мягкий Молочная Культура, слива, 3,5%, 130 г</text:p>
          </table:table-cell>
          <table:table-cell office:value-type="string" calcext:value-type="string">
            <text:p>130 г / 461,4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73.29" calcext:value-type="currency">
            <text:p>73,29 ₽</text:p>
          </table:table-cell>
          <table:table-cell office:value-type="string" calcext:value-type="string">
            <text:p>https://leonardo.edadeal.io/dyn/cr/catalyst/offers/polocr24tiqptjqfijdsykvsh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ворог мягкий Молочная Культура, шоколад, 3,5%, 130 г</text:p>
          </table:table-cell>
          <table:table-cell office:value-type="string" calcext:value-type="string">
            <text:p>130 г / 461,4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73.29" calcext:value-type="currency">
            <text:p>73,29 ₽</text:p>
          </table:table-cell>
          <table:table-cell office:value-type="string" calcext:value-type="string">
            <text:p>https://leonardo.edadeal.io/dyn/cr/catalyst/offers/m5hfqt2sixkl3mu2eyigjmxqk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ворог Резной Палисад, обезжиренный, 1,8%, 400 г</text:p>
          </table:table-cell>
          <table:table-cell office:value-type="string" calcext:value-type="string">
            <text:p>400 г / 34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office:value-type="string" calcext:value-type="string">
            <text:p>https://leonardo.edadeal.io/dyn/cr/catalyst/offers/vpacnmyme7lfjbutbnahauoir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ворог Свежий, Свежее Завтра, 9%, 200 г</text:p>
          </table:table-cell>
          <table:table-cell office:value-type="string" calcext:value-type="string">
            <text:p>200 г / 424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4.99" calcext:value-type="currency">
            <text:p>84,99 ₽</text:p>
          </table:table-cell>
          <table:table-cell table:style-name="ce4" office:value-type="currency" office:currency="RUB" office:value="103.99" calcext:value-type="currency">
            <text:p>103,99 ₽</text:p>
          </table:table-cell>
          <table:table-cell office:value-type="string" calcext:value-type="string">
            <text:p>https://leonardo.edadeal.io/dyn/cr/catalyst/offers/bvq7wubj3hss4l4qfocyv4yqt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ворог Славянские Традиции, 5%, 355 г</text:p>
          </table:table-cell>
          <table:table-cell office:value-type="string" calcext:value-type="string">
            <text:p>355 г / 267,5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4.99" calcext:value-type="currency">
            <text:p>94,99 ₽</text:p>
          </table:table-cell>
          <table:table-cell table:style-name="ce4" office:value-type="currency" office:currency="RUB" office:value="115.99" calcext:value-type="currency">
            <text:p>115,99 ₽</text:p>
          </table:table-cell>
          <table:table-cell office:value-type="string" calcext:value-type="string">
            <text:p>https://leonardo.edadeal.io/dyn/cr/catalyst/offers/i23asp7jurxxuaqzz4prknvwz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екила Dos Mexicanos Gold, 38%, 0,7 л</text:p>
          </table:table-cell>
          <table:table-cell office:value-type="string" calcext:value-type="string">
            <text:p>0,7 л / 1 712,86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99" calcext:value-type="currency">
            <text:p>1 199,00 ₽</text:p>
          </table:table-cell>
          <table:table-cell table:style-name="ce4" office:value-type="currency" office:currency="RUB" office:value="1399" calcext:value-type="currency">
            <text:p>1 399,00 ₽</text:p>
          </table:table-cell>
          <table:table-cell office:value-type="string" calcext:value-type="string">
            <text:p>https://leonardo.edadeal.io/dyn/cr/catalyst/offers/etsla4mlhokgzsuys2h2gm7pc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есто Рестория, дрожжевое, 500 г</text:p>
          </table:table-cell>
          <table:table-cell office:value-type="string" calcext:value-type="string">
            <text:p>500 г / 13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office:value-type="string" calcext:value-type="string">
            <text:p>https://leonardo.edadeal.io/dyn/cr/catalyst/offers/rh5wusviwhgvhgrzh2ecnwkia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есто слоеное, бездрожжевое, Морозко, 1 кг</text:p>
          </table:table-cell>
          <table:table-cell office:value-type="string" calcext:value-type="string">
            <text:p>1 кг / 199,9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89.99" calcext:value-type="currency">
            <text:p>289,99 ₽</text:p>
          </table:table-cell>
          <table:table-cell office:value-type="string" calcext:value-type="string">
            <text:p>https://leonardo.edadeal.io/dyn/cr/catalyst/offers/b2ux2ul3sa7goxg7abs7unpu6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оппинг Махеевъ, Мягкая карамель, 300 г</text:p>
          </table:table-cell>
          <table:table-cell office:value-type="string" calcext:value-type="string">
            <text:p>300 г / 366,6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37.79" calcext:value-type="currency">
            <text:p>137,79 ₽</text:p>
          </table:table-cell>
          <table:table-cell office:value-type="string" calcext:value-type="string">
            <text:p>https://leonardo.edadeal.io/dyn/cr/catalyst/offers/azmcc67t2yvq2rgkc7wezoqm5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орт Балтийский мини, Пекарь, 100 г</text:p>
          </table:table-cell>
          <table:table-cell office:value-type="string" calcext:value-type="string">
            <text:p>100 г / 4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64.99" calcext:value-type="currency">
            <text:p>64,99 ₽</text:p>
          </table:table-cell>
          <table:table-cell office:value-type="string" calcext:value-type="string">
            <text:p>https://leonardo.edadeal.io/dyn/cr/catalyst/offers/mzkz62icr4qd2omurc3sedhne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орт Боярушка Классический вафельный, 38 г</text:p>
          </table:table-cell>
          <table:table-cell office:value-type="string" calcext:value-type="string">
            <text:p>38 г / 420,7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5.99" calcext:value-type="currency">
            <text:p>15,99 ₽</text:p>
          </table:table-cell>
          <table:table-cell table:style-name="ce4" office:value-type="currency" office:currency="RUB" office:value="23.99" calcext:value-type="currency">
            <text:p>23,99 ₽</text:p>
          </table:table-cell>
          <table:table-cell office:value-type="string" calcext:value-type="string">
            <text:p>https://leonardo.edadeal.io/dyn/cr/catalyst/offers/l5opkgnxuysdhpusoe5vjyanr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орт вафельный Шоколадница, с миндалем, 270 г</text:p>
          </table:table-cell>
          <table:table-cell office:value-type="string" calcext:value-type="string">
            <text:p>270 г / 703,6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table:style-name="ce4" office:value-type="currency" office:currency="RUB" office:value="224.99" calcext:value-type="currency">
            <text:p>224,99 ₽</text:p>
          </table:table-cell>
          <table:table-cell office:value-type="string" calcext:value-type="string">
            <text:p>https://leonardo.edadeal.io/dyn/cr/catalyst/offers/ydsr2tsh5fz3ditnpbs2h4egi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орт вафельный Шоколадница, с фундуком, 270 г</text:p>
          </table:table-cell>
          <table:table-cell office:value-type="string" calcext:value-type="string">
            <text:p>270 г / 703,6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table:style-name="ce4" office:value-type="currency" office:currency="RUB" office:value="264.99" calcext:value-type="currency">
            <text:p>264,99 ₽</text:p>
          </table:table-cell>
          <table:table-cell office:value-type="string" calcext:value-type="string">
            <text:p>https://leonardo.edadeal.io/dyn/cr/catalyst/offers/4jc5fvn5x7jkr4ahwxlrn4x3m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орт Крем-Брюле, Невские Берега, 800 г</text:p>
          </table:table-cell>
          <table:table-cell office:value-type="string" calcext:value-type="string">
            <text:p>800 г / 624,9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99.99" calcext:value-type="currency">
            <text:p>499,99 ₽</text:p>
          </table:table-cell>
          <table:table-cell table:style-name="ce4" office:value-type="currency" office:currency="RUB" office:value="609.99" calcext:value-type="currency">
            <text:p>609,99 ₽</text:p>
          </table:table-cell>
          <table:table-cell office:value-type="string" calcext:value-type="string">
            <text:p>https://leonardo.edadeal.io/dyn/cr/catalyst/offers/owp6sbxvp5mz2gdrmz6vfvzsa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орт Новый Киевский, Фили-Бейкер, 500 г</text:p>
          </table:table-cell>
          <table:table-cell office:value-type="string" calcext:value-type="string">
            <text:p>500 г / 1 07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539.99" calcext:value-type="currency">
            <text:p>539,99 ₽</text:p>
          </table:table-cell>
          <table:table-cell table:style-name="ce4" office:value-type="currency" office:currency="RUB" office:value="699.99" calcext:value-type="currency">
            <text:p>699,99 ₽</text:p>
          </table:table-cell>
          <table:table-cell office:value-type="string" calcext:value-type="string">
            <text:p>https://leonardo.edadeal.io/dyn/cr/catalyst/offers/hy5pk2o6xp33hohj4qc7u6aer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орт Пломбир Классик, Фили-Бейкер, 720 г</text:p>
          </table:table-cell>
          <table:table-cell office:value-type="string" calcext:value-type="string">
            <text:p>720 г / 486,1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table:style-name="ce4" office:value-type="currency" office:currency="RUB" office:value="449.99" calcext:value-type="currency">
            <text:p>449,99 ₽</text:p>
          </table:table-cell>
          <table:table-cell office:value-type="string" calcext:value-type="string">
            <text:p>https://leonardo.edadeal.io/dyn/cr/catalyst/offers/orby4v4cykei7sjb57urnxoxt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рубочка вафельная Свитлогорье, с вареной сгущенкой, 70 г</text:p>
          </table:table-cell>
          <table:table-cell office:value-type="string" calcext:value-type="string">
            <text:p>70 г / 599,8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1.99" calcext:value-type="currency">
            <text:p>41,99 ₽</text:p>
          </table:table-cell>
          <table:table-cell table:style-name="ce4" office:value-type="currency" office:currency="RUB" office:value="60.49" calcext:value-type="currency">
            <text:p>60,49 ₽</text:p>
          </table:table-cell>
          <table:table-cell office:value-type="string" calcext:value-type="string">
            <text:p>https://leonardo.edadeal.io/dyn/cr/catalyst/offers/aht7zuc5mletb7o5pfuhun5hu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уалетная бумага Papia, 4 слоя, 8 рулонов, 1 уп</text:p>
          </table:table-cell>
          <table:table-cell office:value-type="string" calcext:value-type="string">
            <text:p>8 шт / 41,25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386.99" calcext:value-type="currency">
            <text:p>386,99 ₽</text:p>
          </table:table-cell>
          <table:table-cell office:value-type="string" calcext:value-type="string">
            <text:p>https://leonardo.edadeal.io/dyn/cr/catalyst/offers/ciktjpe2rfqw42xg7yibyikz3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уалетная бумага Papia, балийский цветок, 3 слоя, 8 рулонов,…</text:p>
          </table:table-cell>
          <table:table-cell office:value-type="string" calcext:value-type="string">
            <text:p>8 шт / 27,50 ₽ за шт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306.99" calcext:value-type="currency">
            <text:p>306,99 ₽</text:p>
          </table:table-cell>
          <table:table-cell office:value-type="string" calcext:value-type="string">
            <text:p>https://leonardo.edadeal.io/dyn/cr/catalyst/offers/dj3tayi7abuna7uytiq3hryco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уалетная бумага Zewa just 1, 4 слоя, 4 рулона, 1 уп</text:p>
          </table:table-cell>
          <table:table-cell office:value-type="string" calcext:value-type="string">
            <text:p>4 шт / 50,0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o7n24iabkdjhz6ckm2t7stohi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Тушенка говяжья Гастроном № 1, 338 г</text:p>
          </table:table-cell>
          <table:table-cell office:value-type="string" calcext:value-type="string">
            <text:p>338 г / 473,34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table:style-name="ce4" office:value-type="currency" office:currency="RUB" office:value="194.99" calcext:value-type="currency">
            <text:p>194,99 ₽</text:p>
          </table:table-cell>
          <table:table-cell office:value-type="string" calcext:value-type="string">
            <text:p>https://leonardo.edadeal.io/dyn/cr/catalyst/offers/vmqnisabxo2kdym3erqkvho7n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арш Домашний, охлажденный, Рестория, 400 г</text:p>
          </table:table-cell>
          <table:table-cell office:value-type="string" calcext:value-type="string">
            <text:p>400 г / 34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gptxtg64s4sj2wiyuvfraydco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арш Классический, из индейки, охлажденный, Индилайт, 450 г</text:p>
          </table:table-cell>
          <table:table-cell office:value-type="string" calcext:value-type="string">
            <text:p>450 г / 355,53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2iuxshf6eh2l4ot6egrdq7ul6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асоль Пиканта, по-монастырски, с овощами, 530 г</text:p>
          </table:table-cell>
          <table:table-cell office:value-type="string" calcext:value-type="string">
            <text:p>530 г / 264,13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table:style-name="ce4" office:value-type="currency" office:currency="RUB" office:value="179.29" calcext:value-type="currency">
            <text:p>179,29 ₽</text:p>
          </table:table-cell>
          <table:table-cell office:value-type="string" calcext:value-type="string">
            <text:p>https://leonardo.edadeal.io/dyn/cr/catalyst/offers/latwlz5ieel2h5cl5aqqe66hj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асоль Bonduelle, красная классическая, 425 мл</text:p>
          </table:table-cell>
          <table:table-cell office:value-type="string" calcext:value-type="string">
            <text:p>425 мл / 188,21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39.99" calcext:value-type="currency">
            <text:p>139,99 ₽</text:p>
          </table:table-cell>
          <table:table-cell office:value-type="string" calcext:value-type="string">
            <text:p>https://leonardo.edadeal.io/dyn/cr/catalyst/offers/ieawqg6upv4cbb6x6oe22k4gx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асоль Global Village, белая в томатном соусе, 425 мл</text:p>
          </table:table-cell>
          <table:table-cell office:value-type="string" calcext:value-type="string">
            <text:p>425 мл / 164,6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gvy7qqccvokwyvmphnianbpk5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асоль Global Village, белая, 450 г</text:p>
          </table:table-cell>
          <table:table-cell office:value-type="string" calcext:value-type="string">
            <text:p>450 г / 266,6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5unur4ie4e25c5mexnuxswrm5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асоль Global Village, красная в собственном соку, 425 мл</text:p>
          </table:table-cell>
          <table:table-cell office:value-type="string" calcext:value-type="string">
            <text:p>425 мл / 164,6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kcp23ikwad4tmpwcqmwlrmu2o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иле бедра индейки, охлаждённое, Индилайт, 410 г</text:p>
          </table:table-cell>
          <table:table-cell office:value-type="string" calcext:value-type="string">
            <text:p>410 г / 512,1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09.99" calcext:value-type="currency">
            <text:p>20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va4qju3tygqkjlmc2tasc7pog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иле куриное, охлажденное, Петелинка, 1 кг</text:p>
          </table:table-cell>
          <table:table-cell office:value-type="string" calcext:value-type="string">
            <text:p>1 кг / 309,99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09.99" calcext:value-type="currency">
            <text:p>309,99 ₽</text:p>
          </table:table-cell>
          <table:table-cell table:style-name="ce4" office:value-type="currency" office:currency="RUB" office:value="344.99" calcext:value-type="currency">
            <text:p>344,99 ₽</text:p>
          </table:table-cell>
          <table:table-cell office:value-type="string" calcext:value-type="string">
            <text:p>https://leonardo.edadeal.io/dyn/cr/catalyst/offers/wwk6f4sgz2k4aa2xfivj3sfu4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иники Мааг, с косточкой, 250 г</text:p>
          </table:table-cell>
          <table:table-cell office:value-type="string" calcext:value-type="string">
            <text:p>250 г / 31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wuf5623n2evxwc7pftshw4nmr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исташки MixBar Premium, жареные, солёные, 130 г</text:p>
          </table:table-cell>
          <table:table-cell office:value-type="string" calcext:value-type="string">
            <text:p>130 г / 1 846,0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39.99" calcext:value-type="currency">
            <text:p>239,99 ₽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office:value-type="string" calcext:value-type="string">
            <text:p>https://leonardo.edadeal.io/dyn/cr/catalyst/offers/4tautumkt4kqxn74arfoq2d3x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орель, слабосоленая, филе-кусок, Асто, 150 г</text:p>
          </table:table-cell>
          <table:table-cell office:value-type="string" calcext:value-type="string">
            <text:p>150 г / 1 733,2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office:value-type="string" calcext:value-type="string">
            <text:p>https://leonardo.edadeal.io/dyn/cr/catalyst/offers/ef32qshhqbatfqld7n44x2323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алва Азовская Кондитерская фабрика, подсолнечная…</text:p>
          </table:table-cell>
          <table:table-cell office:value-type="string" calcext:value-type="string">
            <text:p>180 г / 277,7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67.39" calcext:value-type="currency">
            <text:p>67,39 ₽</text:p>
          </table:table-cell>
          <table:table-cell office:value-type="string" calcext:value-type="string">
            <text:p>https://leonardo.edadeal.io/dyn/cr/catalyst/offers/bbg4uummbs2ffhquqeo6wftoa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леб Английский, диетический, Каравай, 400 г</text:p>
          </table:table-cell>
          <table:table-cell office:value-type="string" calcext:value-type="string">
            <text:p>400 г / 224,9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office:value-type="string" calcext:value-type="string">
            <text:p>https://leonardo.edadeal.io/dyn/cr/catalyst/offers/sekrfgtib7hzcokjbfwqxyt4z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леб Тостовый, в нарезке, Хлебный Дом, 500 г</text:p>
          </table:table-cell>
          <table:table-cell office:value-type="string" calcext:value-type="string">
            <text:p>500 г / 179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05.99" calcext:value-type="currency">
            <text:p>105,99 ₽</text:p>
          </table:table-cell>
          <table:table-cell office:value-type="string" calcext:value-type="string">
            <text:p>https://leonardo.edadeal.io/dyn/cr/catalyst/offers/sncw4lknchnh6smu6u2fr4c2k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лебцы Щедрые, гречневые, 100 г</text:p>
          </table:table-cell>
          <table:table-cell office:value-type="string" calcext:value-type="string">
            <text:p>100 г / 41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1.99" calcext:value-type="currency">
            <text:p>41,99 ₽</text:p>
          </table:table-cell>
          <table:table-cell table:style-name="ce4" office:value-type="currency" office:currency="RUB" office:value="55.99" calcext:value-type="currency">
            <text:p>55,99 ₽</text:p>
          </table:table-cell>
          <table:table-cell office:value-type="string" calcext:value-type="string">
            <text:p>https://leonardo.edadeal.io/dyn/cr/catalyst/offers/ayqyblia2nnbpulkaf7bad5wd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лебцы Щедрые, ржаные, 100 г</text:p>
          </table:table-cell>
          <table:table-cell office:value-type="string" calcext:value-type="string">
            <text:p>100 г / 41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1.99" calcext:value-type="currency">
            <text:p>41,99 ₽</text:p>
          </table:table-cell>
          <table:table-cell table:style-name="ce4" office:value-type="currency" office:currency="RUB" office:value="55.99" calcext:value-type="currency">
            <text:p>55,99 ₽</text:p>
          </table:table-cell>
          <table:table-cell office:value-type="string" calcext:value-type="string">
            <text:p>https://leonardo.edadeal.io/dyn/cr/catalyst/offers/3hjaa2g52namy4ommpuwmming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лопья Геркулес овсяные, традиционные, Русский Продукт,…</text:p>
          </table:table-cell>
          <table:table-cell office:value-type="string" calcext:value-type="string">
            <text:p>500 г / 127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3.99" calcext:value-type="currency">
            <text:p>63,99 ₽</text:p>
          </table:table-cell>
          <table:table-cell table:style-name="ce4" office:value-type="currency" office:currency="RUB" office:value="84.99" calcext:value-type="currency">
            <text:p>84,99 ₽</text:p>
          </table:table-cell>
          <table:table-cell office:value-type="string" calcext:value-type="string">
            <text:p>https://leonardo.edadeal.io/dyn/cr/catalyst/offers/3ad3ymuzbrstgyiclxd3km4ya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лопья гречневые Селяночка, 400 г</text:p>
          </table:table-cell>
          <table:table-cell office:value-type="string" calcext:value-type="string">
            <text:p>400 г / 249,9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447pkidx3fwrntt2jrbfxoxqi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лопья пшенные Селяночка, 400 г</text:p>
          </table:table-cell>
          <table:table-cell office:value-type="string" calcext:value-type="string">
            <text:p>400 г / 149,9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ipoiodojcwsthigkzssudqk2u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рен Global Village Васаби, столовый, 200 г</text:p>
          </table:table-cell>
          <table:table-cell office:value-type="string" calcext:value-type="string">
            <text:p>200 г / 334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6.99" calcext:value-type="currency">
            <text:p>66,99 ₽</text:p>
          </table:table-cell>
          <table:table-cell table:style-name="ce4" office:value-type="currency" office:currency="RUB" office:value="74.99" calcext:value-type="currency">
            <text:p>74,99 ₽</text:p>
          </table:table-cell>
          <table:table-cell office:value-type="string" calcext:value-type="string">
            <text:p>https://leonardo.edadeal.io/dyn/cr/catalyst/offers/5e644gvz54bnd4ykwm47i6nl5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Хрен Global Village, столовый, 100 г</text:p>
          </table:table-cell>
          <table:table-cell office:value-type="string" calcext:value-type="string">
            <text:p>100 г / 48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8.99" calcext:value-type="currency">
            <text:p>48,99 ₽</text:p>
          </table:table-cell>
          <table:table-cell table:style-name="ce4" office:value-type="currency" office:currency="RUB" office:value="54.99" calcext:value-type="currency">
            <text:p>54,99 ₽</text:p>
          </table:table-cell>
          <table:table-cell office:value-type="string" calcext:value-type="string">
            <text:p>https://leonardo.edadeal.io/dyn/cr/catalyst/offers/ghnnuxydvoturow7gkqmeepjm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Акбар Ceylon, черный, 100×2 г</text:p>
          </table:table-cell>
          <table:table-cell office:value-type="string" calcext:value-type="string">
            <text:p>100 шт / 2,2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office:value-type="string" calcext:value-type="string">
            <text:p>https://leonardo.edadeal.io/dyn/cr/catalyst/offers/j6lqclvhjig5uz223lqymbyjy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Крепкие Традиции, чёрный, листовой, 250 г</text:p>
          </table:table-cell>
          <table:table-cell office:value-type="string" calcext:value-type="string">
            <text:p>250 г / 53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34.99" calcext:value-type="currency">
            <text:p>134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n3udoogzcgpzrs7pyfwyuy7ow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Майский Корона Российской Империи, черный, 100×2 г</text:p>
          </table:table-cell>
          <table:table-cell office:value-type="string" calcext:value-type="string">
            <text:p>100 шт / 2,00 ₽ за шт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59.99" calcext:value-type="currency">
            <text:p>259,99 ₽</text:p>
          </table:table-cell>
          <table:table-cell office:value-type="string" calcext:value-type="string">
            <text:p>https://leonardo.edadeal.io/dyn/cr/catalyst/offers/3jz7uqgkcenolaeu6ogfjozwe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Майский Корона Российской Империи, чёрный, 200 г</text:p>
          </table:table-cell>
          <table:table-cell office:value-type="string" calcext:value-type="string">
            <text:p>200 г / 1 1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39.99" calcext:value-type="currency">
            <text:p>239,99 ₽</text:p>
          </table:table-cell>
          <table:table-cell table:style-name="ce4" office:value-type="currency" office:currency="RUB" office:value="266.99" calcext:value-type="currency">
            <text:p>266,99 ₽</text:p>
          </table:table-cell>
          <table:table-cell office:value-type="string" calcext:value-type="string">
            <text:p>https://leonardo.edadeal.io/dyn/cr/catalyst/offers/3jjmjtw7c4iucjtgoz22l6ctv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Молочный туман, молочный оолонг, Green Panda, 100 г</text:p>
          </table:table-cell>
          <table:table-cell office:value-type="string" calcext:value-type="string">
            <text:p>100 г / 1 6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office:value-type="string" calcext:value-type="string">
            <text:p>https://leonardo.edadeal.io/dyn/cr/catalyst/offers/edafnhipddgxx4brm2rsua7sd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Опа Beta Tea, чёрный, цейлонский, 250 г</text:p>
          </table:table-cell>
          <table:table-cell office:value-type="string" calcext:value-type="string">
            <text:p>250 г / 1 079,9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9.99" calcext:value-type="currency">
            <text:p>269,99 ₽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office:value-type="string" calcext:value-type="string">
            <text:p>https://leonardo.edadeal.io/dyn/cr/catalyst/offers/ay3dkuxftwuflgbh3kf63krw3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Ahmad Tea Ceylon, черный, 200 г</text:p>
          </table:table-cell>
          <table:table-cell office:value-type="string" calcext:value-type="string">
            <text:p>200 г / 1 4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419.99" calcext:value-type="currency">
            <text:p>419,99 ₽</text:p>
          </table:table-cell>
          <table:table-cell office:value-type="string" calcext:value-type="string">
            <text:p>https://leonardo.edadeal.io/dyn/cr/catalyst/offers/a3yxeia5v2b3bs36h6h7phvan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Ahmad Tea Jasmine, зелёный, 25×2 г</text:p>
          </table:table-cell>
          <table:table-cell office:value-type="string" calcext:value-type="string">
            <text:p>25 шт / 3,6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wcgscmoqeskgnt5gvkx4lo2dd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Ahmad Tea, Classic, чёрный, 200 г</text:p>
          </table:table-cell>
          <table:table-cell office:value-type="string" calcext:value-type="string">
            <text:p>200 г / 9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319.99" calcext:value-type="currency">
            <text:p>319,99 ₽</text:p>
          </table:table-cell>
          <table:table-cell office:value-type="string" calcext:value-type="string">
            <text:p>https://leonardo.edadeal.io/dyn/cr/catalyst/offers/uuasfjm32cvdcud2ypjp4smpb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Ahmad Tea, Earl Grey, чёрный, 200 г</text:p>
          </table:table-cell>
          <table:table-cell office:value-type="string" calcext:value-type="string">
            <text:p>200 г / 1 4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419.99" calcext:value-type="currency">
            <text:p>419,99 ₽</text:p>
          </table:table-cell>
          <table:table-cell office:value-type="string" calcext:value-type="string">
            <text:p>https://leonardo.edadeal.io/dyn/cr/catalyst/offers/j2lmfbykc7iz6pkzsh2ckzlwq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Ahmad Tea, Mango Magic, чёрный, 25×1,5 г</text:p>
          </table:table-cell>
          <table:table-cell office:value-type="string" calcext:value-type="string">
            <text:p>25 шт / 4,4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09.99" calcext:value-type="currency">
            <text:p>109,99 ₽</text:p>
          </table:table-cell>
          <table:table-cell table:style-name="ce4" office:value-type="currency" office:currency="RUB" office:value="154.99" calcext:value-type="currency">
            <text:p>154,99 ₽</text:p>
          </table:table-cell>
          <table:table-cell office:value-type="string" calcext:value-type="string">
            <text:p>https://leonardo.edadeal.io/dyn/cr/catalyst/offers/h36escqqm642s25342ggjpniz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Greenfield, Golden Ceylon, чёрный, листовой, 200 г</text:p>
          </table:table-cell>
          <table:table-cell office:value-type="string" calcext:value-type="string">
            <text:p>200 г / 1 149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29.99" calcext:value-type="currency">
            <text:p>229,99 ₽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office:value-type="string" calcext:value-type="string">
            <text:p>https://leonardo.edadeal.io/dyn/cr/catalyst/offers/2i3btbqvlqywqzc2dzjeuv2g2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Lipton Earl Grey, чёрный, 100×2 г</text:p>
          </table:table-cell>
          <table:table-cell office:value-type="string" calcext:value-type="string">
            <text:p>100 шт / 2,5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la2czzdhuqffvl6zpn6iovqnb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Lipton Yellow Label, чёрный, 100×2 г</text:p>
          </table:table-cell>
          <table:table-cell office:value-type="string" calcext:value-type="string">
            <text:p>100 шт / 2,50 ₽ за шт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table:style-name="ce4" office:value-type="currency" office:currency="RUB" office:value="349.99" calcext:value-type="currency">
            <text:p>349,99 ₽</text:p>
          </table:table-cell>
          <table:table-cell office:value-type="string" calcext:value-type="string">
            <text:p>https://leonardo.edadeal.io/dyn/cr/catalyst/offers/q4uan44bknbkan7fcik3zaekt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Richard, Royal Ceylon, чёрный, 100×2 г</text:p>
          </table:table-cell>
          <table:table-cell office:value-type="string" calcext:value-type="string">
            <text:p>100 шт / 2,30 ₽ за шт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29.99" calcext:value-type="currency">
            <text:p>229,99 ₽</text:p>
          </table:table-cell>
          <table:table-cell table:style-name="ce4" office:value-type="currency" office:currency="RUB" office:value="269.99" calcext:value-type="currency">
            <text:p>269,99 ₽</text:p>
          </table:table-cell>
          <table:table-cell office:value-type="string" calcext:value-type="string">
            <text:p>https://leonardo.edadeal.io/dyn/cr/catalyst/offers/hxf75pqf3inzccwaylfh6xi45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й Tess, Pleasure, чёрный, 200 г</text:p>
          </table:table-cell>
          <table:table-cell office:value-type="string" calcext:value-type="string">
            <text:p>200 г / 1 0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309.99" calcext:value-type="currency">
            <text:p>309,99 ₽</text:p>
          </table:table-cell>
          <table:table-cell office:value-type="string" calcext:value-type="string">
            <text:p>https://leonardo.edadeal.io/dyn/cr/catalyst/offers/qbikeeaf7xakcc6xd6vjl55p7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ак-чак Караван-Сарай, 45 г</text:p>
          </table:table-cell>
          <table:table-cell office:value-type="string" calcext:value-type="string">
            <text:p>45 г / 444,2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.99" calcext:value-type="currency">
            <text:p>19,99 ₽</text:p>
          </table:table-cell>
          <table:table-cell table:style-name="ce4" office:value-type="currency" office:currency="RUB" office:value="24.99" calcext:value-type="currency">
            <text:p>24,99 ₽</text:p>
          </table:table-cell>
          <table:table-cell office:value-type="string" calcext:value-type="string">
            <text:p>https://leonardo.edadeal.io/dyn/cr/catalyst/offers/lvy5e3gfdp5bgoeqpjzjuey2d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ебурек Богатырь с мясом, Жаренки, 180 г</text:p>
          </table:table-cell>
          <table:table-cell office:value-type="string" calcext:value-type="string">
            <text:p>180 г / 305,5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4.99" calcext:value-type="currency">
            <text:p>54,99 ₽</text:p>
          </table:table-cell>
          <table:table-cell table:style-name="ce4" office:value-type="currency" office:currency="RUB" office:value="84.79" calcext:value-type="currency">
            <text:p>84,79 ₽</text:p>
          </table:table-cell>
          <table:table-cell office:value-type="string" calcext:value-type="string">
            <text:p>https://leonardo.edadeal.io/dyn/cr/catalyst/offers/nlruxqutavhihklt7nmgn3pdi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ебуречище, Горячая штучка, 140 г</text:p>
          </table:table-cell>
          <table:table-cell office:value-type="string" calcext:value-type="string">
            <text:p>140 г / 314,21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3.99" calcext:value-type="currency">
            <text:p>43,99 ₽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office:value-type="string" calcext:value-type="string">
            <text:p>https://leonardo.edadeal.io/dyn/cr/catalyst/offers/qia7tm4ovpkb753fteyoi4vsx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картофельные Bon Giorno, карамелизированный лук…</text:p>
          </table:table-cell>
          <table:table-cell office:value-type="string" calcext:value-type="string">
            <text:p>90 г / 777,6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iwqm7lnvxo6zegovorz2zjlmv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картофельные Bon Giorno, креветка в белом вине, 90 г</text:p>
          </table:table-cell>
          <table:table-cell office:value-type="string" calcext:value-type="string">
            <text:p>90 г / 777,6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okfdsgxv5wraesekrkwlhvyjx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картофельные Bon Giorno, Сицилийские оливки, 90 г</text:p>
          </table:table-cell>
          <table:table-cell office:value-type="string" calcext:value-type="string">
            <text:p>90 г / 777,67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nt2m6g5gyhletcdexkeddh54l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картофельные Lorenz Naturals, с паприкой, 100 г</text:p>
          </table:table-cell>
          <table:table-cell office:value-type="string" calcext:value-type="string">
            <text:p>100 г / 9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idpt74w2odxl7hmk6a5dybi55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картофельные Lorenz Naturals, с пармезаном, 100 г</text:p>
          </table:table-cell>
          <table:table-cell office:value-type="string" calcext:value-type="string">
            <text:p>100 г / 9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xyxjqlokro6uqprtqxo64iyjn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картофельные Lorenz Naturals, с солью, 100 г</text:p>
          </table:table-cell>
          <table:table-cell office:value-type="string" calcext:value-type="string">
            <text:p>100 г / 9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fvljfj2wwhz77mwy6vmtt4dko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картофельные Turbo Diesel, со вкусом краба, 75 г</text:p>
          </table:table-cell>
          <table:table-cell office:value-type="string" calcext:value-type="string">
            <text:p>75 г / 533,2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7sjdz67de7vncks6uqprmvd32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картофельные Turbo Diesel, со вкусом сметаны и зелени,…</text:p>
          </table:table-cell>
          <table:table-cell office:value-type="string" calcext:value-type="string">
            <text:p>75 г / 533,2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sndgiusf2z72lkd7qfh7y5cqa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картофельные Twister, с солью, 70 г</text:p>
          </table:table-cell>
          <table:table-cell office:value-type="string" calcext:value-type="string">
            <text:p>70 г / 771,2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3.99" calcext:value-type="currency">
            <text:p>53,99 ₽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office:value-type="string" calcext:value-type="string">
            <text:p>https://leonardo.edadeal.io/dyn/cr/catalyst/offers/ztyr3pim37eodwv32j4gxory4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картофельные Twister, со вкусом сыра, 50 г</text:p>
          </table:table-cell>
          <table:table-cell office:value-type="string" calcext:value-type="string">
            <text:p>50 г / 719,8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5.99" calcext:value-type="currency">
            <text:p>35,99 ₽</text:p>
          </table:table-cell>
          <table:table-cell table:style-name="ce4" office:value-type="currency" office:currency="RUB" office:value="39.99" calcext:value-type="currency">
            <text:p>39,99 ₽</text:p>
          </table:table-cell>
          <table:table-cell office:value-type="string" calcext:value-type="string">
            <text:p>https://leonardo.edadeal.io/dyn/cr/catalyst/offers/hy2vrc6l5dqmzdf3v7dpkzv3g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Русская Картошка, сметана и зеленый лук, 80 г</text:p>
          </table:table-cell>
          <table:table-cell office:value-type="string" calcext:value-type="string">
            <text:p>80 г / 749,8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jbyghm3osexmkmg5uqsnjr7zq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псы Binggrae, со вкусом краба, 50 г</text:p>
          </table:table-cell>
          <table:table-cell office:value-type="string" calcext:value-type="string">
            <text:p>50 г / 899,8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4.99" calcext:value-type="currency">
            <text:p>44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2n6nfyss3czreontp4shyrlkk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стящее средство Cillit Bang, антижир+сияние, 450 мл</text:p>
          </table:table-cell>
          <table:table-cell office:value-type="string" calcext:value-type="string">
            <text:p>450 мл / 455,53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04.99" calcext:value-type="currency">
            <text:p>204,99 ₽</text:p>
          </table:table-cell>
          <table:table-cell table:style-name="ce4" office:value-type="currency" office:currency="RUB" office:value="250.29" calcext:value-type="currency">
            <text:p>250,29 ₽</text:p>
          </table:table-cell>
          <table:table-cell office:value-type="string" calcext:value-type="string">
            <text:p>https://leonardo.edadeal.io/dyn/cr/catalyst/offers/23l574wmo4boikpmkpuxk5omj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стящее средство Cillit Bang, антиналет-блеск, 450 мл</text:p>
          </table:table-cell>
          <table:table-cell office:value-type="string" calcext:value-type="string">
            <text:p>450 мл / 455,53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04.99" calcext:value-type="currency">
            <text:p>204,99 ₽</text:p>
          </table:table-cell>
          <table:table-cell table:style-name="ce4" office:value-type="currency" office:currency="RUB" office:value="250.29" calcext:value-type="currency">
            <text:p>250,29 ₽</text:p>
          </table:table-cell>
          <table:table-cell office:value-type="string" calcext:value-type="string">
            <text:p>https://leonardo.edadeal.io/dyn/cr/catalyst/offers/jfqkqyg3g2rw276od2auhv662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стящий гель для труб Sanfor 5 минут, 750 г</text:p>
          </table:table-cell>
          <table:table-cell office:value-type="string" calcext:value-type="string">
            <text:p>750 г / 159,99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office:value-type="string" calcext:value-type="string">
            <text:p>https://leonardo.edadeal.io/dyn/cr/catalyst/offers/j2cq677sul6abaq35pzt5sgb2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Чистящий порошок Comet, утренняя роса, 475 г</text:p>
          </table:table-cell>
          <table:table-cell office:value-type="string" calcext:value-type="string">
            <text:p>475 г / 147,3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87.49" calcext:value-type="currency">
            <text:p>87,49 ₽</text:p>
          </table:table-cell>
          <table:table-cell office:value-type="string" calcext:value-type="string">
            <text:p>https://leonardo.edadeal.io/dyn/cr/catalyst/offers/fxfnabgcqjhlufy6jcu25c4t5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иньоны Global Village, маринованные, резаные, 400 мл</text:p>
          </table:table-cell>
          <table:table-cell office:value-type="string" calcext:value-type="string">
            <text:p>400 мл / 249,97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49.99" calcext:value-type="currency">
            <text:p>149,99 ₽</text:p>
          </table:table-cell>
          <table:table-cell office:value-type="string" calcext:value-type="string">
            <text:p>https://leonardo.edadeal.io/dyn/cr/catalyst/offers/mzokhsdphjyiixu5tc2dt5al7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Чистая Линия, питание и уход, 400 мл</text:p>
          </table:table-cell>
          <table:table-cell office:value-type="string" calcext:value-type="string">
            <text:p>400 мл / 324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office:value-type="string" calcext:value-type="string">
            <text:p>https://leonardo.edadeal.io/dyn/cr/catalyst/offers/om5nbmhwapgetfpgjexylyhvp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Чистая Линия, сила 5 трав, 400 мл</text:p>
          </table:table-cell>
          <table:table-cell office:value-type="string" calcext:value-type="string">
            <text:p>400 мл / 324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ufon2p5sj4y2bto22ynsbu2n3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Dove, Интенсивное Восстановление, 380 мл</text:p>
          </table:table-cell>
          <table:table-cell office:value-type="string" calcext:value-type="string">
            <text:p>380 мл / 710,50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69.99" calcext:value-type="currency">
            <text:p>269,99 ₽</text:p>
          </table:table-cell>
          <table:table-cell table:style-name="ce4" office:value-type="currency" office:currency="RUB" office:value="399.99" calcext:value-type="currency">
            <text:p>399,99 ₽</text:p>
          </table:table-cell>
          <table:table-cell office:value-type="string" calcext:value-type="string">
            <text:p>https://leonardo.edadeal.io/dyn/cr/catalyst/offers/j4zjiqll2kk32ckmuw46p5tjq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Schauma, 7 трав, 380 мл</text:p>
          </table:table-cell>
          <table:table-cell office:value-type="string" calcext:value-type="string">
            <text:p>380 мл / 526,29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73j3yswytvw6hahiljq7sxh7t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Schauma, для всей семьи, 750 мл</text:p>
          </table:table-cell>
          <table:table-cell office:value-type="string" calcext:value-type="string">
            <text:p>750 мл / 39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office:value-type="string" calcext:value-type="string">
            <text:p>https://leonardo.edadeal.io/dyn/cr/catalyst/offers/skrpwh32f4etfiqrw32u2kqap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Schauma, для мужчин, от перхоти, 380 мл</text:p>
          </table:table-cell>
          <table:table-cell office:value-type="string" calcext:value-type="string">
            <text:p>380 мл / 526,29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3ivsy3usvnhnrctgfzt377sdv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Schauma, для мужчин, с хмелем, 380 мл</text:p>
          </table:table-cell>
          <table:table-cell office:value-type="string" calcext:value-type="string">
            <text:p>380 мл / 526,29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otrqlquhecyofvty7sy4tnvjm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Schauma, Энергия природы, крапива-зелёное…</text:p>
          </table:table-cell>
          <table:table-cell office:value-type="string" calcext:value-type="string">
            <text:p>400 мл / 499,98 ₽ за л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3jvguop5u3cox6vauxu3ume6f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Syoss, Color, 450 мл</text:p>
          </table:table-cell>
          <table:table-cell office:value-type="string" calcext:value-type="string">
            <text:p>450 мл / 733,3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440.49" calcext:value-type="currency">
            <text:p>440,49 ₽</text:p>
          </table:table-cell>
          <table:table-cell office:value-type="string" calcext:value-type="string">
            <text:p>https://leonardo.edadeal.io/dyn/cr/catalyst/offers/wb35lhpu6ggrev2iamrelpaxt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Syoss, Men Power, 450 мл</text:p>
          </table:table-cell>
          <table:table-cell office:value-type="string" calcext:value-type="string">
            <text:p>450 мл / 733,3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440.49" calcext:value-type="currency">
            <text:p>440,49 ₽</text:p>
          </table:table-cell>
          <table:table-cell office:value-type="string" calcext:value-type="string">
            <text:p>https://leonardo.edadeal.io/dyn/cr/catalyst/offers/pqibxhpwtehewel4ktlhj7qez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Syoss, Repair, 450 мл</text:p>
          </table:table-cell>
          <table:table-cell office:value-type="string" calcext:value-type="string">
            <text:p>450 мл / 733,3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440.49" calcext:value-type="currency">
            <text:p>440,49 ₽</text:p>
          </table:table-cell>
          <table:table-cell office:value-type="string" calcext:value-type="string">
            <text:p>https://leonardo.edadeal.io/dyn/cr/catalyst/offers/6k23n5475ioplf3ugj5ewajjf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для волос Syoss, Volume, 450 мл</text:p>
          </table:table-cell>
          <table:table-cell office:value-type="string" calcext:value-type="string">
            <text:p>450 мл / 733,31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329.99" calcext:value-type="currency">
            <text:p>329,99 ₽</text:p>
          </table:table-cell>
          <table:table-cell table:style-name="ce4" office:value-type="currency" office:currency="RUB" office:value="440.49" calcext:value-type="currency">
            <text:p>440,49 ₽</text:p>
          </table:table-cell>
          <table:table-cell office:value-type="string" calcext:value-type="string">
            <text:p>https://leonardo.edadeal.io/dyn/cr/catalyst/offers/qvacys3dyrbeyiw5glsqzh3mc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Чистая Линия, 2 в 1, 400 мл</text:p>
          </table:table-cell>
          <table:table-cell office:value-type="string" calcext:value-type="string">
            <text:p>400 мл / 324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e5ymtfsf5sczzfnawmqridlvq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Чистая Линия, пшеница и лён, 400 мл</text:p>
          </table:table-cell>
          <table:table-cell office:value-type="string" calcext:value-type="string">
            <text:p>400 мл / 324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gwuxrus2mfx7gqmycyomgpcda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Чистая Линия, укрепляющий, 400 мл</text:p>
          </table:table-cell>
          <table:table-cell office:value-type="string" calcext:value-type="string">
            <text:p>400 мл / 324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office:value-type="string" calcext:value-type="string">
            <text:p>https://leonardo.edadeal.io/dyn/cr/catalyst/offers/ddctj6sphmzj23tmr2odgphrh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Elseve Loreal Paris, Длина Мечты, 400 мл</text:p>
          </table:table-cell>
          <table:table-cell office:value-type="string" calcext:value-type="string">
            <text:p>400 мл / 74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432.19" calcext:value-type="currency">
            <text:p>432,19 ₽</text:p>
          </table:table-cell>
          <table:table-cell office:value-type="string" calcext:value-type="string">
            <text:p>https://leonardo.edadeal.io/dyn/cr/catalyst/offers/56iy52bq2n5ca7bn2t3ev3ucb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Elseve Loreal Paris, полное восстановление 5, 400 мл</text:p>
          </table:table-cell>
          <table:table-cell office:value-type="string" calcext:value-type="string">
            <text:p>400 мл / 74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432.19" calcext:value-type="currency">
            <text:p>432,19 ₽</text:p>
          </table:table-cell>
          <table:table-cell office:value-type="string" calcext:value-type="string">
            <text:p>https://leonardo.edadeal.io/dyn/cr/catalyst/offers/jtenk6tj24k6qwidtkuvcqgtz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Elseve Loreal Paris, Эксперт Цвета, 400 мл</text:p>
          </table:table-cell>
          <table:table-cell office:value-type="string" calcext:value-type="string">
            <text:p>400 мл / 749,98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432.19" calcext:value-type="currency">
            <text:p>432,19 ₽</text:p>
          </table:table-cell>
          <table:table-cell office:value-type="string" calcext:value-type="string">
            <text:p>https://leonardo.edadeal.io/dyn/cr/catalyst/offers/n4kodh7j22auwyjwdm54pa63c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ампунь Schauma, для мужчин, с экстрактом хмеля, 750 мл</text:p>
          </table:table-cell>
          <table:table-cell office:value-type="string" calcext:value-type="string">
            <text:p>750 мл / 399,99 ₽ за л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299.99" calcext:value-type="currency">
            <text:p>299,99 ₽</text:p>
          </table:table-cell>
          <table:table-cell table:style-name="ce4" office:value-type="currency" office:currency="RUB" office:value="379.99" calcext:value-type="currency">
            <text:p>379,99 ₽</text:p>
          </table:table-cell>
          <table:table-cell office:value-type="string" calcext:value-type="string">
            <text:p>https://leonardo.edadeal.io/dyn/cr/catalyst/offers/vqethbchucycefisi6lxm4fao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ницель свиной, охлажденный, Рестория, 400 г</text:p>
          </table:table-cell>
          <table:table-cell office:value-type="string" calcext:value-type="string">
            <text:p>400 г / 424,98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69.99" calcext:value-type="currency">
            <text:p>169,99 ₽</text:p>
          </table:table-cell>
          <table:table-cell table:style-name="ce4" office:value-type="currency" office:currency="RUB" office:value="189.99" calcext:value-type="currency">
            <text:p>189,99 ₽</text:p>
          </table:table-cell>
          <table:table-cell office:value-type="string" calcext:value-type="string">
            <text:p>https://leonardo.edadeal.io/dyn/cr/catalyst/offers/cubdn7welmzcsguixlru4sjes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Аленка, молочный, Красный Октябрь, 200 г</text:p>
          </table:table-cell>
          <table:table-cell office:value-type="string" calcext:value-type="string">
            <text:p>200 г / 649,95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129.99" calcext:value-type="currency">
            <text:p>129,99 ₽</text:p>
          </table:table-cell>
          <table:table-cell table:style-name="ce4" office:value-type="currency" office:currency="RUB" office:value="249.99" calcext:value-type="currency">
            <text:p>249,99 ₽</text:p>
          </table:table-cell>
          <table:table-cell office:value-type="string" calcext:value-type="string">
            <text:p>https://leonardo.edadeal.io/dyn/cr/catalyst/offers/z4eeist3nyrkp7botw4y7mhp6i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Алёнка, молочный, Красный Октябрь, 90 г</text:p>
          </table:table-cell>
          <table:table-cell office:value-type="string" calcext:value-type="string">
            <text:p>90 г / 666,56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office:value-type="string" calcext:value-type="string">
            <text:p>https://leonardo.edadeal.io/dyn/cr/catalyst/offers/hfttcv7iowewvfdc56gcdcxwk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Белочка, молочный с фундуком, Фабрика имени…</text:p>
          </table:table-cell>
          <table:table-cell office:value-type="string" calcext:value-type="string">
            <text:p>100 г / 9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office:value-type="string" calcext:value-type="string">
            <text:p>https://leonardo.edadeal.io/dyn/cr/catalyst/offers/dmbuup5oyvyhn6hsam5sojssk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Победа Вкуса, горький, 72%, 100 г</text:p>
          </table:table-cell>
          <table:table-cell office:value-type="string" calcext:value-type="string">
            <text:p>100 г / 89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table:style-name="ce4" office:value-type="currency" office:currency="RUB" office:value="159.99" calcext:value-type="currency">
            <text:p>159,99 ₽</text:p>
          </table:table-cell>
          <table:table-cell office:value-type="string" calcext:value-type="string">
            <text:p>https://leonardo.edadeal.io/dyn/cr/catalyst/offers/ucazf46xbn3ouc5mw7x35wdk4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Alpen Gold Oreo, 90 г</text:p>
          </table:table-cell>
          <table:table-cell office:value-type="string" calcext:value-type="string">
            <text:p>90 г / 555,4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xeygz7paamxup4k7smylsqg5r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Alpen Gold, арахис и хлопья, 85 г</text:p>
          </table:table-cell>
          <table:table-cell office:value-type="string" calcext:value-type="string">
            <text:p>85 г / 588,1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ndljap7wtoc45e6s3uyrrj3vj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Alpen Gold, арахис-крекер, 85 г</text:p>
          </table:table-cell>
          <table:table-cell office:value-type="string" calcext:value-type="string">
            <text:p>85 г / 588,1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ovu75wj77yyspppilvhooivxg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Alpen Gold, белый, миндаль-кокос, 85 г</text:p>
          </table:table-cell>
          <table:table-cell office:value-type="string" calcext:value-type="string">
            <text:p>85 г / 588,12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fvqql2hgovceyykiloh2ilmf6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Alpen Gold, горький, 80 г</text:p>
          </table:table-cell>
          <table:table-cell office:value-type="string" calcext:value-type="string">
            <text:p>80 г / 624,8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49.99" calcext:value-type="currency">
            <text:p>49,99 ₽</text:p>
          </table:table-cell>
          <table:table-cell table:style-name="ce4" office:value-type="currency" office:currency="RUB" office:value="89.99" calcext:value-type="currency">
            <text:p>89,99 ₽</text:p>
          </table:table-cell>
          <table:table-cell office:value-type="string" calcext:value-type="string">
            <text:p>https://leonardo.edadeal.io/dyn/cr/catalyst/offers/gwkggg6rmpcyu5zr243v5gcny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Milka Bubbles, банан-йогурт, 92 г</text:p>
          </table:table-cell>
          <table:table-cell office:value-type="string" calcext:value-type="string">
            <text:p>92 г / 760,7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xzu27gmicvlokme3svtomicxvy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Milka Bubbles, с кокосовой начинкой, 92 г</text:p>
          </table:table-cell>
          <table:table-cell office:value-type="string" calcext:value-type="string">
            <text:p>92 г / 760,76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splkwc2rqkaajd7qslbx65cor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Milka, клубника со сливками, 85 г</text:p>
          </table:table-cell>
          <table:table-cell office:value-type="string" calcext:value-type="string">
            <text:p>85 г / 823,41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za2anh5zkqh4tr4miokzr4ykp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Milka, молочный, 85 г</text:p>
          </table:table-cell>
          <table:table-cell office:value-type="string" calcext:value-type="string">
            <text:p>85 г / 823,41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gfihj5gxpa3kfql2hk5g3ayxna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Milka, молочный, с фундуком и карамелью, 300 г</text:p>
          </table:table-cell>
          <table:table-cell office:value-type="string" calcext:value-type="string">
            <text:p>300 г / 733,3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369.99" calcext:value-type="currency">
            <text:p>369,99 ₽</text:p>
          </table:table-cell>
          <table:table-cell office:value-type="string" calcext:value-type="string">
            <text:p>https://leonardo.edadeal.io/dyn/cr/catalyst/offers/q5qbzx3vatbboo2zw62ids654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Milka, с карамельной начинкой, 90 г</text:p>
          </table:table-cell>
          <table:table-cell office:value-type="string" calcext:value-type="string">
            <text:p>90 г / 777,67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7nx3yslkzv4im7kovzij2xvjl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Milka, с цельным фундуком, 85 г</text:p>
          </table:table-cell>
          <table:table-cell office:value-type="string" calcext:value-type="string">
            <text:p>85 г / 823,41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9.99" calcext:value-type="currency">
            <text:p>69,99 ₽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office:value-type="string" calcext:value-type="string">
            <text:p>https://leonardo.edadeal.io/dyn/cr/catalyst/offers/57salushj65o6wbtemml4gxj3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Milka, Strawberry Cheesecake, 300 г</text:p>
          </table:table-cell>
          <table:table-cell office:value-type="string" calcext:value-type="string">
            <text:p>300 г / 733,3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219.99" calcext:value-type="currency">
            <text:p>219,99 ₽</text:p>
          </table:table-cell>
          <table:table-cell table:style-name="ce4" office:value-type="currency" office:currency="RUB" office:value="369.99" calcext:value-type="currency">
            <text:p>369,99 ₽</text:p>
          </table:table-cell>
          <table:table-cell office:value-type="string" calcext:value-type="string">
            <text:p>https://leonardo.edadeal.io/dyn/cr/catalyst/offers/c3iacrpapuaoktvbggrwa7rkn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Truffles, Элитный, Коммунарка, 200 г</text:p>
          </table:table-cell>
          <table:table-cell office:value-type="string" calcext:value-type="string">
            <text:p>200 г / 5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kdmtgtksawn6lji543tiokeys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 Truffles, Элитный, молочный, Коммунарка, 200 г</text:p>
          </table:table-cell>
          <table:table-cell office:value-type="string" calcext:value-type="string">
            <text:p>200 г / 599,95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19.99" calcext:value-type="currency">
            <text:p>119,99 ₽</text:p>
          </table:table-cell>
          <table:table-cell table:style-name="ce4" office:value-type="currency" office:currency="RUB" office:value="179.99" calcext:value-type="currency">
            <text:p>179,99 ₽</text:p>
          </table:table-cell>
          <table:table-cell office:value-type="string" calcext:value-type="string">
            <text:p>https://leonardo.edadeal.io/dyn/cr/catalyst/offers/vr3piwctndzxo6baa3zivn2the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ные батончики Snickers minis, 100 г</text:p>
          </table:table-cell>
          <table:table-cell office:value-type="string" calcext:value-type="string">
            <text:p>100 г / 659,9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65.99" calcext:value-type="currency">
            <text:p>65,99 ₽</text:p>
          </table:table-cell>
          <table:table-cell table:style-name="ce4" office:value-type="currency" office:currency="RUB" office:value="76.99" calcext:value-type="currency">
            <text:p>76,99 ₽</text:p>
          </table:table-cell>
          <table:table-cell office:value-type="string" calcext:value-type="string">
            <text:p>https://leonardo.edadeal.io/dyn/cr/catalyst/offers/djxepj6nbfgd2mq5zwph4yprn4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околадный батончик Picnic, грецкий орех, 52 г</text:p>
          </table:table-cell>
          <table:table-cell office:value-type="string" calcext:value-type="string">
            <text:p>52 г / 807,50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41.99" calcext:value-type="currency">
            <text:p>41,99 ₽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office:value-type="string" calcext:value-type="string">
            <text:p>https://leonardo.edadeal.io/dyn/cr/catalyst/offers/yylzjwwivgvpivfg35ydffbsz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пикачки Сочные, Папа Может, 400 г</text:p>
          </table:table-cell>
          <table:table-cell office:value-type="string" calcext:value-type="string">
            <text:p>400 г / 499,98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199.99" calcext:value-type="currency">
            <text:p>199,99 ₽</text:p>
          </table:table-cell>
          <table:table-cell table:style-name="ce4" office:value-type="currency" office:currency="RUB" office:value="283.99" calcext:value-type="currency">
            <text:p>283,99 ₽</text:p>
          </table:table-cell>
          <table:table-cell office:value-type="string" calcext:value-type="string">
            <text:p>https://leonardo.edadeal.io/dyn/cr/catalyst/offers/xw4isnlno7slkl2y3g6jazxrd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проты Fish House, из балтийской кильки, в масле, 160 г</text:p>
          </table:table-cell>
          <table:table-cell office:value-type="string" calcext:value-type="string">
            <text:p>160 г / 587,44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93.99" calcext:value-type="currency">
            <text:p>93,99 ₽</text:p>
          </table:table-cell>
          <table:table-cell table:style-name="ce4" office:value-type="currency" office:currency="RUB" office:value="104.99" calcext:value-type="currency">
            <text:p>104,99 ₽</text:p>
          </table:table-cell>
          <table:table-cell office:value-type="string" calcext:value-type="string">
            <text:p>https://leonardo.edadeal.io/dyn/cr/catalyst/offers/ke5hvn2dltjifmick2jcvyvmb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Шпроты Fish House, из салаки, в масле, 240 г</text:p>
          </table:table-cell>
          <table:table-cell office:value-type="string" calcext:value-type="string">
            <text:p>240 г / 416,62 ₽ за кг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99.99" calcext:value-type="currency">
            <text:p>99,99 ₽</text:p>
          </table:table-cell>
          <table:table-cell table:style-name="ce4" office:value-type="currency" office:currency="RUB" office:value="135.99" calcext:value-type="currency">
            <text:p>135,99 ₽</text:p>
          </table:table-cell>
          <table:table-cell office:value-type="string" calcext:value-type="string">
            <text:p>https://leonardo.edadeal.io/dyn/cr/catalyst/offers/ng6skwtwy4po2khu6ngzidsohm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Яйцо Из Деревни Батово, Оредеж, С1, 10 шт., 1 уп</text:p>
          </table:table-cell>
          <table:table-cell office:value-type="string" calcext:value-type="string">
            <text:p>10 шт / 6,80 ₽ за шт</text:p>
          </table:table-cell>
          <table:table-cell office:value-type="string" calcext:value-type="string">
            <text:p>По 8 августа</text:p>
          </table:table-cell>
          <table:table-cell table:style-name="ce4" office:value-type="currency" office:currency="RUB" office:value="67.99" calcext:value-type="currency">
            <text:p>67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vxbenxckgtkx2iryf2fuus5m5q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Яйцо шоколадное Волшебное, с сюрпризом, Конфитюр, 20 г</text:p>
          </table:table-cell>
          <table:table-cell office:value-type="string" calcext:value-type="string">
            <text:p>20 г / 2 999,50 ₽ за кг</text:p>
          </table:table-cell>
          <table:table-cell office:value-type="string" calcext:value-type="string">
            <text:p>По 31 августа</text:p>
          </table:table-cell>
          <table:table-cell table:style-name="ce4" office:value-type="currency" office:currency="RUB" office:value="59.99" calcext:value-type="currency">
            <text:p>59,99 ₽</text:p>
          </table:table-cell>
          <table:table-cell table:style-name="ce4" office:value-type="currency" office:currency="RUB" office:value="79.99" calcext:value-type="currency">
            <text:p>79,99 ₽</text:p>
          </table:table-cell>
          <table:table-cell office:value-type="string" calcext:value-type="string">
            <text:p>https://leonardo.edadeal.io/dyn/cr/catalyst/offers/h2znauudofzw6isgoxfpzxsbeu.jpg</text:p>
          </table:table-cell>
          <table:table-cell table:style-name="ce6" office:value-type="date" office:date-value="2022-08-05T16:17:38" calcext:value-type="date">
            <text:p>2022-08-05 16:17:38</text:p>
          </table:table-cell>
          <table:table-cell table:number-columns-repeated="1017"/>
        </table:table-row>
        <table:table-row table:style-name="ro2" table:number-rows-repeated="10477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8-05-2022'.A1:'08-05-2022'.G7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5T16:20:39.756403520</dc:date>
    <meta:editing-duration>PT2M51S</meta:editing-duration>
    <meta:editing-cycles>1</meta:editing-cycles>
    <meta:document-statistic meta:table-count="1" meta:cell-count="5537" meta:object-count="0"/>
    <meta:generator>LibreOffice/7.3.5.2$Linux_X86_64 LibreOffice_project/30$Build-2</meta:generator>
  </office:meta>
</office:document-meta>
</file>